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88.16pt"/>
    </style:style>
    <style:style style:name="co3" style:family="table-column">
      <style:table-column-properties fo:break-before="auto" style:column-width="188.9pt"/>
    </style:style>
    <style:style style:name="co4" style:family="table-column">
      <style:table-column-properties fo:break-before="auto" style:column-width="155.54pt"/>
    </style:style>
    <style:style style:name="co5" style:family="table-column">
      <style:table-column-properties fo:break-before="auto" style:column-width="173.85pt"/>
    </style:style>
    <style:style style:name="co6" style:family="table-column">
      <style:table-column-properties fo:break-before="auto" style:column-width="142.84pt"/>
    </style:style>
    <style:style style:name="co7" style:family="table-column">
      <style:table-column-properties fo:break-before="auto" style:column-width="231.76pt"/>
    </style:style>
    <style:style style:name="co8" style:family="table-column">
      <style:table-column-properties fo:break-before="auto" style:column-width="165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nderlech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anderlecht.F1"/>
      </table:content-validations>
      <table:table table:name="anderlech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4" office:value-type="string" calcext:value-type="string">
            <text:p>wikidata (personne/persoon)</text:p>
          </table:table-cell>
          <table:table-cell table:style-name="ce1" table:content-validation-name="val1"/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1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5487" calcext:value-type="float">
            <text:p>2965487</text:p>
          </table:table-cell>
          <table:table-cell table:style-name="ce2" office:value-type="string" calcext:value-type="string">
            <text:p>Rue Vlazendael</text:p>
          </table:table-cell>
          <table:table-cell table:style-name="ce2" office:value-type="string" calcext:value-type="string">
            <text:p>Vlazendaalstraat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];&quot;/&quot;;[.B2])" office:value-type="string" office:string-value="https://osm.org/relation/2965487" calcext:value-type="string">
            <text:p>https://osm.org/relation/29654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5488" calcext:value-type="float">
            <text:p>2965488</text:p>
          </table:table-cell>
          <table:table-cell table:style-name="ce2" office:value-type="string" calcext:value-type="string">
            <text:p>Rue de la Délivrance</text:p>
          </table:table-cell>
          <table:table-cell table:style-name="ce2" office:value-type="string" calcext:value-type="string">
            <text:p>Verlossingsstraat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];&quot;/&quot;;[.B3])" office:value-type="string" office:string-value="https://osm.org/relation/2965488" calcext:value-type="string">
            <text:p>https://osm.org/relation/29654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6427" calcext:value-type="float">
            <text:p>2966427</text:p>
          </table:table-cell>
          <table:table-cell table:style-name="ce2" office:value-type="string" calcext:value-type="string">
            <text:p>Avenue Albert De Coster</text:p>
          </table:table-cell>
          <table:table-cell table:style-name="ce2" office:value-type="string" calcext:value-type="string">
            <text:p>Albert De Costerlaan</text:p>
          </table:table-cell>
          <table:table-cell table:style-name="ce4" office:value-type="string" calcext:value-type="string">
            <text:p>Q158696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];&quot;/&quot;;[.B4])" office:value-type="string" office:string-value="https://osm.org/relation/2966427" calcext:value-type="string">
            <text:p>https://osm.org/relation/29664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6746" calcext:value-type="float">
            <text:p>2966746</text:p>
          </table:table-cell>
          <table:table-cell table:style-name="ce2" office:value-type="string" calcext:value-type="string">
            <text:p>Rue Docteur Huet</text:p>
          </table:table-cell>
          <table:table-cell table:style-name="ce2" office:value-type="string" calcext:value-type="string">
            <text:p>Dokter Huetstraat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5];&quot;/&quot;;[.B5])" office:value-type="string" office:string-value="https://osm.org/relation/2966746" calcext:value-type="string">
            <text:p>https://osm.org/relation/29667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7387" calcext:value-type="float">
            <text:p>2967387</text:p>
          </table:table-cell>
          <table:table-cell table:style-name="ce2" office:value-type="string" calcext:value-type="string">
            <text:p>Avenue Camille Vaneukem</text:p>
          </table:table-cell>
          <table:table-cell table:style-name="ce2" office:value-type="string" calcext:value-type="string">
            <text:p>Camille Vaneukemlaan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none</text:p>
          </table:table-cell>
          <table:table-cell/>
          <table:table-cell table:style-name="ce9" table:formula="of:=CONCATENATE(&quot;https://osm.org/&quot;;[.A6];&quot;/&quot;;[.B6])" office:value-type="string" office:string-value="https://osm.org/relation/2967387" calcext:value-type="string">
            <text:p>https://osm.org/relation/29673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7670" calcext:value-type="float">
            <text:p>2967670</text:p>
          </table:table-cell>
          <table:table-cell table:style-name="ce2" office:value-type="string" calcext:value-type="string">
            <text:p>Avenue de la Libre Académie</text:p>
          </table:table-cell>
          <table:table-cell table:style-name="ce2" office:value-type="string" calcext:value-type="string">
            <text:p>Vrije-Academi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];&quot;/&quot;;[.B7])" office:value-type="string" office:string-value="https://osm.org/relation/2967670" calcext:value-type="string">
            <text:p>https://osm.org/relation/29676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8040" calcext:value-type="float">
            <text:p>2968040</text:p>
          </table:table-cell>
          <table:table-cell table:style-name="ce2" office:value-type="string" calcext:value-type="string">
            <text:p>Avenue Joseph Vanhellemont</text:p>
          </table:table-cell>
          <table:table-cell table:style-name="ce2" office:value-type="string" calcext:value-type="string">
            <text:p>Joseph Vanhellemontlaan</text:p>
          </table:table-cell>
          <table:table-cell table:style-name="ce4" office:value-type="string" calcext:value-type="string">
            <text:p>Q188188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8];&quot;/&quot;;[.B8])" office:value-type="string" office:string-value="https://osm.org/relation/2968040" calcext:value-type="string">
            <text:p>https://osm.org/relation/29680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8043" calcext:value-type="float">
            <text:p>2968043</text:p>
          </table:table-cell>
          <table:table-cell table:style-name="ce2" office:value-type="string" calcext:value-type="string">
            <text:p>Allée des Novateurs</text:p>
          </table:table-cell>
          <table:table-cell table:style-name="ce2" office:value-type="string" calcext:value-type="string">
            <text:p>Vernieuwers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];&quot;/&quot;;[.B9])" office:value-type="string" office:string-value="https://osm.org/relation/2968043" calcext:value-type="string">
            <text:p>https://osm.org/relation/29680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8046" calcext:value-type="float">
            <text:p>2968046</text:p>
          </table:table-cell>
          <table:table-cell table:style-name="ce2" office:value-type="string" calcext:value-type="string">
            <text:p>Allée du Hérisson</text:p>
          </table:table-cell>
          <table:table-cell table:style-name="ce2" office:value-type="string" calcext:value-type="string">
            <text:p>Egel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];&quot;/&quot;;[.B10])" office:value-type="string" office:string-value="https://osm.org/relation/2968046" calcext:value-type="string">
            <text:p>https://osm.org/relation/29680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0972" calcext:value-type="float">
            <text:p>2970972</text:p>
          </table:table-cell>
          <table:table-cell table:style-name="ce2" office:value-type="string" calcext:value-type="string">
            <text:p>Rue des Papillons</text:p>
          </table:table-cell>
          <table:table-cell table:style-name="ce2" office:value-type="string" calcext:value-type="string">
            <text:p>Vlind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1];&quot;/&quot;;[.B11])" office:value-type="string" office:string-value="https://osm.org/relation/2970972" calcext:value-type="string">
            <text:p>https://osm.org/relation/29709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1149" calcext:value-type="float">
            <text:p>2971149</text:p>
          </table:table-cell>
          <table:table-cell table:style-name="ce2" office:value-type="string" calcext:value-type="string">
            <text:p>Rue du Pommier</text:p>
          </table:table-cell>
          <table:table-cell table:style-name="ce2" office:value-type="string" calcext:value-type="string">
            <text:p>Appelb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2];&quot;/&quot;;[.B12])" office:value-type="string" office:string-value="https://osm.org/relation/2971149" calcext:value-type="string">
            <text:p>https://osm.org/relation/2971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1832" calcext:value-type="float">
            <text:p>2971832</text:p>
          </table:table-cell>
          <table:table-cell table:style-name="ce2" office:value-type="string" calcext:value-type="string">
            <text:p>Rue du Froment</text:p>
          </table:table-cell>
          <table:table-cell table:style-name="ce2" office:value-type="string" calcext:value-type="string">
            <text:p>Tarw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];&quot;/&quot;;[.B13])" office:value-type="string" office:string-value="https://osm.org/relation/2971832" calcext:value-type="string">
            <text:p>https://osm.org/relation/29718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9442" calcext:value-type="float">
            <text:p>2979442</text:p>
          </table:table-cell>
          <table:table-cell table:style-name="ce2" office:value-type="string" calcext:value-type="string">
            <text:p>Avenue d'Itterbeek</text:p>
          </table:table-cell>
          <table:table-cell table:style-name="ce2" office:value-type="string" calcext:value-type="string">
            <text:p>Itterbeeks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];&quot;/&quot;;[.B14])" office:value-type="string" office:string-value="https://osm.org/relation/2979442" calcext:value-type="string">
            <text:p>https://osm.org/relation/29794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294" calcext:value-type="float">
            <text:p>2982294</text:p>
          </table:table-cell>
          <table:table-cell table:style-name="ce2" office:value-type="string" calcext:value-type="string">
            <text:p>Rue de l'Enthousiasme</text:p>
          </table:table-cell>
          <table:table-cell table:style-name="ce2" office:value-type="string" calcext:value-type="string">
            <text:p>Geestdrif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];&quot;/&quot;;[.B15])" office:value-type="string" office:string-value="https://osm.org/relation/2982294" calcext:value-type="string">
            <text:p>https://osm.org/relation/29822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598" calcext:value-type="float">
            <text:p>2982598</text:p>
          </table:table-cell>
          <table:table-cell table:style-name="ce2" office:value-type="string" calcext:value-type="string">
            <text:p>Avenue de la Fécondité</text:p>
          </table:table-cell>
          <table:table-cell table:style-name="ce2" office:value-type="string" calcext:value-type="string">
            <text:p>Vruchtbaarheid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6];&quot;/&quot;;[.B16])" office:value-type="string" office:string-value="https://osm.org/relation/2982598" calcext:value-type="string">
            <text:p>https://osm.org/relation/29825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610" calcext:value-type="float">
            <text:p>2982610</text:p>
          </table:table-cell>
          <table:table-cell table:style-name="ce2" office:value-type="string" calcext:value-type="string">
            <text:p>Rue de la Santé</text:p>
          </table:table-cell>
          <table:table-cell table:style-name="ce2" office:value-type="string" calcext:value-type="string">
            <text:p>Gezond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];&quot;/&quot;;[.B17])" office:value-type="string" office:string-value="https://osm.org/relation/2982610" calcext:value-type="string">
            <text:p>https://osm.org/relation/29826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611" calcext:value-type="float">
            <text:p>2982611</text:p>
          </table:table-cell>
          <table:table-cell table:style-name="ce2" office:value-type="string" calcext:value-type="string">
            <text:p>Rue du Bonheur</text:p>
          </table:table-cell>
          <table:table-cell table:style-name="ce2" office:value-type="string" calcext:value-type="string">
            <text:p>Geluk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];&quot;/&quot;;[.B18])" office:value-type="string" office:string-value="https://osm.org/relation/2982611" calcext:value-type="string">
            <text:p>https://osm.org/relation/29826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709" calcext:value-type="float">
            <text:p>2982709</text:p>
          </table:table-cell>
          <table:table-cell table:style-name="ce2" office:value-type="string" calcext:value-type="string">
            <text:p>Place de l'Aurore</text:p>
          </table:table-cell>
          <table:table-cell table:style-name="ce2" office:value-type="string" calcext:value-type="string">
            <text:p>Dageraad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];&quot;/&quot;;[.B19])" office:value-type="string" office:string-value="https://osm.org/relation/2982709" calcext:value-type="string">
            <text:p>https://osm.org/relation/29827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730" calcext:value-type="float">
            <text:p>2982730</text:p>
          </table:table-cell>
          <table:table-cell table:style-name="ce2" office:value-type="string" calcext:value-type="string">
            <text:p>Rue de la Dignité</text:p>
          </table:table-cell>
          <table:table-cell table:style-name="ce2" office:value-type="string" calcext:value-type="string">
            <text:p>Waardig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];&quot;/&quot;;[.B20])" office:value-type="string" office:string-value="https://osm.org/relation/2982730" calcext:value-type="string">
            <text:p>https://osm.org/relation/29827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737" calcext:value-type="float">
            <text:p>2982737</text:p>
          </table:table-cell>
          <table:table-cell table:style-name="ce2" office:value-type="string" calcext:value-type="string">
            <text:p>Square de La Fraternelle</text:p>
          </table:table-cell>
          <table:table-cell table:style-name="ce2" office:value-type="string" calcext:value-type="string">
            <text:p>La Fraternelle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];&quot;/&quot;;[.B21])" office:value-type="string" office:string-value="https://osm.org/relation/2982737" calcext:value-type="string">
            <text:p>https://osm.org/relation/29827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992" calcext:value-type="float">
            <text:p>2983992</text:p>
          </table:table-cell>
          <table:table-cell table:style-name="ce2" office:value-type="string" calcext:value-type="string">
            <text:p>Avenue de la Salubrité</text:p>
          </table:table-cell>
          <table:table-cell table:style-name="ce2" office:value-type="string" calcext:value-type="string">
            <text:p>Heilzaamheid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];&quot;/&quot;;[.B22])" office:value-type="string" office:string-value="https://osm.org/relation/2983992" calcext:value-type="string">
            <text:p>https://osm.org/relation/29839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998" calcext:value-type="float">
            <text:p>2983998</text:p>
          </table:table-cell>
          <table:table-cell table:style-name="ce2" office:value-type="string" calcext:value-type="string">
            <text:p>Place de la Croix-Rouge</text:p>
          </table:table-cell>
          <table:table-cell table:style-name="ce2" office:value-type="string" calcext:value-type="string">
            <text:p>Rode-Krui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];&quot;/&quot;;[.B23])" office:value-type="string" office:string-value="https://osm.org/relation/2983998" calcext:value-type="string">
            <text:p>https://osm.org/relation/29839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002" calcext:value-type="float">
            <text:p>2984002</text:p>
          </table:table-cell>
          <table:table-cell table:style-name="ce2" office:value-type="string" calcext:value-type="string">
            <text:p>Rue de l'Hygiène</text:p>
          </table:table-cell>
          <table:table-cell table:style-name="ce2" office:value-type="string" calcext:value-type="string">
            <text:p>Hygië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];&quot;/&quot;;[.B24])" office:value-type="string" office:string-value="https://osm.org/relation/2984002" calcext:value-type="string">
            <text:p>https://osm.org/relation/29840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430" calcext:value-type="float">
            <text:p>2984430</text:p>
          </table:table-cell>
          <table:table-cell table:style-name="ce2" office:value-type="string" calcext:value-type="string">
            <text:p>Avenue de la Tempérance</text:p>
          </table:table-cell>
          <table:table-cell table:style-name="ce2" office:value-type="string" calcext:value-type="string">
            <text:p>Matigheid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];&quot;/&quot;;[.B25])" office:value-type="string" office:string-value="https://osm.org/relation/2984430" calcext:value-type="string">
            <text:p>https://osm.org/relation/29844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444" calcext:value-type="float">
            <text:p>2984444</text:p>
          </table:table-cell>
          <table:table-cell table:style-name="ce2" office:value-type="string" calcext:value-type="string">
            <text:p>Place Séverine</text:p>
          </table:table-cell>
          <table:table-cell table:style-name="ce2" office:value-type="string" calcext:value-type="string">
            <text:p>Séverineplein</text:p>
          </table:table-cell>
          <table:table-cell table:style-name="ce4" office:value-type="string" calcext:value-type="string">
            <text:p>Q6453694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CONCATENATE(&quot;https://osm.org/&quot;;[.A26];&quot;/&quot;;[.B26])" office:value-type="string" office:string-value="https://osm.org/relation/2984444" calcext:value-type="string">
            <text:p>https://osm.org/relation/29844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589" calcext:value-type="float">
            <text:p>2984589</text:p>
          </table:table-cell>
          <table:table-cell table:style-name="ce2" office:value-type="string" calcext:value-type="string">
            <text:p>Rue Gaston Coudyser</text:p>
          </table:table-cell>
          <table:table-cell table:style-name="ce2" office:value-type="string" calcext:value-type="string">
            <text:p>Gaston Coudyserstraat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7];&quot;/&quot;;[.B27])" office:value-type="string" office:string-value="https://osm.org/relation/2984589" calcext:value-type="string">
            <text:p>https://osm.org/relation/29845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601" calcext:value-type="float">
            <text:p>2984601</text:p>
          </table:table-cell>
          <table:table-cell table:style-name="ce2" office:value-type="string" calcext:value-type="string">
            <text:p>Rue Jean Lagey</text:p>
          </table:table-cell>
          <table:table-cell table:style-name="ce2" office:value-type="string" calcext:value-type="string">
            <text:p>Jean Lageystraat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8];&quot;/&quot;;[.B28])" office:value-type="string" office:string-value="https://osm.org/relation/2984601" calcext:value-type="string">
            <text:p>https://osm.org/relation/29846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604" calcext:value-type="float">
            <text:p>2984604</text:p>
          </table:table-cell>
          <table:table-cell table:style-name="ce2" office:value-type="string" calcext:value-type="string">
            <text:p>Rue de la Modestie</text:p>
          </table:table-cell>
          <table:table-cell table:style-name="ce2" office:value-type="string" calcext:value-type="string">
            <text:p>Zedighei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];&quot;/&quot;;[.B29])" office:value-type="string" office:string-value="https://osm.org/relation/2984604" calcext:value-type="string">
            <text:p>https://osm.org/relation/29846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650" calcext:value-type="float">
            <text:p>2984650</text:p>
          </table:table-cell>
          <table:table-cell table:style-name="ce2" office:value-type="string" calcext:value-type="string">
            <text:p>Avenue Auguste Bourgeois</text:p>
          </table:table-cell>
          <table:table-cell table:style-name="ce2" office:value-type="string" calcext:value-type="string">
            <text:p>Auguste Bourgeoislaan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Cette voie, longue d'une cinquantaine de mètres à peine, rend depuis le 21 mars 1933 hommage à Auguste Bourgeois (1853-1931), conseiller communal de 1895 à 1903. </text:p>
          </table:table-cell>
          <table:table-cell table:style-name="ce9" table:formula="of:=CONCATENATE(&quot;https://osm.org/&quot;;[.A30];&quot;/&quot;;[.B30])" office:value-type="string" office:string-value="https://osm.org/relation/2984650" calcext:value-type="string">
            <text:p>https://osm.org/relation/29846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656" calcext:value-type="float">
            <text:p>2984656</text:p>
          </table:table-cell>
          <table:table-cell table:style-name="ce2" office:value-type="string" calcext:value-type="string">
            <text:p>Rue Léon Nicodème</text:p>
          </table:table-cell>
          <table:table-cell table:style-name="ce2" office:value-type="string" calcext:value-type="string">
            <text:p>Léon Nicodèmestraat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9" office:value-type="string" calcext:value-type="string">
            <text:p><text:a xlink:href="https://nl.wikipedia.org/wiki/Koninklijke_Fanfare_De_Ware_Vrienden_Huldenberg#Dirigenten" xlink:type="simple">https://nl.wikipedia.org/wiki/Koninklijke_Fanfare_De_Ware_Vrienden_Huldenberg#Dirigenten</text:a></text:p>
          </table:table-cell>
          <table:table-cell table:style-name="ce9" table:formula="of:=CONCATENATE(&quot;https://osm.org/&quot;;[.A31];&quot;/&quot;;[.B31])" office:value-type="string" office:string-value="https://osm.org/relation/2984656" calcext:value-type="string">
            <text:p>https://osm.org/relation/29846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4658" calcext:value-type="float">
            <text:p>2984658</text:p>
          </table:table-cell>
          <table:table-cell table:style-name="ce2" office:value-type="string" calcext:value-type="string">
            <text:p>Rue Edouard Van Muylders</text:p>
          </table:table-cell>
          <table:table-cell table:style-name="ce2" office:value-type="string" calcext:value-type="string">
            <text:p>Edouard Van Muyldersstraat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2];&quot;/&quot;;[.B32])" office:value-type="string" office:string-value="https://osm.org/relation/2984658" calcext:value-type="string">
            <text:p>https://osm.org/relation/29846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376" calcext:value-type="float">
            <text:p>2992376</text:p>
          </table:table-cell>
          <table:table-cell table:style-name="ce2" office:value-type="string" calcext:value-type="string">
            <text:p>Rue Ferdinand Craps</text:p>
          </table:table-cell>
          <table:table-cell table:style-name="ce2" office:value-type="string" calcext:value-type="string">
            <text:p>Ferdinand Crapsstraat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9" office:value-type="string" calcext:value-type="string">
            <text:p><text:a xlink:href="https://nl.wikipedia.org/wiki/Bospark" xlink:type="simple">https://nl.wikipedia.org/wiki/Bospark</text:a></text:p>
          </table:table-cell>
          <table:table-cell table:style-name="ce9" table:formula="of:=CONCATENATE(&quot;https://osm.org/&quot;;[.A33];&quot;/&quot;;[.B33])" office:value-type="string" office:string-value="https://osm.org/relation/2992376" calcext:value-type="string">
            <text:p>https://osm.org/relation/29923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430" calcext:value-type="float">
            <text:p>2992430</text:p>
          </table:table-cell>
          <table:table-cell table:style-name="ce2" office:value-type="string" calcext:value-type="string">
            <text:p>Rue de la Sincérité</text:p>
          </table:table-cell>
          <table:table-cell table:style-name="ce2" office:value-type="string" calcext:value-type="string">
            <text:p>Oprechthei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4];&quot;/&quot;;[.B34])" office:value-type="string" office:string-value="https://osm.org/relation/2992430" calcext:value-type="string">
            <text:p>https://osm.org/relation/29924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431" calcext:value-type="float">
            <text:p>2992431</text:p>
          </table:table-cell>
          <table:table-cell table:style-name="ce2" office:value-type="string" calcext:value-type="string">
            <text:p>Rue de la Vérité</text:p>
          </table:table-cell>
          <table:table-cell table:style-name="ce2" office:value-type="string" calcext:value-type="string">
            <text:p>Waar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5];&quot;/&quot;;[.B35])" office:value-type="string" office:string-value="https://osm.org/relation/2992431" calcext:value-type="string">
            <text:p>https://osm.org/relation/29924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432" calcext:value-type="float">
            <text:p>2992432</text:p>
          </table:table-cell>
          <table:table-cell table:style-name="ce2" office:value-type="string" calcext:value-type="string">
            <text:p>Rue des Parfums</text:p>
          </table:table-cell>
          <table:table-cell table:style-name="ce2" office:value-type="string" calcext:value-type="string">
            <text:p>Geu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6];&quot;/&quot;;[.B36])" office:value-type="string" office:string-value="https://osm.org/relation/2992432" calcext:value-type="string">
            <text:p>https://osm.org/relation/29924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433" calcext:value-type="float">
            <text:p>2992433</text:p>
          </table:table-cell>
          <table:table-cell table:style-name="ce2" office:value-type="string" calcext:value-type="string">
            <text:p>Rue du Souvenir</text:p>
          </table:table-cell>
          <table:table-cell table:style-name="ce2" office:value-type="string" calcext:value-type="string">
            <text:p>Gedachten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7];&quot;/&quot;;[.B37])" office:value-type="string" office:string-value="https://osm.org/relation/2992433" calcext:value-type="string">
            <text:p>https://osm.org/relation/29924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306" calcext:value-type="float">
            <text:p>2994306</text:p>
          </table:table-cell>
          <table:table-cell table:style-name="ce2" office:value-type="string" calcext:value-type="string">
            <text:p>Rue de Neerpede</text:p>
          </table:table-cell>
          <table:table-cell table:style-name="ce2" office:value-type="string" calcext:value-type="string">
            <text:p>Neerpe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8];&quot;/&quot;;[.B38])" office:value-type="string" office:string-value="https://osm.org/relation/2994306" calcext:value-type="string">
            <text:p>https://osm.org/relation/2994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5366" calcext:value-type="float">
            <text:p>2995366</text:p>
          </table:table-cell>
          <table:table-cell table:style-name="ce2" office:value-type="string" calcext:value-type="string">
            <text:p>Rue de Koeivijver</text:p>
          </table:table-cell>
          <table:table-cell table:style-name="ce2" office:value-type="string" calcext:value-type="string">
            <text:p>Koeivijv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9];&quot;/&quot;;[.B39])" office:value-type="string" office:string-value="https://osm.org/relation/2995366" calcext:value-type="string">
            <text:p>https://osm.org/relation/29953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5486" calcext:value-type="float">
            <text:p>2995486</text:p>
          </table:table-cell>
          <table:table-cell table:style-name="ce2" office:value-type="string" calcext:value-type="string">
            <text:p>Rue de Scherdemael</text:p>
          </table:table-cell>
          <table:table-cell table:style-name="ce2" office:value-type="string" calcext:value-type="string">
            <text:p>Scherdema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0];&quot;/&quot;;[.B40])" office:value-type="string" office:string-value="https://osm.org/relation/2995486" calcext:value-type="string">
            <text:p>https://osm.org/relation/29954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853" calcext:value-type="float">
            <text:p>3004853</text:p>
          </table:table-cell>
          <table:table-cell table:style-name="ce2" office:value-type="string" calcext:value-type="string">
            <text:p>Rue de Douvres</text:p>
          </table:table-cell>
          <table:table-cell table:style-name="ce2" office:value-type="string" calcext:value-type="string">
            <text:p>Dov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1];&quot;/&quot;;[.B41])" office:value-type="string" office:string-value="https://osm.org/relation/3004853" calcext:value-type="string">
            <text:p>https://osm.org/relation/30048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4965" calcext:value-type="float">
            <text:p>3004965</text:p>
          </table:table-cell>
          <table:table-cell table:style-name="ce2" office:value-type="string" calcext:value-type="string">
            <text:p>Rue Wayez</text:p>
          </table:table-cell>
          <table:table-cell table:style-name="ce2" office:value-type="string" calcext:value-type="string">
            <text:p>Wayez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9" office:value-type="string" calcext:value-type="string">
            <text:p><text:a xlink:href="http://www.ebru.be/Streets/streets1070/bruxelles-1070-rue-wayez.html" xlink:type="simple">http://www.ebru.be/Streets/streets1070/bruxelles-1070-rue-wayez.html</text:a></text:p>
          </table:table-cell>
          <table:table-cell table:style-name="ce9" table:formula="of:=CONCATENATE(&quot;https://osm.org/&quot;;[.A42];&quot;/&quot;;[.B42])" office:value-type="string" office:string-value="https://osm.org/relation/3004965" calcext:value-type="string">
            <text:p>https://osm.org/relation/30049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690" calcext:value-type="float">
            <text:p>3007690</text:p>
          </table:table-cell>
          <table:table-cell table:style-name="ce2" office:value-type="string" calcext:value-type="string">
            <text:p>Rue des Betteraves</text:p>
          </table:table-cell>
          <table:table-cell table:style-name="ce2" office:value-type="string" calcext:value-type="string">
            <text:p>Bie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3];&quot;/&quot;;[.B43])" office:value-type="string" office:string-value="https://osm.org/relation/3007690" calcext:value-type="string">
            <text:p>https://osm.org/relation/30076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727" calcext:value-type="float">
            <text:p>3007727</text:p>
          </table:table-cell>
          <table:table-cell table:style-name="ce2" office:value-type="string" calcext:value-type="string">
            <text:p>Rue du Chaudron</text:p>
          </table:table-cell>
          <table:table-cell table:style-name="ce2" office:value-type="string" calcext:value-type="string">
            <text:p>Ket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4];&quot;/&quot;;[.B44])" office:value-type="string" office:string-value="https://osm.org/relation/3007727" calcext:value-type="string">
            <text:p>https://osm.org/relation/30077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668" calcext:value-type="float">
            <text:p>3009668</text:p>
          </table:table-cell>
          <table:table-cell table:style-name="ce2" office:value-type="string" calcext:value-type="string">
            <text:p>Drève Olympique</text:p>
          </table:table-cell>
          <table:table-cell table:style-name="ce2" office:value-type="string" calcext:value-type="string">
            <text:p>Olympische 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5];&quot;/&quot;;[.B45])" office:value-type="string" office:string-value="https://osm.org/relation/3009668" calcext:value-type="string">
            <text:p>https://osm.org/relation/30096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669" calcext:value-type="float">
            <text:p>3009669</text:p>
          </table:table-cell>
          <table:table-cell table:style-name="ce2" office:value-type="string" calcext:value-type="string">
            <text:p>Rue Scholle</text:p>
          </table:table-cell>
          <table:table-cell table:style-name="ce2" office:value-type="string" calcext:value-type="string">
            <text:p>Schol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6];&quot;/&quot;;[.B46])" office:value-type="string" office:string-value="https://osm.org/relation/3009669" calcext:value-type="string">
            <text:p>https://osm.org/relation/30096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670" calcext:value-type="float">
            <text:p>3009670</text:p>
          </table:table-cell>
          <table:table-cell table:style-name="ce2" office:value-type="string" calcext:value-type="string">
            <text:p>Rue des Lapins</text:p>
          </table:table-cell>
          <table:table-cell table:style-name="ce2" office:value-type="string" calcext:value-type="string">
            <text:p>Konij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7];&quot;/&quot;;[.B47])" office:value-type="string" office:string-value="https://osm.org/relation/3009670" calcext:value-type="string">
            <text:p>https://osm.org/relation/30096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9671" calcext:value-type="float">
            <text:p>3009671</text:p>
          </table:table-cell>
          <table:table-cell table:style-name="ce2" office:value-type="string" calcext:value-type="string">
            <text:p>Rue des Poulets</text:p>
          </table:table-cell>
          <table:table-cell table:style-name="ce2" office:value-type="string" calcext:value-type="string">
            <text:p>Kieke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8];&quot;/&quot;;[.B48])" office:value-type="string" office:string-value="https://osm.org/relation/3009671" calcext:value-type="string">
            <text:p>https://osm.org/relation/30096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0645" calcext:value-type="float">
            <text:p>3010645</text:p>
          </table:table-cell>
          <table:table-cell table:style-name="ce2" office:value-type="string" calcext:value-type="string">
            <text:p>Avenue des Dauphinelles</text:p>
          </table:table-cell>
          <table:table-cell table:style-name="ce2" office:value-type="string" calcext:value-type="string">
            <text:p>Ridderspoo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9];&quot;/&quot;;[.B49])" office:value-type="string" office:string-value="https://osm.org/relation/3010645" calcext:value-type="string">
            <text:p>https://osm.org/relation/30106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0663" calcext:value-type="float">
            <text:p>3010663</text:p>
          </table:table-cell>
          <table:table-cell table:style-name="ce2" office:value-type="string" calcext:value-type="string">
            <text:p>Avenue Michel de Ghelderode</text:p>
          </table:table-cell>
          <table:table-cell table:style-name="ce2" office:value-type="string" calcext:value-type="string">
            <text:p>Michel de Ghelderodelaan</text:p>
          </table:table-cell>
          <table:table-cell table:style-name="ce4" office:value-type="string" calcext:value-type="string">
            <text:p>Q497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50];&quot;/&quot;;[.B50])" office:value-type="string" office:string-value="https://osm.org/relation/3010663" calcext:value-type="string">
            <text:p>https://osm.org/relation/30106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0670" calcext:value-type="float">
            <text:p>3010670</text:p>
          </table:table-cell>
          <table:table-cell table:style-name="ce2" office:value-type="string" calcext:value-type="string">
            <text:p>Avenue des Cardamines</text:p>
          </table:table-cell>
          <table:table-cell table:style-name="ce2" office:value-type="string" calcext:value-type="string">
            <text:p>Veldk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1];&quot;/&quot;;[.B51])" office:value-type="string" office:string-value="https://osm.org/relation/3010670" calcext:value-type="string">
            <text:p>https://osm.org/relation/30106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0673" calcext:value-type="float">
            <text:p>3010673</text:p>
          </table:table-cell>
          <table:table-cell table:style-name="ce2" office:value-type="string" calcext:value-type="string">
            <text:p>Clos des Marguerites</text:p>
          </table:table-cell>
          <table:table-cell table:style-name="ce2" office:value-type="string" calcext:value-type="string">
            <text:p>Madeliefjes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2];&quot;/&quot;;[.B52])" office:value-type="string" office:string-value="https://osm.org/relation/3010673" calcext:value-type="string">
            <text:p>https://osm.org/relation/30106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0756" calcext:value-type="float">
            <text:p>3010756</text:p>
          </table:table-cell>
          <table:table-cell table:style-name="ce2" office:value-type="string" calcext:value-type="string">
            <text:p>Route de Lennik</text:p>
          </table:table-cell>
          <table:table-cell table:style-name="ce2" office:value-type="string" calcext:value-type="string">
            <text:p>Lennikse B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3];&quot;/&quot;;[.B53])" office:value-type="string" office:string-value="https://osm.org/relation/3010756" calcext:value-type="string">
            <text:p>https://osm.org/relation/30107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85" calcext:value-type="float">
            <text:p>3020485</text:p>
          </table:table-cell>
          <table:table-cell table:style-name="ce2" office:value-type="string" calcext:value-type="string">
            <text:p>Allée de la Recherche</text:p>
          </table:table-cell>
          <table:table-cell table:style-name="ce2" office:value-type="string" calcext:value-type="string">
            <text:p>Research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4];&quot;/&quot;;[.B54])" office:value-type="string" office:string-value="https://osm.org/relation/3020485" calcext:value-type="string">
            <text:p>https://osm.org/relation/30204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86" calcext:value-type="float">
            <text:p>3020486</text:p>
          </table:table-cell>
          <table:table-cell table:style-name="ce2" office:value-type="string" calcext:value-type="string">
            <text:p>Avenue des Millepertuis</text:p>
          </table:table-cell>
          <table:table-cell table:style-name="ce2" office:value-type="string" calcext:value-type="string">
            <text:p>Sint-Janskrui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5];&quot;/&quot;;[.B55])" office:value-type="string" office:string-value="https://osm.org/relation/3020486" calcext:value-type="string">
            <text:p>https://osm.org/relation/30204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87" calcext:value-type="float">
            <text:p>3020487</text:p>
          </table:table-cell>
          <table:table-cell table:style-name="ce2" office:value-type="string" calcext:value-type="string">
            <text:p>Avenue du Luizenmolen</text:p>
          </table:table-cell>
          <table:table-cell table:style-name="ce2" office:value-type="string" calcext:value-type="string">
            <text:p>Luizenmol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6];&quot;/&quot;;[.B56])" office:value-type="string" office:string-value="https://osm.org/relation/3020487" calcext:value-type="string">
            <text:p>https://osm.org/relation/30204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88" calcext:value-type="float">
            <text:p>3020488</text:p>
          </table:table-cell>
          <table:table-cell table:style-name="ce2" office:value-type="string" calcext:value-type="string">
            <text:p>Avenue du Soldat Britannique</text:p>
          </table:table-cell>
          <table:table-cell table:style-name="ce2" office:value-type="string" calcext:value-type="string">
            <text:p>Britse-Soldaa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7];&quot;/&quot;;[.B57])" office:value-type="string" office:string-value="https://osm.org/relation/3020488" calcext:value-type="string">
            <text:p>https://osm.org/relation/30204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89" calcext:value-type="float">
            <text:p>3020489</text:p>
          </table:table-cell>
          <table:table-cell table:style-name="ce2" office:value-type="string" calcext:value-type="string">
            <text:p>Boulevard Henri Simonet</text:p>
          </table:table-cell>
          <table:table-cell table:style-name="ce2" office:value-type="string" calcext:value-type="string">
            <text:p>Henri Simonetlaan</text:p>
          </table:table-cell>
          <table:table-cell table:style-name="ce4" office:value-type="string" calcext:value-type="string">
            <text:p>Q16060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58];&quot;/&quot;;[.B58])" office:value-type="string" office:string-value="https://osm.org/relation/3020489" calcext:value-type="string">
            <text:p>https://osm.org/relation/30204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90" calcext:value-type="float">
            <text:p>3020490</text:p>
          </table:table-cell>
          <table:table-cell table:style-name="ce2" office:value-type="string" calcext:value-type="string">
            <text:p>Clos des Asters</text:p>
          </table:table-cell>
          <table:table-cell table:style-name="ce2" office:value-type="string" calcext:value-type="string">
            <text:p>Aster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9];&quot;/&quot;;[.B59])" office:value-type="string" office:string-value="https://osm.org/relation/3020490" calcext:value-type="string">
            <text:p>https://osm.org/relation/30204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91" calcext:value-type="float">
            <text:p>3020491</text:p>
          </table:table-cell>
          <table:table-cell table:style-name="ce2" office:value-type="string" calcext:value-type="string">
            <text:p>Drève Soetkin</text:p>
          </table:table-cell>
          <table:table-cell table:style-name="ce2" office:value-type="string" calcext:value-type="string">
            <text:p>Soetkindreef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CONCATENATE(&quot;https://osm.org/&quot;;[.A60];&quot;/&quot;;[.B60])" office:value-type="string" office:string-value="https://osm.org/relation/3020491" calcext:value-type="string">
            <text:p>https://osm.org/relation/30204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92" calcext:value-type="float">
            <text:p>3020492</text:p>
          </table:table-cell>
          <table:table-cell table:style-name="ce2" office:value-type="string" calcext:value-type="string">
            <text:p>Drève Tyl Uylenspiegel</text:p>
          </table:table-cell>
          <table:table-cell table:style-name="ce2" office:value-type="string" calcext:value-type="string">
            <text:p>Tijl Uilenspiegeldreef</text:p>
          </table:table-cell>
          <table:table-cell table:style-name="ce4" office:value-type="string" calcext:value-type="string">
            <text:p>Q16408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61];&quot;/&quot;;[.B61])" office:value-type="string" office:string-value="https://osm.org/relation/3020492" calcext:value-type="string">
            <text:p>https://osm.org/relation/30204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93" calcext:value-type="float">
            <text:p>3020493</text:p>
          </table:table-cell>
          <table:table-cell table:style-name="ce2" office:value-type="string" calcext:value-type="string">
            <text:p>Rue Chant d'Oiseaux</text:p>
          </table:table-cell>
          <table:table-cell table:style-name="ce2" office:value-type="string" calcext:value-type="string">
            <text:p>Vogelenza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2];&quot;/&quot;;[.B62])" office:value-type="string" office:string-value="https://osm.org/relation/3020493" calcext:value-type="string">
            <text:p>https://osm.org/relation/30204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94" calcext:value-type="float">
            <text:p>3020494</text:p>
          </table:table-cell>
          <table:table-cell table:style-name="ce2" office:value-type="string" calcext:value-type="string">
            <text:p>Rue Meylemeersch</text:p>
          </table:table-cell>
          <table:table-cell table:style-name="ce2" office:value-type="string" calcext:value-type="string">
            <text:p>Mijlenme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3];&quot;/&quot;;[.B63])" office:value-type="string" office:string-value="https://osm.org/relation/3020494" calcext:value-type="string">
            <text:p>https://osm.org/relation/30204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95" calcext:value-type="float">
            <text:p>3020495</text:p>
          </table:table-cell>
          <table:table-cell table:style-name="ce2" office:value-type="string" calcext:value-type="string">
            <text:p>Rue Pierre Van Reymenant</text:p>
          </table:table-cell>
          <table:table-cell table:style-name="ce2" office:value-type="string" calcext:value-type="string">
            <text:p>Pierre Van Reymenantstraat</text:p>
          </table:table-cell>
          <table:table-cell table:style-name="ce4" office:value-type="string" calcext:value-type="string">
            <text:p>Q8542074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9" office:value-type="string" calcext:value-type="string">
            <text:p><text:a xlink:href="http://www.ebru.be/Streets/streets1070/bruxelles-1070-rue-pierre-van-reymenant.html" xlink:type="simple">http://www.ebru.be/Streets/streets1070/bruxelles-1070-rue-pierre-van-reymenant.html</text:a></text:p>
          </table:table-cell>
          <table:table-cell table:style-name="ce9" table:formula="of:=CONCATENATE(&quot;https://osm.org/&quot;;[.A64];&quot;/&quot;;[.B64])" office:value-type="string" office:string-value="https://osm.org/relation/3020495" calcext:value-type="string">
            <text:p>https://osm.org/relation/30204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96" calcext:value-type="float">
            <text:p>3020496</text:p>
          </table:table-cell>
          <table:table-cell table:style-name="ce2" office:value-type="string" calcext:value-type="string">
            <text:p>Rue de la Floraison</text:p>
          </table:table-cell>
          <table:table-cell table:style-name="ce2" office:value-type="string" calcext:value-type="string">
            <text:p>Bloei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5];&quot;/&quot;;[.B65])" office:value-type="string" office:string-value="https://osm.org/relation/3020496" calcext:value-type="string">
            <text:p>https://osm.org/relation/30204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0497" calcext:value-type="float">
            <text:p>3020497</text:p>
          </table:table-cell>
          <table:table-cell table:style-name="ce2" office:value-type="string" calcext:value-type="string">
            <text:p>Rue du Lièvre</text:p>
          </table:table-cell>
          <table:table-cell table:style-name="ce2" office:value-type="string" calcext:value-type="string">
            <text:p>Ha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6];&quot;/&quot;;[.B66])" office:value-type="string" office:string-value="https://osm.org/relation/3020497" calcext:value-type="string">
            <text:p>https://osm.org/relation/30204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107" calcext:value-type="float">
            <text:p>3028107</text:p>
          </table:table-cell>
          <table:table-cell table:style-name="ce2" office:value-type="string" calcext:value-type="string">
            <text:p>Allée des Orpins</text:p>
          </table:table-cell>
          <table:table-cell table:style-name="ce2" office:value-type="string" calcext:value-type="string">
            <text:p>Vetkruid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7];&quot;/&quot;;[.B67])" office:value-type="string" office:string-value="https://osm.org/relation/3028107" calcext:value-type="string">
            <text:p>https://osm.org/relation/30281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108" calcext:value-type="float">
            <text:p>3028108</text:p>
          </table:table-cell>
          <table:table-cell table:style-name="ce2" office:value-type="string" calcext:value-type="string">
            <text:p>Avenue des Edelweiss</text:p>
          </table:table-cell>
          <table:table-cell table:style-name="ce2" office:value-type="string" calcext:value-type="string">
            <text:p>Edelweis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8];&quot;/&quot;;[.B68])" office:value-type="string" office:string-value="https://osm.org/relation/3028108" calcext:value-type="string">
            <text:p>https://osm.org/relation/30281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109" calcext:value-type="float">
            <text:p>3028109</text:p>
          </table:table-cell>
          <table:table-cell table:style-name="ce2" office:value-type="string" calcext:value-type="string">
            <text:p>Avenue des Immortelles</text:p>
          </table:table-cell>
          <table:table-cell table:style-name="ce2" office:value-type="string" calcext:value-type="string">
            <text:p>Strobloe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9];&quot;/&quot;;[.B69])" office:value-type="string" office:string-value="https://osm.org/relation/3028109" calcext:value-type="string">
            <text:p>https://osm.org/relation/30281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110" calcext:value-type="float">
            <text:p>3028110</text:p>
          </table:table-cell>
          <table:table-cell table:style-name="ce2" office:value-type="string" calcext:value-type="string">
            <text:p>Clos des Saponaires</text:p>
          </table:table-cell>
          <table:table-cell table:style-name="ce2" office:value-type="string" calcext:value-type="string">
            <text:p>Zeepkruid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0];&quot;/&quot;;[.B70])" office:value-type="string" office:string-value="https://osm.org/relation/3028110" calcext:value-type="string">
            <text:p>https://osm.org/relation/30281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111" calcext:value-type="float">
            <text:p>3028111</text:p>
          </table:table-cell>
          <table:table-cell table:style-name="ce2" office:value-type="string" calcext:value-type="string">
            <text:p>Clos des Soldanelles</text:p>
          </table:table-cell>
          <table:table-cell table:style-name="ce2" office:value-type="string" calcext:value-type="string">
            <text:p>Alpenklokjes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1];&quot;/&quot;;[.B71])" office:value-type="string" office:string-value="https://osm.org/relation/3028111" calcext:value-type="string">
            <text:p>https://osm.org/relation/30281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112" calcext:value-type="float">
            <text:p>3028112</text:p>
          </table:table-cell>
          <table:table-cell table:style-name="ce2" office:value-type="string" calcext:value-type="string">
            <text:p>Square des Linaigrettes</text:p>
          </table:table-cell>
          <table:table-cell table:style-name="ce2" office:value-type="string" calcext:value-type="string">
            <text:p>Wollegras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2];&quot;/&quot;;[.B72])" office:value-type="string" office:string-value="https://osm.org/relation/3028112" calcext:value-type="string">
            <text:p>https://osm.org/relation/30281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729" calcext:value-type="float">
            <text:p>3028729</text:p>
          </table:table-cell>
          <table:table-cell table:style-name="ce2" office:value-type="string" calcext:value-type="string">
            <text:p>Boulevard Josse Leemans</text:p>
          </table:table-cell>
          <table:table-cell table:style-name="ce2" office:value-type="string" calcext:value-type="string">
            <text:p>Josse Leeman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thing found WD, WP, Google</text:p>
          </table:table-cell>
          <table:table-cell table:style-name="ce9" table:formula="of:=CONCATENATE(&quot;https://osm.org/&quot;;[.A73];&quot;/&quot;;[.B73])" office:value-type="string" office:string-value="https://osm.org/relation/3028729" calcext:value-type="string">
            <text:p>https://osm.org/relation/30287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774" calcext:value-type="float">
            <text:p>3028774</text:p>
          </table:table-cell>
          <table:table-cell table:style-name="ce2" office:value-type="string" calcext:value-type="string">
            <text:p>Rue des Trèfles</text:p>
          </table:table-cell>
          <table:table-cell table:style-name="ce2" office:value-type="string" calcext:value-type="string">
            <text:p>Klav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4];&quot;/&quot;;[.B74])" office:value-type="string" office:string-value="https://osm.org/relation/3028774" calcext:value-type="string">
            <text:p>https://osm.org/relation/30287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775" calcext:value-type="float">
            <text:p>3028775</text:p>
          </table:table-cell>
          <table:table-cell table:style-name="ce2" office:value-type="string" calcext:value-type="string">
            <text:p>Square Marie Curie</text:p>
          </table:table-cell>
          <table:table-cell table:style-name="ce2" office:value-type="string" calcext:value-type="string">
            <text:p>Marie Curiesquare</text:p>
          </table:table-cell>
          <table:table-cell table:style-name="ce4" office:value-type="string" calcext:value-type="string">
            <text:p>Q7186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CONCATENATE(&quot;https://osm.org/&quot;;[.A75];&quot;/&quot;;[.B75])" office:value-type="string" office:string-value="https://osm.org/relation/3028775" calcext:value-type="string">
            <text:p>https://osm.org/relation/30287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9435" calcext:value-type="float">
            <text:p>3029435</text:p>
          </table:table-cell>
          <table:table-cell table:style-name="ce2" office:value-type="string" calcext:value-type="string">
            <text:p>Rue de l'Émancipation</text:p>
          </table:table-cell>
          <table:table-cell table:style-name="ce2" office:value-type="string" calcext:value-type="string">
            <text:p>Ontvoogd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6];&quot;/&quot;;[.B76])" office:value-type="string" office:string-value="https://osm.org/relation/3029435" calcext:value-type="string">
            <text:p>https://osm.org/relation/30294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9871" calcext:value-type="float">
            <text:p>3029871</text:p>
          </table:table-cell>
          <table:table-cell table:style-name="ce2" office:value-type="string" calcext:value-type="string">
            <text:p>Allée Hof ter Vleest</text:p>
          </table:table-cell>
          <table:table-cell table:style-name="ce2" office:value-type="string" calcext:value-type="string">
            <text:p>Hof ter Vleest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7];&quot;/&quot;;[.B77])" office:value-type="string" office:string-value="https://osm.org/relation/3029871" calcext:value-type="string">
            <text:p>https://osm.org/relation/30298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9872" calcext:value-type="float">
            <text:p>3029872</text:p>
          </table:table-cell>
          <table:table-cell table:style-name="ce2" office:value-type="string" calcext:value-type="string">
            <text:p>Chaussée de Mons</text:p>
          </table:table-cell>
          <table:table-cell table:style-name="ce2" office:value-type="string" calcext:value-type="string">
            <text:p>Bergen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8];&quot;/&quot;;[.B78])" office:value-type="string" office:string-value="https://osm.org/relation/3029872" calcext:value-type="string">
            <text:p>https://osm.org/relation/30298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792" calcext:value-type="float">
            <text:p>3044792</text:p>
          </table:table-cell>
          <table:table-cell table:style-name="ce2" office:value-type="string" calcext:value-type="string">
            <text:p>Rue de Zuen</text:p>
          </table:table-cell>
          <table:table-cell table:style-name="ce2" office:value-type="string" calcext:value-type="string">
            <text:p>Zuu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79];&quot;/&quot;;[.B79])" office:value-type="string" office:string-value="https://osm.org/relation/3044792" calcext:value-type="string">
            <text:p>https://osm.org/relation/30447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821" calcext:value-type="float">
            <text:p>3044821</text:p>
          </table:table-cell>
          <table:table-cell table:style-name="ce2" office:value-type="string" calcext:value-type="string">
            <text:p>Avenue Émile Gryson</text:p>
          </table:table-cell>
          <table:table-cell table:style-name="ce2" office:value-type="string" calcext:value-type="string">
            <text:p>Emile Grysonlaan</text:p>
          </table:table-cell>
          <table:table-cell table:style-name="ce2" office:value-type="string" calcext:value-type="string">
            <text:p>Q4733948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80];&quot;/&quot;;[.B80])" office:value-type="string" office:string-value="https://osm.org/relation/3044821" calcext:value-type="string">
            <text:p>https://osm.org/relation/30448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824" calcext:value-type="float">
            <text:p>3044824</text:p>
          </table:table-cell>
          <table:table-cell table:style-name="ce2" office:value-type="string" calcext:value-type="string">
            <text:p>Sentier de la Drève</text:p>
          </table:table-cell>
          <table:table-cell table:style-name="ce2" office:value-type="string" calcext:value-type="string">
            <text:p>Dreef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81];&quot;/&quot;;[.B81])" office:value-type="string" office:string-value="https://osm.org/relation/3044824" calcext:value-type="string">
            <text:p>https://osm.org/relation/30448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8343" calcext:value-type="float">
            <text:p>3048343</text:p>
          </table:table-cell>
          <table:table-cell table:style-name="ce2" office:value-type="string" calcext:value-type="string">
            <text:p>Avenue Marc Henri Van Laer</text:p>
          </table:table-cell>
          <table:table-cell table:style-name="ce2" office:value-type="string" calcext:value-type="string">
            <text:p>Marc Henri Van Laerlaan</text:p>
          </table:table-cell>
          <table:table-cell table:style-name="ce4" office:value-type="string" calcext:value-type="string">
            <text:p>Q854216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82];&quot;/&quot;;[.B82])" office:value-type="string" office:string-value="https://osm.org/relation/3048343" calcext:value-type="string">
            <text:p>https://osm.org/relation/30483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8344" calcext:value-type="float">
            <text:p>3048344</text:p>
          </table:table-cell>
          <table:table-cell table:style-name="ce2" office:value-type="string" calcext:value-type="string">
            <text:p>Rue Raymond Ebrant</text:p>
          </table:table-cell>
          <table:table-cell table:style-name="ce2" office:value-type="string" calcext:value-type="string">
            <text:p>Raymond Ebrantstraat</text:p>
          </table:table-cell>
          <table:table-cell table:style-name="ce4" office:value-type="string" calcext:value-type="string">
            <text:p>Q854219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83];&quot;/&quot;;[.B83])" office:value-type="string" office:string-value="https://osm.org/relation/3048344" calcext:value-type="string">
            <text:p>https://osm.org/relation/30483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8345" calcext:value-type="float">
            <text:p>3048345</text:p>
          </table:table-cell>
          <table:table-cell table:style-name="ce2" office:value-type="string" calcext:value-type="string">
            <text:p>Rue des Fraises</text:p>
          </table:table-cell>
          <table:table-cell table:style-name="ce2" office:value-type="string" calcext:value-type="string">
            <text:p>Aardbei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84];&quot;/&quot;;[.B84])" office:value-type="string" office:string-value="https://osm.org/relation/3048345" calcext:value-type="string">
            <text:p>https://osm.org/relation/30483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8353" calcext:value-type="float">
            <text:p>3048353</text:p>
          </table:table-cell>
          <table:table-cell table:style-name="ce2" office:value-type="string" calcext:value-type="string">
            <text:p>Quai de Veeweyde</text:p>
          </table:table-cell>
          <table:table-cell table:style-name="ce2" office:value-type="string" calcext:value-type="string">
            <text:p>Veeweide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85];&quot;/&quot;;[.B85])" office:value-type="string" office:string-value="https://osm.org/relation/3048353" calcext:value-type="string">
            <text:p>https://osm.org/relation/30483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8354" calcext:value-type="float">
            <text:p>3048354</text:p>
          </table:table-cell>
          <table:table-cell table:style-name="ce2" office:value-type="string" calcext:value-type="string">
            <text:p>Rue de la Tranquillité</text:p>
          </table:table-cell>
          <table:table-cell table:style-name="ce2" office:value-type="string" calcext:value-type="string">
            <text:p>Gerust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86];&quot;/&quot;;[.B86])" office:value-type="string" office:string-value="https://osm.org/relation/3048354" calcext:value-type="string">
            <text:p>https://osm.org/relation/30483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8355" calcext:value-type="float">
            <text:p>3048355</text:p>
          </table:table-cell>
          <table:table-cell table:style-name="ce2" office:value-type="string" calcext:value-type="string">
            <text:p>Rue des Grives</text:p>
          </table:table-cell>
          <table:table-cell table:style-name="ce2" office:value-type="string" calcext:value-type="string">
            <text:p>Lijst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87];&quot;/&quot;;[.B87])" office:value-type="string" office:string-value="https://osm.org/relation/3048355" calcext:value-type="string">
            <text:p>https://osm.org/relation/30483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8906" calcext:value-type="float">
            <text:p>3048906</text:p>
          </table:table-cell>
          <table:table-cell table:style-name="ce2" office:value-type="string" calcext:value-type="string">
            <text:p>Rue des Colombophiles</text:p>
          </table:table-cell>
          <table:table-cell table:style-name="ce2" office:value-type="string" calcext:value-type="string">
            <text:p>Duivenmelk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88];&quot;/&quot;;[.B88])" office:value-type="string" office:string-value="https://osm.org/relation/3048906" calcext:value-type="string">
            <text:p>https://osm.org/relation/30489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8924" calcext:value-type="float">
            <text:p>3048924</text:p>
          </table:table-cell>
          <table:table-cell table:style-name="ce2" office:value-type="string" calcext:value-type="string">
            <text:p>Boulevard International</text:p>
          </table:table-cell>
          <table:table-cell table:style-name="ce2" office:value-type="string" calcext:value-type="string">
            <text:p>International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89];&quot;/&quot;;[.B89])" office:value-type="string" office:string-value="https://osm.org/relation/3048924" calcext:value-type="string">
            <text:p>https://osm.org/relation/30489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8457" calcext:value-type="float">
            <text:p>3058457</text:p>
          </table:table-cell>
          <table:table-cell table:style-name="ce2" office:value-type="string" calcext:value-type="string">
            <text:p>Rue Bollinckx</text:p>
          </table:table-cell>
          <table:table-cell table:style-name="ce2" office:value-type="string" calcext:value-type="string">
            <text:p>Bollinckx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ossibly Q13441542</text:p>
          </table:table-cell>
          <table:table-cell table:style-name="ce9" table:formula="of:=CONCATENATE(&quot;https://osm.org/&quot;;[.A90];&quot;/&quot;;[.B90])" office:value-type="string" office:string-value="https://osm.org/relation/3058457" calcext:value-type="string">
            <text:p>https://osm.org/relation/30584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8458" calcext:value-type="float">
            <text:p>3058458</text:p>
          </table:table-cell>
          <table:table-cell table:style-name="ce2" office:value-type="string" calcext:value-type="string">
            <text:p>Rue de la Bienvenue</text:p>
          </table:table-cell>
          <table:table-cell table:style-name="ce2" office:value-type="string" calcext:value-type="string">
            <text:p>Verwelkom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1];&quot;/&quot;;[.B91])" office:value-type="string" office:string-value="https://osm.org/relation/3058458" calcext:value-type="string">
            <text:p>https://osm.org/relation/30584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8623" calcext:value-type="float">
            <text:p>3058623</text:p>
          </table:table-cell>
          <table:table-cell table:style-name="ce2" office:value-type="string" calcext:value-type="string">
            <text:p>Petite rue du Cerf</text:p>
          </table:table-cell>
          <table:table-cell table:style-name="ce2" office:value-type="string" calcext:value-type="string">
            <text:p>Korte He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2];&quot;/&quot;;[.B92])" office:value-type="string" office:string-value="https://osm.org/relation/3058623" calcext:value-type="string">
            <text:p>https://osm.org/relation/3058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8624" calcext:value-type="float">
            <text:p>3058624</text:p>
          </table:table-cell>
          <table:table-cell table:style-name="ce2" office:value-type="string" calcext:value-type="string">
            <text:p>Quai d'Aa</text:p>
          </table:table-cell>
          <table:table-cell table:style-name="ce2" office:value-type="string" calcext:value-type="string">
            <text:p>Aa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3];&quot;/&quot;;[.B93])" office:value-type="string" office:string-value="https://osm.org/relation/3058624" calcext:value-type="string">
            <text:p>https://osm.org/relation/30586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8625" calcext:value-type="float">
            <text:p>3058625</text:p>
          </table:table-cell>
          <table:table-cell table:style-name="ce2" office:value-type="string" calcext:value-type="string">
            <text:p>Rue d'Aa</text:p>
          </table:table-cell>
          <table:table-cell table:style-name="ce2" office:value-type="string" calcext:value-type="string">
            <text:p>A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4];&quot;/&quot;;[.B94])" office:value-type="string" office:string-value="https://osm.org/relation/3058625" calcext:value-type="string">
            <text:p>https://osm.org/relation/3058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810" calcext:value-type="float">
            <text:p>3059810</text:p>
          </table:table-cell>
          <table:table-cell table:style-name="ce2" office:value-type="string" calcext:value-type="string">
            <text:p>Boulevard Industriel</text:p>
          </table:table-cell>
          <table:table-cell table:style-name="ce2" office:value-type="string" calcext:value-type="string">
            <text:p>Industri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5];&quot;/&quot;;[.B95])" office:value-type="string" office:string-value="https://osm.org/relation/3059810" calcext:value-type="string">
            <text:p>https://osm.org/relation/30598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905" calcext:value-type="float">
            <text:p>3059905</text:p>
          </table:table-cell>
          <table:table-cell table:style-name="ce2" office:value-type="string" calcext:value-type="string">
            <text:p>Boulevard de l'Humanité</text:p>
          </table:table-cell>
          <table:table-cell table:style-name="ce2" office:value-type="string" calcext:value-type="string">
            <text:p>Humaniteit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6];&quot;/&quot;;[.B96])" office:value-type="string" office:string-value="https://osm.org/relation/3059905" calcext:value-type="string">
            <text:p>https://osm.org/relation/30599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906" calcext:value-type="float">
            <text:p>3059906</text:p>
          </table:table-cell>
          <table:table-cell table:style-name="ce2" office:value-type="string" calcext:value-type="string">
            <text:p>Rue Henri-Joseph Genesse</text:p>
          </table:table-cell>
          <table:table-cell table:style-name="ce2" office:value-type="string" calcext:value-type="string">
            <text:p>Henri-Joseph Geness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97];&quot;/&quot;;[.B97])" office:value-type="string" office:string-value="https://osm.org/relation/3059906" calcext:value-type="string">
            <text:p>https://osm.org/relation/30599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907" calcext:value-type="float">
            <text:p>3059907</text:p>
          </table:table-cell>
          <table:table-cell table:style-name="ce2" office:value-type="string" calcext:value-type="string">
            <text:p>Rue Paepsem</text:p>
          </table:table-cell>
          <table:table-cell table:style-name="ce2" office:value-type="string" calcext:value-type="string">
            <text:p>Paaps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8];&quot;/&quot;;[.B98])" office:value-type="string" office:string-value="https://osm.org/relation/3059907" calcext:value-type="string">
            <text:p>https://osm.org/relation/30599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908" calcext:value-type="float">
            <text:p>3059908</text:p>
          </table:table-cell>
          <table:table-cell table:style-name="ce2" office:value-type="string" calcext:value-type="string">
            <text:p>Rue de l'Ile Ste Hélène</text:p>
          </table:table-cell>
          <table:table-cell table:style-name="ce2" office:value-type="string" calcext:value-type="string">
            <text:p>Eiland Sint-Helen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99];&quot;/&quot;;[.B99])" office:value-type="string" office:string-value="https://osm.org/relation/3059908" calcext:value-type="string">
            <text:p>https://osm.org/relation/30599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909" calcext:value-type="float">
            <text:p>3059909</text:p>
          </table:table-cell>
          <table:table-cell table:style-name="ce2" office:value-type="string" calcext:value-type="string">
            <text:p>Rue du Cerf</text:p>
          </table:table-cell>
          <table:table-cell table:style-name="ce2" office:value-type="string" calcext:value-type="string">
            <text:p>He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0];&quot;/&quot;;[.B100])" office:value-type="string" office:string-value="https://osm.org/relation/3059909" calcext:value-type="string">
            <text:p>https://osm.org/relation/30599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910" calcext:value-type="float">
            <text:p>3059910</text:p>
          </table:table-cell>
          <table:table-cell table:style-name="ce2" office:value-type="string" calcext:value-type="string">
            <text:p>Rue du Labeur</text:p>
          </table:table-cell>
          <table:table-cell table:style-name="ce2" office:value-type="string" calcext:value-type="string">
            <text:p>Arb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1];&quot;/&quot;;[.B101])" office:value-type="string" office:string-value="https://osm.org/relation/3059910" calcext:value-type="string">
            <text:p>https://osm.org/relation/30599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805" calcext:value-type="float">
            <text:p>3061805</text:p>
          </table:table-cell>
          <table:table-cell table:style-name="ce2" office:value-type="string" calcext:value-type="string">
            <text:p>Avenue Claeterbosch</text:p>
          </table:table-cell>
          <table:table-cell table:style-name="ce2" office:value-type="string" calcext:value-type="string">
            <text:p>Klaterb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2];&quot;/&quot;;[.B102])" office:value-type="string" office:string-value="https://osm.org/relation/3061805" calcext:value-type="string">
            <text:p>https://osm.org/relation/30618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870" calcext:value-type="float">
            <text:p>3061870</text:p>
          </table:table-cell>
          <table:table-cell table:style-name="ce2" office:value-type="string" calcext:value-type="string">
            <text:p>Boulevard Paepsem</text:p>
          </table:table-cell>
          <table:table-cell table:style-name="ce2" office:value-type="string" calcext:value-type="string">
            <text:p>Paeps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3];&quot;/&quot;;[.B103])" office:value-type="string" office:string-value="https://osm.org/relation/3061870" calcext:value-type="string">
            <text:p>https://osm.org/relation/30618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872" calcext:value-type="float">
            <text:p>3061872</text:p>
          </table:table-cell>
          <table:table-cell table:style-name="ce2" office:value-type="string" calcext:value-type="string">
            <text:p>Rue du Développement</text:p>
          </table:table-cell>
          <table:table-cell table:style-name="ce2" office:value-type="string" calcext:value-type="string">
            <text:p>Ontwikkel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4];&quot;/&quot;;[.B104])" office:value-type="string" office:string-value="https://osm.org/relation/3061872" calcext:value-type="string">
            <text:p>https://osm.org/relation/30618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2283" calcext:value-type="float">
            <text:p>3062283</text:p>
          </table:table-cell>
          <table:table-cell table:style-name="ce2" office:value-type="string" calcext:value-type="string">
            <text:p>Digue du Canal</text:p>
          </table:table-cell>
          <table:table-cell table:style-name="ce2" office:value-type="string" calcext:value-type="string">
            <text:p>Vaartdij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5];&quot;/&quot;;[.B105])" office:value-type="string" office:string-value="https://osm.org/relation/3062283" calcext:value-type="string">
            <text:p>https://osm.org/relation/30622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602" calcext:value-type="float">
            <text:p>3068602</text:p>
          </table:table-cell>
          <table:table-cell table:style-name="ce2" office:value-type="string" calcext:value-type="string">
            <text:p>Place Ernest S'Jonghers</text:p>
          </table:table-cell>
          <table:table-cell table:style-name="ce2" office:value-type="string" calcext:value-type="string">
            <text:p>Ernest S'Jonghersplein</text:p>
          </table:table-cell>
          <table:table-cell table:style-name="ce5" office:value-type="string" calcext:value-type="string">
            <text:p>Q8542521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06];&quot;/&quot;;[.B106])" office:value-type="string" office:string-value="https://osm.org/relation/3068602" calcext:value-type="string">
            <text:p>https://osm.org/relation/30686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603" calcext:value-type="float">
            <text:p>3068603</text:p>
          </table:table-cell>
          <table:table-cell table:style-name="ce2" office:value-type="string" calcext:value-type="string">
            <text:p>Place Ministre Wauters</text:p>
          </table:table-cell>
          <table:table-cell table:style-name="ce2" office:value-type="string" calcext:value-type="string">
            <text:p>Minister Wautersplein</text:p>
          </table:table-cell>
          <table:table-cell table:style-name="ce2" office:value-type="string" calcext:value-type="string">
            <text:p>Q5857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07];&quot;/&quot;;[.B107])" office:value-type="string" office:string-value="https://osm.org/relation/3068603" calcext:value-type="string">
            <text:p>https://osm.org/relation/30686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604" calcext:value-type="float">
            <text:p>3068604</text:p>
          </table:table-cell>
          <table:table-cell table:style-name="ce2" office:value-type="string" calcext:value-type="string">
            <text:p>Rue Hoorickx</text:p>
          </table:table-cell>
          <table:table-cell table:style-name="ce2" office:value-type="string" calcext:value-type="string">
            <text:p>Hoorickxstraat</text:p>
          </table:table-cell>
          <table:table-cell table:style-name="ce2" office:value-type="string" calcext:value-type="string">
            <text:p>Q21396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08];&quot;/&quot;;[.B108])" office:value-type="string" office:string-value="https://osm.org/relation/3068604" calcext:value-type="string">
            <text:p>https://osm.org/relation/30686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605" calcext:value-type="float">
            <text:p>3068605</text:p>
          </table:table-cell>
          <table:table-cell table:style-name="ce2" office:value-type="string" calcext:value-type="string">
            <text:p>Rue de la Solidarité</text:p>
          </table:table-cell>
          <table:table-cell table:style-name="ce2" office:value-type="string" calcext:value-type="string">
            <text:p>Solidariteit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9];&quot;/&quot;;[.B109])" office:value-type="string" office:string-value="https://osm.org/relation/3068605" calcext:value-type="string">
            <text:p>https://osm.org/relation/30686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606" calcext:value-type="float">
            <text:p>3068606</text:p>
          </table:table-cell>
          <table:table-cell table:style-name="ce2" office:value-type="string" calcext:value-type="string">
            <text:p>Rue des Citoyens</text:p>
          </table:table-cell>
          <table:table-cell table:style-name="ce2" office:value-type="string" calcext:value-type="string">
            <text:p>Burg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10];&quot;/&quot;;[.B110])" office:value-type="string" office:string-value="https://osm.org/relation/3068606" calcext:value-type="string">
            <text:p>https://osm.org/relation/30686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607" calcext:value-type="float">
            <text:p>3068607</text:p>
          </table:table-cell>
          <table:table-cell table:style-name="ce2" office:value-type="string" calcext:value-type="string">
            <text:p>Rue des Plébéiens</text:p>
          </table:table-cell>
          <table:table-cell table:style-name="ce2" office:value-type="string" calcext:value-type="string">
            <text:p>Plebej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11];&quot;/&quot;;[.B111])" office:value-type="string" office:string-value="https://osm.org/relation/3068607" calcext:value-type="string">
            <text:p>https://osm.org/relation/30686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608" calcext:value-type="float">
            <text:p>3068608</text:p>
          </table:table-cell>
          <table:table-cell table:style-name="ce2" office:value-type="string" calcext:value-type="string">
            <text:p>Rue du Symbole</text:p>
          </table:table-cell>
          <table:table-cell table:style-name="ce2" office:value-type="string" calcext:value-type="string">
            <text:p>Zinnebe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12];&quot;/&quot;;[.B112])" office:value-type="string" office:string-value="https://osm.org/relation/3068608" calcext:value-type="string">
            <text:p>https://osm.org/relation/30686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612" calcext:value-type="float">
            <text:p>3068612</text:p>
          </table:table-cell>
          <table:table-cell table:style-name="ce2" office:value-type="string" calcext:value-type="string">
            <text:p>Avenue des Droits de l'Homme</text:p>
          </table:table-cell>
          <table:table-cell table:style-name="ce2" office:value-type="string" calcext:value-type="string">
            <text:p>Mensenrecht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13];&quot;/&quot;;[.B113])" office:value-type="string" office:string-value="https://osm.org/relation/3068612" calcext:value-type="string">
            <text:p>https://osm.org/relation/30686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619" calcext:value-type="float">
            <text:p>3068619</text:p>
          </table:table-cell>
          <table:table-cell table:style-name="ce2" office:value-type="string" calcext:value-type="string">
            <text:p>Avenue Guillaume Melckmans</text:p>
          </table:table-cell>
          <table:table-cell table:style-name="ce2" office:value-type="string" calcext:value-type="string">
            <text:p>Guillaume Melckmanslaan</text:p>
          </table:table-cell>
          <table:table-cell table:style-name="ce4" office:value-type="string" calcext:value-type="string">
            <text:p>Q31200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14];&quot;/&quot;;[.B114])" office:value-type="string" office:string-value="https://osm.org/relation/3068619" calcext:value-type="string">
            <text:p>https://osm.org/relation/30686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8622" calcext:value-type="float">
            <text:p>3068622</text:p>
          </table:table-cell>
          <table:table-cell table:style-name="ce2" office:value-type="string" calcext:value-type="string">
            <text:p>Rue de la Volonté</text:p>
          </table:table-cell>
          <table:table-cell table:style-name="ce2" office:value-type="string" calcext:value-type="string">
            <text:p>Wi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15];&quot;/&quot;;[.B115])" office:value-type="string" office:string-value="https://osm.org/relation/3068622" calcext:value-type="string">
            <text:p>https://osm.org/relation/30686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052" calcext:value-type="float">
            <text:p>3069052</text:p>
          </table:table-cell>
          <table:table-cell table:style-name="ce2" office:value-type="string" calcext:value-type="string">
            <text:p>Avenue de la Persévérance</text:p>
          </table:table-cell>
          <table:table-cell table:style-name="ce2" office:value-type="string" calcext:value-type="string">
            <text:p>Volharding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16];&quot;/&quot;;[.B116])" office:value-type="string" office:string-value="https://osm.org/relation/3069052" calcext:value-type="string">
            <text:p>https://osm.org/relation/30690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534" calcext:value-type="float">
            <text:p>3071534</text:p>
          </table:table-cell>
          <table:table-cell table:style-name="ce2" office:value-type="string" calcext:value-type="string">
            <text:p>Rue Van Winghen</text:p>
          </table:table-cell>
          <table:table-cell table:style-name="ce2" office:value-type="string" calcext:value-type="string">
            <text:p>Van Wingh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ierre François Van Winghen</text:p>
          </table:table-cell>
          <table:table-cell table:style-name="ce9" table:formula="of:=CONCATENATE(&quot;https://osm.org/&quot;;[.A117];&quot;/&quot;;[.B117])" office:value-type="string" office:string-value="https://osm.org/relation/3071534" calcext:value-type="string">
            <text:p>https://osm.org/relation/30715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536" calcext:value-type="float">
            <text:p>3071536</text:p>
          </table:table-cell>
          <table:table-cell table:style-name="ce2" office:value-type="string" calcext:value-type="string">
            <text:p>Rue du Savoir</text:p>
          </table:table-cell>
          <table:table-cell table:style-name="ce2" office:value-type="string" calcext:value-type="string">
            <text:p>Kenn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18];&quot;/&quot;;[.B118])" office:value-type="string" office:string-value="https://osm.org/relation/3071536" calcext:value-type="string">
            <text:p>https://osm.org/relation/30715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548" calcext:value-type="float">
            <text:p>3071548</text:p>
          </table:table-cell>
          <table:table-cell table:style-name="ce2" office:value-type="string" calcext:value-type="string">
            <text:p>Rue de l'Énergie</text:p>
          </table:table-cell>
          <table:table-cell table:style-name="ce2" office:value-type="string" calcext:value-type="string">
            <text:p>Wilskrach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19];&quot;/&quot;;[.B119])" office:value-type="string" office:string-value="https://osm.org/relation/3071548" calcext:value-type="string">
            <text:p>https://osm.org/relation/30715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737" calcext:value-type="float">
            <text:p>3071737</text:p>
          </table:table-cell>
          <table:table-cell table:style-name="ce2" office:value-type="string" calcext:value-type="string">
            <text:p>Rue Alexandre Pierrard</text:p>
          </table:table-cell>
          <table:table-cell table:style-name="ce2" office:value-type="string" calcext:value-type="string">
            <text:p>Alexandre Pierrardstraat</text:p>
          </table:table-cell>
          <table:table-cell table:style-name="ce2" office:value-type="string" calcext:value-type="string">
            <text:p>Q655962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20];&quot;/&quot;;[.B120])" office:value-type="string" office:string-value="https://osm.org/relation/3071737" calcext:value-type="string">
            <text:p>https://osm.org/relation/30717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786" calcext:value-type="float">
            <text:p>3071786</text:p>
          </table:table-cell>
          <table:table-cell table:style-name="ce2" office:value-type="string" calcext:value-type="string">
            <text:p>Avenue Waxweiler</text:p>
          </table:table-cell>
          <table:table-cell table:style-name="ce2" office:value-type="string" calcext:value-type="string">
            <text:p>Waxweiler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mile Waxweiler</text:p>
          </table:table-cell>
          <table:table-cell table:style-name="ce9" table:formula="of:=CONCATENATE(&quot;https://osm.org/&quot;;[.A121];&quot;/&quot;;[.B121])" office:value-type="string" office:string-value="https://osm.org/relation/3071786" calcext:value-type="string">
            <text:p>https://osm.org/relation/30717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789" calcext:value-type="float">
            <text:p>3071789</text:p>
          </table:table-cell>
          <table:table-cell table:style-name="ce2" office:value-type="string" calcext:value-type="string">
            <text:p>Avenue de la Société Nationale</text:p>
          </table:table-cell>
          <table:table-cell table:style-name="ce2" office:value-type="string" calcext:value-type="string">
            <text:p>Nationale Maatschapij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22];&quot;/&quot;;[.B122])" office:value-type="string" office:string-value="https://osm.org/relation/3071789" calcext:value-type="string">
            <text:p>https://osm.org/relation/30717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396" calcext:value-type="float">
            <text:p>3077396</text:p>
          </table:table-cell>
          <table:table-cell table:style-name="ce2" office:value-type="string" calcext:value-type="string">
            <text:p>Place du Confort</text:p>
          </table:table-cell>
          <table:table-cell table:style-name="ce2" office:value-type="string" calcext:value-type="string">
            <text:p>Komfort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23];&quot;/&quot;;[.B123])" office:value-type="string" office:string-value="https://osm.org/relation/3077396" calcext:value-type="string">
            <text:p>https://osm.org/relation/30773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398" calcext:value-type="float">
            <text:p>3077398</text:p>
          </table:table-cell>
          <table:table-cell table:style-name="ce2" office:value-type="string" calcext:value-type="string">
            <text:p>Rue Jacques Boon</text:p>
          </table:table-cell>
          <table:table-cell table:style-name="ce2" office:value-type="string" calcext:value-type="string">
            <text:p>Jacques Bo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9" table:formula="of:=CONCATENATE(&quot;https://osm.org/&quot;;[.A124];&quot;/&quot;;[.B124])" office:value-type="string" office:string-value="https://osm.org/relation/3077398" calcext:value-type="string">
            <text:p>https://osm.org/relation/30773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408" calcext:value-type="float">
            <text:p>3077408</text:p>
          </table:table-cell>
          <table:table-cell table:style-name="ce2" office:value-type="string" calcext:value-type="string">
            <text:p>Rue des Huit Heures</text:p>
          </table:table-cell>
          <table:table-cell table:style-name="ce2" office:value-type="string" calcext:value-type="string">
            <text:p>Achtu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25];&quot;/&quot;;[.B125])" office:value-type="string" office:string-value="https://osm.org/relation/3077408" calcext:value-type="string">
            <text:p>https://osm.org/relation/30774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410" calcext:value-type="float">
            <text:p>3077410</text:p>
          </table:table-cell>
          <table:table-cell table:style-name="ce2" office:value-type="string" calcext:value-type="string">
            <text:p>Rue Arthur Dehem</text:p>
          </table:table-cell>
          <table:table-cell table:style-name="ce2" office:value-type="string" calcext:value-type="string">
            <text:p>Arthur Dehem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9" table:formula="of:=CONCATENATE(&quot;https://osm.org/&quot;;[.A126];&quot;/&quot;;[.B126])" office:value-type="string" office:string-value="https://osm.org/relation/3077410" calcext:value-type="string">
            <text:p>https://osm.org/relation/3077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448" calcext:value-type="float">
            <text:p>3077448</text:p>
          </table:table-cell>
          <table:table-cell table:style-name="ce2" office:value-type="string" calcext:value-type="string">
            <text:p>Rue Hector Genard</text:p>
          </table:table-cell>
          <table:table-cell table:style-name="ce2" office:value-type="string" calcext:value-type="string">
            <text:p>Hector Genard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9" table:formula="of:=CONCATENATE(&quot;https://osm.org/&quot;;[.A127];&quot;/&quot;;[.B127])" office:value-type="string" office:string-value="https://osm.org/relation/3077448" calcext:value-type="string">
            <text:p>https://osm.org/relation/30774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450" calcext:value-type="float">
            <text:p>3077450</text:p>
          </table:table-cell>
          <table:table-cell table:style-name="ce2" office:value-type="string" calcext:value-type="string">
            <text:p>Plaine des Loisirs</text:p>
          </table:table-cell>
          <table:table-cell table:style-name="ce2" office:value-type="string" calcext:value-type="string">
            <text:p>Lust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28];&quot;/&quot;;[.B128])" office:value-type="string" office:string-value="https://osm.org/relation/3077450" calcext:value-type="string">
            <text:p>https://osm.org/relation/30774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462" calcext:value-type="float">
            <text:p>3077462</text:p>
          </table:table-cell>
          <table:table-cell table:style-name="ce2" office:value-type="string" calcext:value-type="string">
            <text:p>Rue des Loups</text:p>
          </table:table-cell>
          <table:table-cell table:style-name="ce2" office:value-type="string" calcext:value-type="string">
            <text:p>Wolv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29];&quot;/&quot;;[.B129])" office:value-type="string" office:string-value="https://osm.org/relation/3077462" calcext:value-type="string">
            <text:p>https://osm.org/relation/30774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210" calcext:value-type="float">
            <text:p>3085210</text:p>
          </table:table-cell>
          <table:table-cell table:style-name="ce2" office:value-type="string" calcext:value-type="string">
            <text:p>Rue de la Mécanique</text:p>
          </table:table-cell>
          <table:table-cell table:style-name="ce2" office:value-type="string" calcext:value-type="string">
            <text:p>Werktuigkun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0];&quot;/&quot;;[.B130])" office:value-type="string" office:string-value="https://osm.org/relation/3085210" calcext:value-type="string">
            <text:p>https://osm.org/relation/30852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214" calcext:value-type="float">
            <text:p>3085214</text:p>
          </table:table-cell>
          <table:table-cell table:style-name="ce2" office:value-type="string" calcext:value-type="string">
            <text:p>Rue de l'Architecture</text:p>
          </table:table-cell>
          <table:table-cell table:style-name="ce2" office:value-type="string" calcext:value-type="string">
            <text:p>Bouwkun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1];&quot;/&quot;;[.B131])" office:value-type="string" office:string-value="https://osm.org/relation/3085214" calcext:value-type="string">
            <text:p>https://osm.org/relation/30852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235" calcext:value-type="float">
            <text:p>3085235</text:p>
          </table:table-cell>
          <table:table-cell table:style-name="ce2" office:value-type="string" calcext:value-type="string">
            <text:p>Rue Walcourt</text:p>
          </table:table-cell>
          <table:table-cell table:style-name="ce2" office:value-type="string" calcext:value-type="string">
            <text:p>Walcou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2];&quot;/&quot;;[.B132])" office:value-type="string" office:string-value="https://osm.org/relation/3085235" calcext:value-type="string">
            <text:p>https://osm.org/relation/30852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237" calcext:value-type="float">
            <text:p>3085237</text:p>
          </table:table-cell>
          <table:table-cell table:style-name="ce2" office:value-type="string" calcext:value-type="string">
            <text:p>Allée Paul Ooghe</text:p>
          </table:table-cell>
          <table:table-cell table:style-name="ce2" office:value-type="string" calcext:value-type="string">
            <text:p>Paul Ooghedreef</text:p>
          </table:table-cell>
          <table:table-cell table:style-name="ce2" office:value-type="string" calcext:value-type="string">
            <text:p>Q715282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33];&quot;/&quot;;[.B133])" office:value-type="string" office:string-value="https://osm.org/relation/3085237" calcext:value-type="string">
            <text:p>https://osm.org/relation/30852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253" calcext:value-type="float">
            <text:p>3085253</text:p>
          </table:table-cell>
          <table:table-cell table:style-name="ce2" office:value-type="string" calcext:value-type="string">
            <text:p>Petite rue du Moulin</text:p>
          </table:table-cell>
          <table:table-cell table:style-name="ce2" office:value-type="string" calcext:value-type="string">
            <text:p>Korte Mo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4];&quot;/&quot;;[.B134])" office:value-type="string" office:string-value="https://osm.org/relation/3085253" calcext:value-type="string">
            <text:p>https://osm.org/relation/30852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262" calcext:value-type="float">
            <text:p>3085262</text:p>
          </table:table-cell>
          <table:table-cell table:style-name="ce2" office:value-type="string" calcext:value-type="string">
            <text:p>Rue Pierre Schlosser</text:p>
          </table:table-cell>
          <table:table-cell table:style-name="ce2" office:value-type="string" calcext:value-type="string">
            <text:p>Pierre Schlosserstraat</text:p>
          </table:table-cell>
          <table:table-cell table:style-name="ce2" office:value-type="string" calcext:value-type="string">
            <text:p>Q160272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35];&quot;/&quot;;[.B135])" office:value-type="string" office:string-value="https://osm.org/relation/3085262" calcext:value-type="string">
            <text:p>https://osm.org/relation/30852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269" calcext:value-type="float">
            <text:p>3085269</text:p>
          </table:table-cell>
          <table:table-cell table:style-name="ce2" office:value-type="string" calcext:value-type="string">
            <text:p>Rue du Bouquet</text:p>
          </table:table-cell>
          <table:table-cell table:style-name="ce2" office:value-type="string" calcext:value-type="string">
            <text:p>Bloemtui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6];&quot;/&quot;;[.B136])" office:value-type="string" office:string-value="https://osm.org/relation/3085269" calcext:value-type="string">
            <text:p>https://osm.org/relation/30852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274" calcext:value-type="float">
            <text:p>3085274</text:p>
          </table:table-cell>
          <table:table-cell table:style-name="ce2" office:value-type="string" calcext:value-type="string">
            <text:p>Avenue Venizelos</text:p>
          </table:table-cell>
          <table:table-cell table:style-name="ce2" office:value-type="string" calcext:value-type="string">
            <text:p>Venizel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7];&quot;/&quot;;[.B137])" office:value-type="string" office:string-value="https://osm.org/relation/3085274" calcext:value-type="string">
            <text:p>https://osm.org/relation/30852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975" calcext:value-type="float">
            <text:p>3085975</text:p>
          </table:table-cell>
          <table:table-cell table:style-name="ce2" office:value-type="string" calcext:value-type="string">
            <text:p>Rue Delwart</text:p>
          </table:table-cell>
          <table:table-cell table:style-name="ce2" office:value-type="string" calcext:value-type="string">
            <text:p>Delwart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number-columns-repeated="2"/>
          <table:table-cell table:style-name="ce9" table:formula="of:=CONCATENATE(&quot;https://osm.org/&quot;;[.A138];&quot;/&quot;;[.B138])" office:value-type="string" office:string-value="https://osm.org/relation/3085975" calcext:value-type="string">
            <text:p>https://osm.org/relation/30859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977" calcext:value-type="float">
            <text:p>3085977</text:p>
          </table:table-cell>
          <table:table-cell table:style-name="ce2" office:value-type="string" calcext:value-type="string">
            <text:p>Square Jean Hayet</text:p>
          </table:table-cell>
          <table:table-cell table:style-name="ce2" office:value-type="string" calcext:value-type="string">
            <text:p>Jean Hayetsquare</text:p>
          </table:table-cell>
          <table:table-cell table:style-name="ce5" office:value-type="string" calcext:value-type="string">
            <text:p>Q6781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39];&quot;/&quot;;[.B139])" office:value-type="string" office:string-value="https://osm.org/relation/3085977" calcext:value-type="string">
            <text:p>https://osm.org/relation/30859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978" calcext:value-type="float">
            <text:p>3085978</text:p>
          </table:table-cell>
          <table:table-cell table:style-name="ce2" office:value-type="string" calcext:value-type="string">
            <text:p>Rue James Cook</text:p>
          </table:table-cell>
          <table:table-cell table:style-name="ce2" office:value-type="string" calcext:value-type="string">
            <text:p>James Coo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40];&quot;/&quot;;[.B140])" office:value-type="string" office:string-value="https://osm.org/relation/3085978" calcext:value-type="string">
            <text:p>https://osm.org/relation/30859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987" calcext:value-type="float">
            <text:p>3085987</text:p>
          </table:table-cell>
          <table:table-cell table:style-name="ce2" office:value-type="string" calcext:value-type="string">
            <text:p>Allée Clara Clairbert</text:p>
          </table:table-cell>
          <table:table-cell table:style-name="ce2" office:value-type="string" calcext:value-type="string">
            <text:p>Clara Clairbertdreef</text:p>
          </table:table-cell>
          <table:table-cell table:style-name="ce5" office:value-type="string" calcext:value-type="string">
            <text:p>Q5125964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CONCATENATE(&quot;https://osm.org/&quot;;[.A141];&quot;/&quot;;[.B141])" office:value-type="string" office:string-value="https://osm.org/relation/3085987" calcext:value-type="string">
            <text:p>https://osm.org/relation/30859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5988" calcext:value-type="float">
            <text:p>3085988</text:p>
          </table:table-cell>
          <table:table-cell table:style-name="ce2" office:value-type="string" calcext:value-type="string">
            <text:p>Avenue Eugène Baie</text:p>
          </table:table-cell>
          <table:table-cell table:style-name="ce2" office:value-type="string" calcext:value-type="string">
            <text:p>Eugène Baielaan</text:p>
          </table:table-cell>
          <table:table-cell table:style-name="ce2" office:value-type="string" calcext:value-type="string">
            <text:p>Q275599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42];&quot;/&quot;;[.B142])" office:value-type="string" office:string-value="https://osm.org/relation/3085988" calcext:value-type="string">
            <text:p>https://osm.org/relation/30859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6013" calcext:value-type="float">
            <text:p>3086013</text:p>
          </table:table-cell>
          <table:table-cell table:style-name="ce2" office:value-type="string" calcext:value-type="string">
            <text:p>Rue de la Sympathie</text:p>
          </table:table-cell>
          <table:table-cell table:style-name="ce2" office:value-type="string" calcext:value-type="string">
            <text:p>Sympath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3];&quot;/&quot;;[.B143])" office:value-type="string" office:string-value="https://osm.org/relation/3086013" calcext:value-type="string">
            <text:p>https://osm.org/relation/30860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6537" calcext:value-type="float">
            <text:p>3086537</text:p>
          </table:table-cell>
          <table:table-cell table:style-name="ce2" office:value-type="string" calcext:value-type="string">
            <text:p>Rue Frans Hals</text:p>
          </table:table-cell>
          <table:table-cell table:style-name="ce2" office:value-type="string" calcext:value-type="string">
            <text:p>Frans Halsstraat</text:p>
          </table:table-cell>
          <table:table-cell table:style-name="ce2" office:value-type="string" calcext:value-type="string">
            <text:p>Q1676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44];&quot;/&quot;;[.B144])" office:value-type="string" office:string-value="https://osm.org/relation/3086537" calcext:value-type="string">
            <text:p>https://osm.org/relation/30865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6558" calcext:value-type="float">
            <text:p>3086558</text:p>
          </table:table-cell>
          <table:table-cell table:style-name="ce2" office:value-type="string" calcext:value-type="string">
            <text:p>Petite rue des Loups</text:p>
          </table:table-cell>
          <table:table-cell table:style-name="ce2" office:value-type="string" calcext:value-type="string">
            <text:p>Korte Wolv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5];&quot;/&quot;;[.B145])" office:value-type="string" office:string-value="https://osm.org/relation/3086558" calcext:value-type="string">
            <text:p>https://osm.org/relation/30865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6564" calcext:value-type="float">
            <text:p>3086564</text:p>
          </table:table-cell>
          <table:table-cell table:style-name="ce2" office:value-type="string" calcext:value-type="string">
            <text:p>Place de la Roue</text:p>
          </table:table-cell>
          <table:table-cell table:style-name="ce2" office:value-type="string" calcext:value-type="string">
            <text:p>Rad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6];&quot;/&quot;;[.B146])" office:value-type="string" office:string-value="https://osm.org/relation/3086564" calcext:value-type="string">
            <text:p>https://osm.org/relation/30865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6608" calcext:value-type="float">
            <text:p>3086608</text:p>
          </table:table-cell>
          <table:table-cell table:style-name="ce2" office:value-type="string" calcext:value-type="string">
            <text:p>Rue des Résédas</text:p>
          </table:table-cell>
          <table:table-cell table:style-name="ce2" office:value-type="string" calcext:value-type="string">
            <text:p>Resed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7];&quot;/&quot;;[.B147])" office:value-type="string" office:string-value="https://osm.org/relation/3086608" calcext:value-type="string">
            <text:p>https://osm.org/relation/30866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6620" calcext:value-type="float">
            <text:p>3086620</text:p>
          </table:table-cell>
          <table:table-cell table:style-name="ce2" office:value-type="string" calcext:value-type="string">
            <text:p>Rue Clément De Cléty</text:p>
          </table:table-cell>
          <table:table-cell table:style-name="ce2" office:value-type="string" calcext:value-type="string">
            <text:p>Clément De Clétystraat</text:p>
          </table:table-cell>
          <table:table-cell table:style-name="ce2" office:value-type="string" calcext:value-type="string">
            <text:p>Q2388871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8];&quot;/&quot;;[.B148])" office:value-type="string" office:string-value="https://osm.org/relation/3086620" calcext:value-type="string">
            <text:p>https://osm.org/relation/30866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868" calcext:value-type="float">
            <text:p>3138868</text:p>
          </table:table-cell>
          <table:table-cell table:style-name="ce2" office:value-type="string" calcext:value-type="string">
            <text:p>Rue Robert Buyck</text:p>
          </table:table-cell>
          <table:table-cell table:style-name="ce2" office:value-type="string" calcext:value-type="string">
            <text:p>Robert Buyck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49];&quot;/&quot;;[.B149])" office:value-type="string" office:string-value="https://osm.org/relation/3138868" calcext:value-type="string">
            <text:p>https://osm.org/relation/31388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872" calcext:value-type="float">
            <text:p>3138872</text:p>
          </table:table-cell>
          <table:table-cell table:style-name="ce2" office:value-type="string" calcext:value-type="string">
            <text:p>Place Bizet</text:p>
          </table:table-cell>
          <table:table-cell table:style-name="ce2" office:value-type="string" calcext:value-type="string">
            <text:p>Bizetplein</text:p>
          </table:table-cell>
          <table:table-cell table:style-name="ce5" office:value-type="string" calcext:value-type="string">
            <text:p>Q561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50];&quot;/&quot;;[.B150])" office:value-type="string" office:string-value="https://osm.org/relation/3138872" calcext:value-type="string">
            <text:p>https://osm.org/relation/31388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876" calcext:value-type="float">
            <text:p>3138876</text:p>
          </table:table-cell>
          <table:table-cell table:style-name="ce2" office:value-type="string" calcext:value-type="string">
            <text:p>Rue Henri Deleers</text:p>
          </table:table-cell>
          <table:table-cell table:style-name="ce2" office:value-type="string" calcext:value-type="string">
            <text:p>Henri Deleersstraat</text:p>
          </table:table-cell>
          <table:table-cell table:style-name="ce2" office:value-type="string" calcext:value-type="string">
            <text:p>Q854276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51];&quot;/&quot;;[.B151])" office:value-type="string" office:string-value="https://osm.org/relation/3138876" calcext:value-type="string">
            <text:p>https://osm.org/relation/31388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882" calcext:value-type="float">
            <text:p>3138882</text:p>
          </table:table-cell>
          <table:table-cell table:style-name="ce2" office:value-type="string" calcext:value-type="string">
            <text:p>Rue Félix De Cuyper</text:p>
          </table:table-cell>
          <table:table-cell table:style-name="ce2" office:value-type="string" calcext:value-type="string">
            <text:p>Félix De Cuyperstraat</text:p>
          </table:table-cell>
          <table:table-cell table:style-name="ce2" office:value-type="string" calcext:value-type="string">
            <text:p>-</text:p>
            <text:p/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52];&quot;/&quot;;[.B152])" office:value-type="string" office:string-value="https://osm.org/relation/3138882" calcext:value-type="string">
            <text:p>https://osm.org/relation/31388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888" calcext:value-type="float">
            <text:p>3138888</text:p>
          </table:table-cell>
          <table:table-cell table:style-name="ce2" office:value-type="string" calcext:value-type="string">
            <text:p>Avenue Frans van Kalken</text:p>
          </table:table-cell>
          <table:table-cell table:style-name="ce2" office:value-type="string" calcext:value-type="string">
            <text:p>Frans van Kalkenlaan</text:p>
          </table:table-cell>
          <table:table-cell table:style-name="ce2" office:value-type="string" calcext:value-type="string">
            <text:p>Q188513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53];&quot;/&quot;;[.B153])" office:value-type="string" office:string-value="https://osm.org/relation/3138888" calcext:value-type="string">
            <text:p>https://osm.org/relation/31388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893" calcext:value-type="float">
            <text:p>3138893</text:p>
          </table:table-cell>
          <table:table-cell table:style-name="ce2" office:value-type="string" calcext:value-type="string">
            <text:p>Avenue de Saïo</text:p>
          </table:table-cell>
          <table:table-cell table:style-name="ce2" office:value-type="string" calcext:value-type="string">
            <text:p>Saïolaan</text:p>
          </table:table-cell>
          <table:table-cell table:style-name="ce2" office:value-type="string" calcext:value-type="string">
            <text:p>Q19947679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4];&quot;/&quot;;[.B154])" office:value-type="string" office:string-value="https://osm.org/relation/3138893" calcext:value-type="string">
            <text:p>https://osm.org/relation/31388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903" calcext:value-type="float">
            <text:p>3138903</text:p>
          </table:table-cell>
          <table:table-cell table:style-name="ce2" office:value-type="string" calcext:value-type="string">
            <text:p>Rue Florimond De Pauw</text:p>
          </table:table-cell>
          <table:table-cell table:style-name="ce2" office:value-type="string" calcext:value-type="string">
            <text:p>Florimond De Pauw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55];&quot;/&quot;;[.B155])" office:value-type="string" office:string-value="https://osm.org/relation/3138903" calcext:value-type="string">
            <text:p>https://osm.org/relation/31389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928" calcext:value-type="float">
            <text:p>3138928</text:p>
          </table:table-cell>
          <table:table-cell table:style-name="ce2" office:value-type="string" calcext:value-type="string">
            <text:p>Rue des Alouettes</text:p>
          </table:table-cell>
          <table:table-cell table:style-name="ce2" office:value-type="string" calcext:value-type="string">
            <text:p>Leeuwerik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6];&quot;/&quot;;[.B156])" office:value-type="string" office:string-value="https://osm.org/relation/3138928" calcext:value-type="string">
            <text:p>https://osm.org/relation/31389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5739" calcext:value-type="float">
            <text:p>3155739</text:p>
          </table:table-cell>
          <table:table-cell table:style-name="ce2" office:value-type="string" calcext:value-type="string">
            <text:p>Rue de la Promenade</text:p>
          </table:table-cell>
          <table:table-cell table:style-name="ce2" office:value-type="string" calcext:value-type="string">
            <text:p>Wandeli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7];&quot;/&quot;;[.B157])" office:value-type="string" office:string-value="https://osm.org/relation/3155739" calcext:value-type="string">
            <text:p>https://osm.org/relation/31557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5759" calcext:value-type="float">
            <text:p>3155759</text:p>
          </table:table-cell>
          <table:table-cell table:style-name="ce2" office:value-type="string" calcext:value-type="string">
            <text:p>Avenue Guillaume Stassart</text:p>
          </table:table-cell>
          <table:table-cell table:style-name="ce2" office:value-type="string" calcext:value-type="string">
            <text:p>Guillaume Stassart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58];&quot;/&quot;;[.B158])" office:value-type="string" office:string-value="https://osm.org/relation/3155759" calcext:value-type="string">
            <text:p>https://osm.org/relation/31557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5762" calcext:value-type="float">
            <text:p>3155762</text:p>
          </table:table-cell>
          <table:table-cell table:style-name="ce2" office:value-type="string" calcext:value-type="string">
            <text:p>Rue Fridtjof Nansen</text:p>
          </table:table-cell>
          <table:table-cell table:style-name="ce2" office:value-type="string" calcext:value-type="string">
            <text:p>Fridtjof Nansenstraat</text:p>
          </table:table-cell>
          <table:table-cell table:style-name="ce2" office:value-type="string" calcext:value-type="string">
            <text:p>Q7229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59];&quot;/&quot;;[.B159])" office:value-type="string" office:string-value="https://osm.org/relation/3155762" calcext:value-type="string">
            <text:p>https://osm.org/relation/31557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5767" calcext:value-type="float">
            <text:p>3155767</text:p>
          </table:table-cell>
          <table:table-cell table:style-name="ce2" office:value-type="string" calcext:value-type="string">
            <text:p>Rue Jean Noté</text:p>
          </table:table-cell>
          <table:table-cell table:style-name="ce2" office:value-type="string" calcext:value-type="string">
            <text:p>Jean Notéstraat</text:p>
          </table:table-cell>
          <table:table-cell table:style-name="ce2" office:value-type="string" calcext:value-type="string">
            <text:p>Q16857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60];&quot;/&quot;;[.B160])" office:value-type="string" office:string-value="https://osm.org/relation/3155767" calcext:value-type="string">
            <text:p>https://osm.org/relation/31557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5769" calcext:value-type="float">
            <text:p>3155769</text:p>
          </table:table-cell>
          <table:table-cell table:style-name="ce2" office:value-type="string" calcext:value-type="string">
            <text:p>Rue Docteur Roux</text:p>
          </table:table-cell>
          <table:table-cell table:style-name="ce2" office:value-type="string" calcext:value-type="string">
            <text:p>Dokter Rouxstraat</text:p>
          </table:table-cell>
          <table:table-cell table:style-name="ce5" office:value-type="string" calcext:value-type="string">
            <text:p>Q28644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61];&quot;/&quot;;[.B161])" office:value-type="string" office:string-value="https://osm.org/relation/3155769" calcext:value-type="string">
            <text:p>https://osm.org/relation/31557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5783" calcext:value-type="float">
            <text:p>3155783</text:p>
          </table:table-cell>
          <table:table-cell table:style-name="ce2" office:value-type="string" calcext:value-type="string">
            <text:p>Rue Claude Debussy</text:p>
          </table:table-cell>
          <table:table-cell table:style-name="ce2" office:value-type="string" calcext:value-type="string">
            <text:p>Claude Debussystraat</text:p>
          </table:table-cell>
          <table:table-cell table:style-name="ce5" office:value-type="string" calcext:value-type="string">
            <text:p>Q47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62];&quot;/&quot;;[.B162])" office:value-type="string" office:string-value="https://osm.org/relation/3155783" calcext:value-type="string">
            <text:p>https://osm.org/relation/31557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5809" calcext:value-type="float">
            <text:p>3155809</text:p>
          </table:table-cell>
          <table:table-cell table:style-name="ce2" office:value-type="string" calcext:value-type="string">
            <text:p>Rue Félicien Rops</text:p>
          </table:table-cell>
          <table:table-cell table:style-name="ce2" office:value-type="string" calcext:value-type="string">
            <text:p>Félicien Ropsstraat</text:p>
          </table:table-cell>
          <table:table-cell table:style-name="ce5" office:value-type="string" calcext:value-type="string">
            <text:p>Q37812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63];&quot;/&quot;;[.B163])" office:value-type="string" office:string-value="https://osm.org/relation/3155809" calcext:value-type="string">
            <text:p>https://osm.org/relation/31558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6306" calcext:value-type="float">
            <text:p>3196306</text:p>
          </table:table-cell>
          <table:table-cell table:style-name="ce2" office:value-type="string" calcext:value-type="string">
            <text:p>Boulevard Maurice Carême</text:p>
          </table:table-cell>
          <table:table-cell table:style-name="ce2" office:value-type="string" calcext:value-type="string">
            <text:p>Maurice Carêmelaan</text:p>
          </table:table-cell>
          <table:table-cell table:style-name="ce2" office:value-type="string" calcext:value-type="string">
            <text:p>Q13959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64];&quot;/&quot;;[.B164])" office:value-type="string" office:string-value="https://osm.org/relation/3196306" calcext:value-type="string">
            <text:p>https://osm.org/relation/3196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6595" calcext:value-type="float">
            <text:p>3196595</text:p>
          </table:table-cell>
          <table:table-cell table:style-name="ce2" office:value-type="string" calcext:value-type="string">
            <text:p>Boulevard Théo Lambert</text:p>
          </table:table-cell>
          <table:table-cell table:style-name="ce2" office:value-type="string" calcext:value-type="string">
            <text:p>Théo Lamber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https://en.wikipedia.org/wiki/Théo_Lefèvre</text:p>
          </table:table-cell>
          <table:table-cell/>
          <table:table-cell table:style-name="ce9" table:formula="of:=CONCATENATE(&quot;https://osm.org/&quot;;[.A165];&quot;/&quot;;[.B165])" office:value-type="string" office:string-value="https://osm.org/relation/3196595" calcext:value-type="string">
            <text:p>https://osm.org/relation/31965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6979" calcext:value-type="float">
            <text:p>3196979</text:p>
          </table:table-cell>
          <table:table-cell table:style-name="ce2" office:value-type="string" calcext:value-type="string">
            <text:p>Boulevard Aristide Briand</text:p>
          </table:table-cell>
          <table:table-cell table:style-name="ce2" office:value-type="string" calcext:value-type="string">
            <text:p>Aristide Briandlaan</text:p>
          </table:table-cell>
          <table:table-cell table:style-name="ce2" office:value-type="string" calcext:value-type="string">
            <text:p>Q17988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66];&quot;/&quot;;[.B166])" office:value-type="string" office:string-value="https://osm.org/relation/3196979" calcext:value-type="string">
            <text:p>https://osm.org/relation/31969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6980" calcext:value-type="float">
            <text:p>3196980</text:p>
          </table:table-cell>
          <table:table-cell table:style-name="ce2" office:value-type="string" calcext:value-type="string">
            <text:p>Place Verdi</text:p>
          </table:table-cell>
          <table:table-cell table:style-name="ce2" office:value-type="string" calcext:value-type="string">
            <text:p>Verdi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67];&quot;/&quot;;[.B167])" office:value-type="string" office:string-value="https://osm.org/relation/3196980" calcext:value-type="string">
            <text:p>https://osm.org/relation/31969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6987" calcext:value-type="float">
            <text:p>3196987</text:p>
          </table:table-cell>
          <table:table-cell table:style-name="ce2" office:value-type="string" calcext:value-type="string">
            <text:p>Avenue Docteur Zamenhof</text:p>
          </table:table-cell>
          <table:table-cell table:style-name="ce2" office:value-type="string" calcext:value-type="string">
            <text:p>Dokter Zamenhoflaan</text:p>
          </table:table-cell>
          <table:table-cell table:style-name="ce5" office:value-type="string" calcext:value-type="string">
            <text:p>Q117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68];&quot;/&quot;;[.B168])" office:value-type="string" office:string-value="https://osm.org/relation/3196987" calcext:value-type="string">
            <text:p>https://osm.org/relation/31969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8268" calcext:value-type="float">
            <text:p>3198268</text:p>
          </table:table-cell>
          <table:table-cell table:style-name="ce2" office:value-type="string" calcext:value-type="string">
            <text:p>Avenue Victor Olivier</text:p>
          </table:table-cell>
          <table:table-cell table:style-name="ce2" office:value-type="string" calcext:value-type="string">
            <text:p>Victor Olivierlaan</text:p>
          </table:table-cell>
          <table:table-cell table:style-name="ce2" office:value-type="string" calcext:value-type="string">
            <text:p>Q253949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69];&quot;/&quot;;[.B169])" office:value-type="string" office:string-value="https://osm.org/relation/3198268" calcext:value-type="string">
            <text:p>https://osm.org/relation/31982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8269" calcext:value-type="float">
            <text:p>3198269</text:p>
          </table:table-cell>
          <table:table-cell table:style-name="ce2" office:value-type="string" calcext:value-type="string">
            <text:p>Rue François Gérard</text:p>
          </table:table-cell>
          <table:table-cell table:style-name="ce2" office:value-type="string" calcext:value-type="string">
            <text:p>François Gérard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70];&quot;/&quot;;[.B170])" office:value-type="string" office:string-value="https://osm.org/relation/3198269" calcext:value-type="string">
            <text:p>https://osm.org/relation/31982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8270" calcext:value-type="float">
            <text:p>3198270</text:p>
          </table:table-cell>
          <table:table-cell table:style-name="ce2" office:value-type="string" calcext:value-type="string">
            <text:p>Rue François Ysewyn</text:p>
          </table:table-cell>
          <table:table-cell table:style-name="ce2" office:value-type="string" calcext:value-type="string">
            <text:p>François Ysewy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data, wikipedia</text:p>
          </table:table-cell>
          <table:table-cell table:style-name="ce9" table:formula="of:=CONCATENATE(&quot;https://osm.org/&quot;;[.A171];&quot;/&quot;;[.B171])" office:value-type="string" office:string-value="https://osm.org/relation/3198270" calcext:value-type="string">
            <text:p>https://osm.org/relation/31982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8271" calcext:value-type="float">
            <text:p>3198271</text:p>
          </table:table-cell>
          <table:table-cell table:style-name="ce2" office:value-type="string" calcext:value-type="string">
            <text:p>Square Elsa Frison</text:p>
          </table:table-cell>
          <table:table-cell table:style-name="ce2" office:value-type="string" calcext:value-type="string">
            <text:p>Elsa Frisonsquare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no wikidata, WP</text:p>
          </table:table-cell>
          <table:table-cell table:style-name="ce9" table:formula="of:=CONCATENATE(&quot;https://osm.org/&quot;;[.A172];&quot;/&quot;;[.B172])" office:value-type="string" office:string-value="https://osm.org/relation/3198271" calcext:value-type="string">
            <text:p>https://osm.org/relation/31982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8273" calcext:value-type="float">
            <text:p>3198273</text:p>
          </table:table-cell>
          <table:table-cell table:style-name="ce2" office:value-type="string" calcext:value-type="string">
            <text:p>Rue Professeur Hendrickx</text:p>
          </table:table-cell>
          <table:table-cell table:style-name="ce2" office:value-type="string" calcext:value-type="string">
            <text:p>Professor Hendrick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73];&quot;/&quot;;[.B173])" office:value-type="string" office:string-value="https://osm.org/relation/3198273" calcext:value-type="string">
            <text:p>https://osm.org/relation/31982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98274" calcext:value-type="float">
            <text:p>3198274</text:p>
          </table:table-cell>
          <table:table-cell table:style-name="ce2" office:value-type="string" calcext:value-type="string">
            <text:p>Rue Pierre Marchant</text:p>
          </table:table-cell>
          <table:table-cell table:style-name="ce2" office:value-type="string" calcext:value-type="string">
            <text:p>Pierre Marchantstraat</text:p>
          </table:table-cell>
          <table:table-cell table:style-name="ce2" office:value-type="string" calcext:value-type="string">
            <text:p>Q71756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74];&quot;/&quot;;[.B174])" office:value-type="string" office:string-value="https://osm.org/relation/3198274" calcext:value-type="string">
            <text:p>https://osm.org/relation/31982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9877" calcext:value-type="float">
            <text:p>3209877</text:p>
          </table:table-cell>
          <table:table-cell table:style-name="ce2" office:value-type="string" calcext:value-type="string">
            <text:p>Avenue Eugène Ysaye</text:p>
          </table:table-cell>
          <table:table-cell table:style-name="ce2" office:value-type="string" calcext:value-type="string">
            <text:p>Eugène Ysayelaan</text:p>
          </table:table-cell>
          <table:table-cell table:style-name="ce2" office:value-type="string" calcext:value-type="string">
            <text:p>Q3128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75];&quot;/&quot;;[.B175])" office:value-type="string" office:string-value="https://osm.org/relation/3209877" calcext:value-type="string">
            <text:p>https://osm.org/relation/32098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9879" calcext:value-type="float">
            <text:p>3209879</text:p>
          </table:table-cell>
          <table:table-cell table:style-name="ce2" office:value-type="string" calcext:value-type="string">
            <text:p>Square Frans Hals</text:p>
          </table:table-cell>
          <table:table-cell table:style-name="ce2" office:value-type="string" calcext:value-type="string">
            <text:p>Frans Halssqua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76];&quot;/&quot;;[.B176])" office:value-type="string" office:string-value="https://osm.org/relation/3209879" calcext:value-type="string">
            <text:p>https://osm.org/relation/32098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9882" calcext:value-type="float">
            <text:p>3209882</text:p>
          </table:table-cell>
          <table:table-cell table:style-name="ce2" office:value-type="string" calcext:value-type="string">
            <text:p>Rue Guillaume Lekeu</text:p>
          </table:table-cell>
          <table:table-cell table:style-name="ce2" office:value-type="string" calcext:value-type="string">
            <text:p>Guillaume Lekeustraat</text:p>
          </table:table-cell>
          <table:table-cell table:style-name="ce2" office:value-type="string" calcext:value-type="string">
            <text:p>Q4509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77];&quot;/&quot;;[.B177])" office:value-type="string" office:string-value="https://osm.org/relation/3209882" calcext:value-type="string">
            <text:p>https://osm.org/relation/32098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9886" calcext:value-type="float">
            <text:p>3209886</text:p>
          </table:table-cell>
          <table:table-cell table:style-name="ce2" office:value-type="string" calcext:value-type="string">
            <text:p>Rue Chopin</text:p>
          </table:table-cell>
          <table:table-cell table:style-name="ce2" office:value-type="string" calcext:value-type="string">
            <text:p>Chopi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78];&quot;/&quot;;[.B178])" office:value-type="string" office:string-value="https://osm.org/relation/3209886" calcext:value-type="string">
            <text:p>https://osm.org/relation/32098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09894" calcext:value-type="float">
            <text:p>3209894</text:p>
          </table:table-cell>
          <table:table-cell table:style-name="ce2" office:value-type="string" calcext:value-type="string">
            <text:p>Rue Louis van Beethoven</text:p>
          </table:table-cell>
          <table:table-cell table:style-name="ce2" office:value-type="string" calcext:value-type="string">
            <text:p>Louis van Beethov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79];&quot;/&quot;;[.B179])" office:value-type="string" office:string-value="https://osm.org/relation/3209894" calcext:value-type="string">
            <text:p>https://osm.org/relation/32098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0015" calcext:value-type="float">
            <text:p>3210015</text:p>
          </table:table-cell>
          <table:table-cell table:style-name="ce2" office:value-type="string" calcext:value-type="string">
            <text:p>Rue Antoine Nys</text:p>
          </table:table-cell>
          <table:table-cell table:style-name="ce2" office:value-type="string" calcext:value-type="string">
            <text:p>Antoine Ny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80];&quot;/&quot;;[.B180])" office:value-type="string" office:string-value="https://osm.org/relation/3210015" calcext:value-type="string">
            <text:p>https://osm.org/relation/32100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0019" calcext:value-type="float">
            <text:p>3210019</text:p>
          </table:table-cell>
          <table:table-cell table:style-name="ce2" office:value-type="string" calcext:value-type="string">
            <text:p>Avenue Marius Renard</text:p>
          </table:table-cell>
          <table:table-cell table:style-name="ce2" office:value-type="string" calcext:value-type="string">
            <text:p>Marius Renard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81];&quot;/&quot;;[.B181])" office:value-type="string" office:string-value="https://osm.org/relation/3210019" calcext:value-type="string">
            <text:p>https://osm.org/relation/32100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0021" calcext:value-type="float">
            <text:p>3210021</text:p>
          </table:table-cell>
          <table:table-cell table:style-name="ce2" office:value-type="string" calcext:value-type="string">
            <text:p>Avenue Docteur Lemoine</text:p>
          </table:table-cell>
          <table:table-cell table:style-name="ce2" office:value-type="string" calcext:value-type="string">
            <text:p>Dokter Lemoinelaan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Pas de wikidata, wikipedia</text:p>
          </table:table-cell>
          <table:table-cell table:style-name="ce9" table:formula="of:=CONCATENATE(&quot;https://osm.org/&quot;;[.A182];&quot;/&quot;;[.B182])" office:value-type="string" office:string-value="https://osm.org/relation/3210021" calcext:value-type="string">
            <text:p>https://osm.org/relation/3210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0049" calcext:value-type="float">
            <text:p>3210049</text:p>
          </table:table-cell>
          <table:table-cell table:style-name="ce2" office:value-type="string" calcext:value-type="string">
            <text:p>Place Martin Luther King</text:p>
          </table:table-cell>
          <table:table-cell table:style-name="ce2" office:value-type="string" calcext:value-type="string">
            <text:p>Martin Luther Kingplein</text:p>
          </table:table-cell>
          <table:table-cell table:style-name="ce4" office:value-type="string" calcext:value-type="string">
            <text:p>Q802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83];&quot;/&quot;;[.B183])" office:value-type="string" office:string-value="https://osm.org/relation/3210049" calcext:value-type="string">
            <text:p>https://osm.org/relation/32100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0058" calcext:value-type="float">
            <text:p>3210058</text:p>
          </table:table-cell>
          <table:table-cell table:style-name="ce2" office:value-type="string" calcext:value-type="string">
            <text:p>Boulevard Joseph Bracops</text:p>
          </table:table-cell>
          <table:table-cell table:style-name="ce2" office:value-type="string" calcext:value-type="string">
            <text:p>Joseph Bracop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84];&quot;/&quot;;[.B184])" office:value-type="string" office:string-value="https://osm.org/relation/3210058" calcext:value-type="string">
            <text:p>https://osm.org/relation/32100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0062" calcext:value-type="float">
            <text:p>3210062</text:p>
          </table:table-cell>
          <table:table-cell table:style-name="ce2" office:value-type="string" calcext:value-type="string">
            <text:p>Avenue Jean Sibélius</text:p>
          </table:table-cell>
          <table:table-cell table:style-name="ce2" office:value-type="string" calcext:value-type="string">
            <text:p>Jean Sibéliu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85];&quot;/&quot;;[.B185])" office:value-type="string" office:string-value="https://osm.org/relation/3210062" calcext:value-type="string">
            <text:p>https://osm.org/relation/32100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1719" calcext:value-type="float">
            <text:p>3211719</text:p>
          </table:table-cell>
          <table:table-cell table:style-name="ce2" office:value-type="string" calcext:value-type="string">
            <text:p>Avenue du Roi-Soldat</text:p>
          </table:table-cell>
          <table:table-cell table:style-name="ce2" office:value-type="string" calcext:value-type="string">
            <text:p>Koning-Soldaatlaan</text:p>
          </table:table-cell>
          <table:table-cell table:style-name="ce6" office:value-type="string" calcext:value-type="string">
            <text:p>Q550080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86];&quot;/&quot;;[.B186])" office:value-type="string" office:string-value="https://osm.org/relation/3211719" calcext:value-type="string">
            <text:p>https://osm.org/relation/32117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1721" calcext:value-type="float">
            <text:p>3211721</text:p>
          </table:table-cell>
          <table:table-cell table:style-name="ce2" office:value-type="string" calcext:value-type="string">
            <text:p>Avenue Nellie Melba</text:p>
          </table:table-cell>
          <table:table-cell table:style-name="ce2" office:value-type="string" calcext:value-type="string">
            <text:p>Nellie Melbalaan</text:p>
          </table:table-cell>
          <table:table-cell table:style-name="ce6" office:value-type="string" calcext:value-type="string">
            <text:p>Q23760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CONCATENATE(&quot;https://osm.org/&quot;;[.A187];&quot;/&quot;;[.B187])" office:value-type="string" office:string-value="https://osm.org/relation/3211721" calcext:value-type="string">
            <text:p>https://osm.org/relation/32117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1725" calcext:value-type="float">
            <text:p>3211725</text:p>
          </table:table-cell>
          <table:table-cell table:style-name="ce2" office:value-type="string" calcext:value-type="string">
            <text:p>Rue de la Vigne</text:p>
          </table:table-cell>
          <table:table-cell table:style-name="ce2" office:value-type="string" calcext:value-type="string">
            <text:p>Wijngaa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8];&quot;/&quot;;[.B188])" office:value-type="string" office:string-value="https://osm.org/relation/3211725" calcext:value-type="string">
            <text:p>https://osm.org/relation/32117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1731" calcext:value-type="float">
            <text:p>3211731</text:p>
          </table:table-cell>
          <table:table-cell table:style-name="ce2" office:value-type="string" calcext:value-type="string">
            <text:p>Avenue Charles De Tollenaere</text:p>
          </table:table-cell>
          <table:table-cell table:style-name="ce2" office:value-type="string" calcext:value-type="string">
            <text:p>Charles De Tollenaer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89];&quot;/&quot;;[.B189])" office:value-type="string" office:string-value="https://osm.org/relation/3211731" calcext:value-type="string">
            <text:p>https://osm.org/relation/32117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1733" calcext:value-type="float">
            <text:p>3211733</text:p>
          </table:table-cell>
          <table:table-cell table:style-name="ce2" office:value-type="string" calcext:value-type="string">
            <text:p>Square Victor Voets</text:p>
          </table:table-cell>
          <table:table-cell table:style-name="ce2" office:value-type="string" calcext:value-type="string">
            <text:p>Victor Voetssquare</text:p>
          </table:table-cell>
          <table:table-cell table:style-name="ce2" office:value-type="string" calcext:value-type="string">
            <text:p>Q417955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90];&quot;/&quot;;[.B190])" office:value-type="string" office:string-value="https://osm.org/relation/3211733" calcext:value-type="string">
            <text:p>https://osm.org/relation/32117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7414" calcext:value-type="float">
            <text:p>3217414</text:p>
          </table:table-cell>
          <table:table-cell table:style-name="ce2" office:value-type="string" calcext:value-type="string">
            <text:p>Rue Pierre Longin</text:p>
          </table:table-cell>
          <table:table-cell table:style-name="ce2" office:value-type="string" calcext:value-type="string">
            <text:p>Pierre Longi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91];&quot;/&quot;;[.B191])" office:value-type="string" office:string-value="https://osm.org/relation/3217414" calcext:value-type="string">
            <text:p>https://osm.org/relation/32174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7424" calcext:value-type="float">
            <text:p>3217424</text:p>
          </table:table-cell>
          <table:table-cell table:style-name="ce2" office:value-type="string" calcext:value-type="string">
            <text:p>Avenue Romain Rolland</text:p>
          </table:table-cell>
          <table:table-cell table:style-name="ce2" office:value-type="string" calcext:value-type="string">
            <text:p>Romain Rollandlaan</text:p>
          </table:table-cell>
          <table:table-cell table:style-name="ce4" office:value-type="string" calcext:value-type="string">
            <text:p>Q471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92];&quot;/&quot;;[.B192])" office:value-type="string" office:string-value="https://osm.org/relation/3217424" calcext:value-type="string">
            <text:p>https://osm.org/relation/32174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7431" calcext:value-type="float">
            <text:p>3217431</text:p>
          </table:table-cell>
          <table:table-cell table:style-name="ce2" office:value-type="string" calcext:value-type="string">
            <text:p>Rue Jean Baptiste François Denys</text:p>
          </table:table-cell>
          <table:table-cell table:style-name="ce2" office:value-type="string" calcext:value-type="string">
            <text:p>Jean Baptiste François Deny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93];&quot;/&quot;;[.B193])" office:value-type="string" office:string-value="https://osm.org/relation/3217431" calcext:value-type="string">
            <text:p>https://osm.org/relation/32174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7433" calcext:value-type="float">
            <text:p>3217433</text:p>
          </table:table-cell>
          <table:table-cell table:style-name="ce2" office:value-type="string" calcext:value-type="string">
            <text:p>Avenue Chanoine Roose</text:p>
          </table:table-cell>
          <table:table-cell table:style-name="ce2" office:value-type="string" calcext:value-type="string">
            <text:p>Kanunnik Roos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4];&quot;/&quot;;[.B194])" office:value-type="string" office:string-value="https://osm.org/relation/3217433" calcext:value-type="string">
            <text:p>https://osm.org/relation/32174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7439" calcext:value-type="float">
            <text:p>3217439</text:p>
          </table:table-cell>
          <table:table-cell table:style-name="ce2" office:value-type="string" calcext:value-type="string">
            <text:p>Avenue Capitaine Fossoul</text:p>
          </table:table-cell>
          <table:table-cell table:style-name="ce2" office:value-type="string" calcext:value-type="string">
            <text:p>Kapitein Fossoul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95];&quot;/&quot;;[.B195])" office:value-type="string" office:string-value="https://osm.org/relation/3217439" calcext:value-type="string">
            <text:p>https://osm.org/relation/32174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7448" calcext:value-type="float">
            <text:p>3217448</text:p>
          </table:table-cell>
          <table:table-cell table:style-name="ce2" office:value-type="string" calcext:value-type="string">
            <text:p>Drève des Agaves</text:p>
          </table:table-cell>
          <table:table-cell table:style-name="ce2" office:value-type="string" calcext:value-type="string">
            <text:p>Agav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6];&quot;/&quot;;[.B196])" office:value-type="string" office:string-value="https://osm.org/relation/3217448" calcext:value-type="string">
            <text:p>https://osm.org/relation/32174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17461" calcext:value-type="float">
            <text:p>3217461</text:p>
          </table:table-cell>
          <table:table-cell table:style-name="ce2" office:value-type="string" calcext:value-type="string">
            <text:p>Avenue Pierre Beyst</text:p>
          </table:table-cell>
          <table:table-cell table:style-name="ce2" office:value-type="string" calcext:value-type="string">
            <text:p>Pierre Beys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97];&quot;/&quot;;[.B197])" office:value-type="string" office:string-value="https://osm.org/relation/3217461" calcext:value-type="string">
            <text:p>https://osm.org/relation/32174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7231" calcext:value-type="float">
            <text:p>3227231</text:p>
          </table:table-cell>
          <table:table-cell table:style-name="ce2" office:value-type="string" calcext:value-type="string">
            <text:p>Avenue Gounod</text:p>
          </table:table-cell>
          <table:table-cell table:style-name="ce2" office:value-type="string" calcext:value-type="string">
            <text:p>Gounodlaan</text:p>
          </table:table-cell>
          <table:table-cell table:style-name="ce5" office:value-type="string" calcext:value-type="string">
            <text:p>Q1802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des noms de compositeurs, cette voir porte celui de Charles Gounod -</text:p>
            <text:p>http://www.ebru.be/Streets/streets1070/bruxelles-1070-avenue-gounod.html</text:p>
          </table:table-cell>
          <table:table-cell table:style-name="ce9" table:formula="of:=CONCATENATE(&quot;https://osm.org/&quot;;[.A198];&quot;/&quot;;[.B198])" office:value-type="string" office:string-value="https://osm.org/relation/3227231" calcext:value-type="string">
            <text:p>https://osm.org/relation/32272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7236" calcext:value-type="float">
            <text:p>3227236</text:p>
          </table:table-cell>
          <table:table-cell table:style-name="ce2" office:value-type="string" calcext:value-type="string">
            <text:p>Rue du Busselenberg</text:p>
          </table:table-cell>
          <table:table-cell table:style-name="ce2" office:value-type="string" calcext:value-type="string">
            <text:p>Bussel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9];&quot;/&quot;;[.B199])" office:value-type="string" office:string-value="https://osm.org/relation/3227236" calcext:value-type="string">
            <text:p>https://osm.org/relation/32272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7239" calcext:value-type="float">
            <text:p>3227239</text:p>
          </table:table-cell>
          <table:table-cell table:style-name="ce2" office:value-type="string" calcext:value-type="string">
            <text:p>Rue Edgar Tinel</text:p>
          </table:table-cell>
          <table:table-cell table:style-name="ce2" office:value-type="string" calcext:value-type="string">
            <text:p>Edgar Tinelstraat</text:p>
          </table:table-cell>
          <table:table-cell table:style-name="ce2" office:value-type="string" calcext:value-type="string">
            <text:p>Q3770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00];&quot;/&quot;;[.B200])" office:value-type="string" office:string-value="https://osm.org/relation/3227239" calcext:value-type="string">
            <text:p>https://osm.org/relation/32272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7246" calcext:value-type="float">
            <text:p>3227246</text:p>
          </table:table-cell>
          <table:table-cell table:style-name="ce2" office:value-type="string" calcext:value-type="string">
            <text:p>Rue Henri Vieuxtemps</text:p>
          </table:table-cell>
          <table:table-cell table:style-name="ce2" office:value-type="string" calcext:value-type="string">
            <text:p>Henri Vieuxtempsstraat</text:p>
          </table:table-cell>
          <table:table-cell table:style-name="ce2" office:value-type="string" calcext:value-type="string">
            <text:p>Q3127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01];&quot;/&quot;;[.B201])" office:value-type="string" office:string-value="https://osm.org/relation/3227246" calcext:value-type="string">
            <text:p>https://osm.org/relation/32272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7577" calcext:value-type="float">
            <text:p>3227577</text:p>
          </table:table-cell>
          <table:table-cell table:style-name="ce2" office:value-type="string" calcext:value-type="string">
            <text:p>Rue Lieutenant Liedel</text:p>
          </table:table-cell>
          <table:table-cell table:style-name="ce2" office:value-type="string" calcext:value-type="string">
            <text:p>Luitenant Lied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soldat belge</text:p>
          </table:table-cell>
          <table:table-cell table:style-name="ce9" table:formula="of:=CONCATENATE(&quot;https://osm.org/&quot;;[.A202];&quot;/&quot;;[.B202])" office:value-type="string" office:string-value="https://osm.org/relation/3227577" calcext:value-type="string">
            <text:p>https://osm.org/relation/32275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7624" calcext:value-type="float">
            <text:p>3227624</text:p>
          </table:table-cell>
          <table:table-cell table:style-name="ce2" office:value-type="string" calcext:value-type="string">
            <text:p>Rue de Veeweyde</text:p>
          </table:table-cell>
          <table:table-cell table:style-name="ce2" office:value-type="string" calcext:value-type="string">
            <text:p>Veewei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3];&quot;/&quot;;[.B203])" office:value-type="string" office:string-value="https://osm.org/relation/3227624" calcext:value-type="string">
            <text:p>https://osm.org/relation/32276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7626" calcext:value-type="float">
            <text:p>3227626</text:p>
          </table:table-cell>
          <table:table-cell table:style-name="ce2" office:value-type="string" calcext:value-type="string">
            <text:p>Rue Théodore Bekaert</text:p>
          </table:table-cell>
          <table:table-cell table:style-name="ce2" office:value-type="string" calcext:value-type="string">
            <text:p>Théodore Bekae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Conseiller communal et échevin d'Anderlecht de 1888 à 1898</text:p>
          </table:table-cell>
          <table:table-cell table:style-name="ce9" table:formula="of:=CONCATENATE(&quot;https://osm.org/&quot;;[.A204];&quot;/&quot;;[.B204])" office:value-type="string" office:string-value="https://osm.org/relation/3227626" calcext:value-type="string">
            <text:p>https://osm.org/relation/32276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7643" calcext:value-type="float">
            <text:p>3227643</text:p>
          </table:table-cell>
          <table:table-cell table:style-name="ce2" office:value-type="string" calcext:value-type="string">
            <text:p>Rue Victor Rauter</text:p>
          </table:table-cell>
          <table:table-cell table:style-name="ce2" office:value-type="string" calcext:value-type="string">
            <text:p>Victor Raut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Sapeur-pompier volontaire</text:p>
          </table:table-cell>
          <table:table-cell table:style-name="ce9" table:formula="of:=CONCATENATE(&quot;https://osm.org/&quot;;[.A205];&quot;/&quot;;[.B205])" office:value-type="string" office:string-value="https://osm.org/relation/3227643" calcext:value-type="string">
            <text:p>https://osm.org/relation/32276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6796" calcext:value-type="float">
            <text:p>3236796</text:p>
          </table:table-cell>
          <table:table-cell table:style-name="ce2" office:value-type="string" calcext:value-type="string">
            <text:p>Rue du Sillon</text:p>
          </table:table-cell>
          <table:table-cell table:style-name="ce2" office:value-type="string" calcext:value-type="string">
            <text:p>Voo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6];&quot;/&quot;;[.B206])" office:value-type="string" office:string-value="https://osm.org/relation/3236796" calcext:value-type="string">
            <text:p>https://osm.org/relation/32367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6801" calcext:value-type="float">
            <text:p>3236801</text:p>
          </table:table-cell>
          <table:table-cell table:style-name="ce2" office:value-type="string" calcext:value-type="string">
            <text:p>Square Camille Paulsen</text:p>
          </table:table-cell>
          <table:table-cell table:style-name="ce2" office:value-type="string" calcext:value-type="string">
            <text:p>Camille Paulsensqua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uge au Tribunal de première instance</text:p>
          </table:table-cell>
          <table:table-cell table:style-name="ce9" table:formula="of:=CONCATENATE(&quot;https://osm.org/&quot;;[.A207];&quot;/&quot;;[.B207])" office:value-type="string" office:string-value="https://osm.org/relation/3236801" calcext:value-type="string">
            <text:p>https://osm.org/relation/32368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6804" calcext:value-type="float">
            <text:p>3236804</text:p>
          </table:table-cell>
          <table:table-cell table:style-name="ce2" office:value-type="string" calcext:value-type="string">
            <text:p>Rue Pol Stoppelaere</text:p>
          </table:table-cell>
          <table:table-cell table:style-name="ce2" office:value-type="string" calcext:value-type="string">
            <text:p>Pol Stoppelaer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Conseiller communal d'Anderlecht</text:p>
          </table:table-cell>
          <table:table-cell table:style-name="ce9" table:formula="of:=CONCATENATE(&quot;https://osm.org/&quot;;[.A208];&quot;/&quot;;[.B208])" office:value-type="string" office:string-value="https://osm.org/relation/3236804" calcext:value-type="string">
            <text:p>https://osm.org/relation/32368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6920" calcext:value-type="float">
            <text:p>3236920</text:p>
          </table:table-cell>
          <table:table-cell table:style-name="ce2" office:value-type="string" calcext:value-type="string">
            <text:p>Rue des Fruits</text:p>
          </table:table-cell>
          <table:table-cell table:style-name="ce2" office:value-type="string" calcext:value-type="string">
            <text:p>Frui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9];&quot;/&quot;;[.B209])" office:value-type="string" office:string-value="https://osm.org/relation/3236920" calcext:value-type="string">
            <text:p>https://osm.org/relation/32369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6997" calcext:value-type="float">
            <text:p>3236997</text:p>
          </table:table-cell>
          <table:table-cell table:style-name="ce2" office:value-type="string" calcext:value-type="string">
            <text:p>Rue Elskamp</text:p>
          </table:table-cell>
          <table:table-cell table:style-name="ce2" office:value-type="string" calcext:value-type="string">
            <text:p>Elskampstraat</text:p>
          </table:table-cell>
          <table:table-cell table:style-name="ce2" office:value-type="string" calcext:value-type="string">
            <text:p>Q25761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10];&quot;/&quot;;[.B210])" office:value-type="string" office:string-value="https://osm.org/relation/3236997" calcext:value-type="string">
            <text:p>https://osm.org/relation/32369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7012" calcext:value-type="float">
            <text:p>3237012</text:p>
          </table:table-cell>
          <table:table-cell table:style-name="ce2" office:value-type="string" calcext:value-type="string">
            <text:p>Rue Maria Tillmans</text:p>
          </table:table-cell>
          <table:table-cell table:style-name="ce2" office:value-type="string" calcext:value-type="string">
            <text:p>Maria Tillmans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Ouvrière, militante socialiste et conseillère communale à Anderlecht</text:p>
          </table:table-cell>
          <table:table-cell table:style-name="ce9" table:formula="of:=CONCATENATE(&quot;https://osm.org/&quot;;[.A211];&quot;/&quot;;[.B211])" office:value-type="string" office:string-value="https://osm.org/relation/3237012" calcext:value-type="string">
            <text:p>https://osm.org/relation/32370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7015" calcext:value-type="float">
            <text:p>3237015</text:p>
          </table:table-cell>
          <table:table-cell table:style-name="ce2" office:value-type="string" calcext:value-type="string">
            <text:p>Rue Henri Maes</text:p>
          </table:table-cell>
          <table:table-cell table:style-name="ce2" office:value-type="string" calcext:value-type="string">
            <text:p>Henri Mae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ondateur de la brasserie De Halve Maan (ou son fils, petit-fils ou son arrière-petit-fils qui s'appellent tous Heni...)</text:p>
          </table:table-cell>
          <table:table-cell table:style-name="ce9" table:formula="of:=CONCATENATE(&quot;https://osm.org/&quot;;[.A212];&quot;/&quot;;[.B212])" office:value-type="string" office:string-value="https://osm.org/relation/3237015" calcext:value-type="string">
            <text:p>https://osm.org/relation/32370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7016" calcext:value-type="float">
            <text:p>3237016</text:p>
          </table:table-cell>
          <table:table-cell table:style-name="ce2" office:value-type="string" calcext:value-type="string">
            <text:p>Rue Adolphe Prins</text:p>
          </table:table-cell>
          <table:table-cell table:style-name="ce2" office:value-type="string" calcext:value-type="string">
            <text:p>Adolphe Prinsstraat</text:p>
          </table:table-cell>
          <table:table-cell table:style-name="ce2" office:value-type="string" calcext:value-type="string">
            <text:p>Q3658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13];&quot;/&quot;;[.B213])" office:value-type="string" office:string-value="https://osm.org/relation/3237016" calcext:value-type="string">
            <text:p>https://osm.org/relation/32370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7017" calcext:value-type="float">
            <text:p>3237017</text:p>
          </table:table-cell>
          <table:table-cell table:style-name="ce2" office:value-type="string" calcext:value-type="string">
            <text:p>Rue Karel Vande Woestijne</text:p>
          </table:table-cell>
          <table:table-cell table:style-name="ce2" office:value-type="string" calcext:value-type="string">
            <text:p>Karel Vande Woestijnestraat</text:p>
          </table:table-cell>
          <table:table-cell table:style-name="ce2" office:value-type="string" calcext:value-type="string">
            <text:p>Q18130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14];&quot;/&quot;;[.B214])" office:value-type="string" office:string-value="https://osm.org/relation/3237017" calcext:value-type="string">
            <text:p>https://osm.org/relation/32370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7025" calcext:value-type="float">
            <text:p>3237025</text:p>
          </table:table-cell>
          <table:table-cell table:style-name="ce2" office:value-type="string" calcext:value-type="string">
            <text:p>Rue Pierre Biddaer</text:p>
          </table:table-cell>
          <table:table-cell table:style-name="ce2" office:value-type="string" calcext:value-type="string">
            <text:p>Pierre Bidda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Docteur en sciences politiques et administratives, secrétaire communal et publiciste</text:p>
          </table:table-cell>
          <table:table-cell table:style-name="ce9" table:formula="of:=CONCATENATE(&quot;https://osm.org/&quot;;[.A215];&quot;/&quot;;[.B215])" office:value-type="string" office:string-value="https://osm.org/relation/3237025" calcext:value-type="string">
            <text:p>https://osm.org/relation/32370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46" calcext:value-type="float">
            <text:p>3241246</text:p>
          </table:table-cell>
          <table:table-cell table:style-name="ce2" office:value-type="string" calcext:value-type="string">
            <text:p>Rue de la Démocratie</text:p>
          </table:table-cell>
          <table:table-cell table:style-name="ce2" office:value-type="string" calcext:value-type="string">
            <text:p>Democrat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6];&quot;/&quot;;[.B216])" office:value-type="string" office:string-value="https://osm.org/relation/3241246" calcext:value-type="string">
            <text:p>https://osm.org/relation/32412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51" calcext:value-type="float">
            <text:p>3241251</text:p>
          </table:table-cell>
          <table:table-cell table:style-name="ce2" office:value-type="string" calcext:value-type="string">
            <text:p>Allée de la Villa Romaine</text:p>
          </table:table-cell>
          <table:table-cell table:style-name="ce2" office:value-type="string" calcext:value-type="string">
            <text:p>Romeinse-Villadreef</text:p>
          </table:table-cell>
          <table:table-cell table:style-name="ce4" office:value-type="string" calcext:value-type="string">
            <text:p>Q918230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7];&quot;/&quot;;[.B217])" office:value-type="string" office:string-value="https://osm.org/relation/3241251" calcext:value-type="string">
            <text:p>https://osm.org/relation/32412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67" calcext:value-type="float">
            <text:p>3241267</text:p>
          </table:table-cell>
          <table:table-cell table:style-name="ce2" office:value-type="string" calcext:value-type="string">
            <text:p>Rue de la Gaîté</text:p>
          </table:table-cell>
          <table:table-cell table:style-name="ce2" office:value-type="string" calcext:value-type="string">
            <text:p>Blijdschap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8];&quot;/&quot;;[.B218])" office:value-type="string" office:string-value="https://osm.org/relation/3241267" calcext:value-type="string">
            <text:p>https://osm.org/relation/32412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294" calcext:value-type="float">
            <text:p>3241294</text:p>
          </table:table-cell>
          <table:table-cell table:style-name="ce2" office:value-type="string" calcext:value-type="string">
            <text:p>Quai de Biestebroeck</text:p>
          </table:table-cell>
          <table:table-cell table:style-name="ce2" office:value-type="string" calcext:value-type="string">
            <text:p>Biestebroek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9];&quot;/&quot;;[.B219])" office:value-type="string" office:string-value="https://osm.org/relation/3241294" calcext:value-type="string">
            <text:p>https://osm.org/relation/32412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09" calcext:value-type="float">
            <text:p>3241309</text:p>
          </table:table-cell>
          <table:table-cell table:style-name="ce2" office:value-type="string" calcext:value-type="string">
            <text:p>Rue Maurice Xhoneux</text:p>
          </table:table-cell>
          <table:table-cell table:style-name="ce2" office:value-type="string" calcext:value-type="string">
            <text:p>Maurice Xhoneu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Industriel</text:p>
          </table:table-cell>
          <table:table-cell table:style-name="ce9" table:formula="of:=CONCATENATE(&quot;https://osm.org/&quot;;[.A220];&quot;/&quot;;[.B220])" office:value-type="string" office:string-value="https://osm.org/relation/3241309" calcext:value-type="string">
            <text:p>https://osm.org/relation/32413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59" calcext:value-type="float">
            <text:p>3241359</text:p>
          </table:table-cell>
          <table:table-cell table:style-name="ce2" office:value-type="string" calcext:value-type="string">
            <text:p>Rue de Biestebroeck</text:p>
          </table:table-cell>
          <table:table-cell table:style-name="ce2" office:value-type="string" calcext:value-type="string">
            <text:p>Biestebr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1];&quot;/&quot;;[.B221])" office:value-type="string" office:string-value="https://osm.org/relation/3241359" calcext:value-type="string">
            <text:p>https://osm.org/relation/32413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69" calcext:value-type="float">
            <text:p>3241369</text:p>
          </table:table-cell>
          <table:table-cell table:style-name="ce2" office:value-type="string" calcext:value-type="string">
            <text:p>Rue du Bronze</text:p>
          </table:table-cell>
          <table:table-cell table:style-name="ce2" office:value-type="string" calcext:value-type="string">
            <text:p>Bro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2];&quot;/&quot;;[.B222])" office:value-type="string" office:string-value="https://osm.org/relation/3241369" calcext:value-type="string">
            <text:p>https://osm.org/relation/32413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95" calcext:value-type="float">
            <text:p>3241395</text:p>
          </table:table-cell>
          <table:table-cell table:style-name="ce2" office:value-type="string" calcext:value-type="string">
            <text:p>Rue des Déportés Anderlechtois</text:p>
          </table:table-cell>
          <table:table-cell table:style-name="ce2" office:value-type="string" calcext:value-type="string">
            <text:p>Anderlechtse-Weggevoer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3];&quot;/&quot;;[.B223])" office:value-type="string" office:string-value="https://osm.org/relation/3241395" calcext:value-type="string">
            <text:p>https://osm.org/relation/32413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1599" calcext:value-type="float">
            <text:p>3251599</text:p>
          </table:table-cell>
          <table:table-cell table:style-name="ce2" office:value-type="string" calcext:value-type="string">
            <text:p>Avenue Limbourg</text:p>
          </table:table-cell>
          <table:table-cell table:style-name="ce2" office:value-type="string" calcext:value-type="string">
            <text:p>Limbour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4];&quot;/&quot;;[.B224])" office:value-type="string" office:string-value="https://osm.org/relation/3251599" calcext:value-type="string">
            <text:p>https://osm.org/relation/32515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1611" calcext:value-type="float">
            <text:p>3251611</text:p>
          </table:table-cell>
          <table:table-cell table:style-name="ce2" office:value-type="string" calcext:value-type="string">
            <text:p>Rond-Point du Meir</text:p>
          </table:table-cell>
          <table:table-cell table:style-name="ce2" office:value-type="string" calcext:value-type="string">
            <text:p>Meer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5];&quot;/&quot;;[.B225])" office:value-type="string" office:string-value="https://osm.org/relation/3251611" calcext:value-type="string">
            <text:p>https://osm.org/relation/32516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1649" calcext:value-type="float">
            <text:p>3251649</text:p>
          </table:table-cell>
          <table:table-cell table:style-name="ce2" office:value-type="string" calcext:value-type="string">
            <text:p>Avenue Théo Verbeeck</text:p>
          </table:table-cell>
          <table:table-cell table:style-name="ce2" office:value-type="string" calcext:value-type="string">
            <text:p>Théo Verbeecklaan</text:p>
          </table:table-cell>
          <table:table-cell table:style-name="ce2" office:value-type="string" calcext:value-type="string">
            <text:p>Q33324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26];&quot;/&quot;;[.B226])" office:value-type="string" office:string-value="https://osm.org/relation/3251649" calcext:value-type="string">
            <text:p>https://osm.org/relation/32516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5082" calcext:value-type="float">
            <text:p>3255082</text:p>
          </table:table-cell>
          <table:table-cell table:style-name="ce2" office:value-type="string" calcext:value-type="string">
            <text:p>Rue de la Procession</text:p>
          </table:table-cell>
          <table:table-cell table:style-name="ce2" office:value-type="string" calcext:value-type="string">
            <text:p>Process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7];&quot;/&quot;;[.B227])" office:value-type="string" office:string-value="https://osm.org/relation/3255082" calcext:value-type="string">
            <text:p>https://osm.org/relation/32550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64" calcext:value-type="float">
            <text:p>3256864</text:p>
          </table:table-cell>
          <table:table-cell table:style-name="ce2" office:value-type="string" calcext:value-type="string">
            <text:p>Avenue Paul Janson</text:p>
          </table:table-cell>
          <table:table-cell table:style-name="ce2" office:value-type="string" calcext:value-type="string">
            <text:p>Paul Jansonlaan</text:p>
          </table:table-cell>
          <table:table-cell table:style-name="ce2" office:value-type="string" calcext:value-type="string">
            <text:p>Q7303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28];&quot;/&quot;;[.B228])" office:value-type="string" office:string-value="https://osm.org/relation/3256864" calcext:value-type="string">
            <text:p>https://osm.org/relation/32568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69" calcext:value-type="float">
            <text:p>3256869</text:p>
          </table:table-cell>
          <table:table-cell table:style-name="ce2" office:value-type="string" calcext:value-type="string">
            <text:p>Rue Docteur Jacobs</text:p>
          </table:table-cell>
          <table:table-cell table:style-name="ce2" office:value-type="string" calcext:value-type="string">
            <text:p>Dokter Jacob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gynécologue</text:p>
          </table:table-cell>
          <table:table-cell table:style-name="ce9" table:formula="of:=CONCATENATE(&quot;https://osm.org/&quot;;[.A229];&quot;/&quot;;[.B229])" office:value-type="string" office:string-value="https://osm.org/relation/3256869" calcext:value-type="string">
            <text:p>https://osm.org/relation/32568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75" calcext:value-type="float">
            <text:p>3256875</text:p>
          </table:table-cell>
          <table:table-cell table:style-name="ce2" office:value-type="string" calcext:value-type="string">
            <text:p>Avenue Victor et Jules Bertaux</text:p>
          </table:table-cell>
          <table:table-cell table:style-name="ce2" office:value-type="string" calcext:value-type="string">
            <text:p>Victor en Jules Bertaux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rères conseillers communaux, etc.</text:p>
          </table:table-cell>
          <table:table-cell table:style-name="ce9" table:formula="of:=CONCATENATE(&quot;https://osm.org/&quot;;[.A230];&quot;/&quot;;[.B230])" office:value-type="string" office:string-value="https://osm.org/relation/3256875" calcext:value-type="string">
            <text:p>https://osm.org/relation/325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2928" calcext:value-type="float">
            <text:p>3262928</text:p>
          </table:table-cell>
          <table:table-cell table:style-name="ce2" office:value-type="string" calcext:value-type="string">
            <text:p>Rue René Henry</text:p>
          </table:table-cell>
          <table:table-cell table:style-name="ce2" office:value-type="string" calcext:value-type="string">
            <text:p>René Henry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ournaliste, conseiller communcal</text:p>
          </table:table-cell>
          <table:table-cell table:style-name="ce9" table:formula="of:=CONCATENATE(&quot;https://osm.org/&quot;;[.A231];&quot;/&quot;;[.B231])" office:value-type="string" office:string-value="https://osm.org/relation/3262928" calcext:value-type="string">
            <text:p>https://osm.org/relation/32629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2931" calcext:value-type="float">
            <text:p>3262931</text:p>
          </table:table-cell>
          <table:table-cell table:style-name="ce2" office:value-type="string" calcext:value-type="string">
            <text:p>Rue Emile Versé</text:p>
          </table:table-cell>
          <table:table-cell table:style-name="ce2" office:value-type="string" calcext:value-type="string">
            <text:p>Emile Versé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32];&quot;/&quot;;[.B232])" office:value-type="string" office:string-value="https://osm.org/relation/3262931" calcext:value-type="string">
            <text:p>https://osm.org/relation/32629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2936" calcext:value-type="float">
            <text:p>3262936</text:p>
          </table:table-cell>
          <table:table-cell table:style-name="ce2" office:value-type="string" calcext:value-type="string">
            <text:p>Rue de la Compétition</text:p>
          </table:table-cell>
          <table:table-cell table:style-name="ce2" office:value-type="string" calcext:value-type="string">
            <text:p>Mededingi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3];&quot;/&quot;;[.B233])" office:value-type="string" office:string-value="https://osm.org/relation/3262936" calcext:value-type="string">
            <text:p>https://osm.org/relation/32629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2939" calcext:value-type="float">
            <text:p>3262939</text:p>
          </table:table-cell>
          <table:table-cell table:style-name="ce2" office:value-type="string" calcext:value-type="string">
            <text:p>Rue du Champion</text:p>
          </table:table-cell>
          <table:table-cell table:style-name="ce2" office:value-type="string" calcext:value-type="string">
            <text:p>Kampio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4];&quot;/&quot;;[.B234])" office:value-type="string" office:string-value="https://osm.org/relation/3262939" calcext:value-type="string">
            <text:p>https://osm.org/relation/32629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2993" calcext:value-type="float">
            <text:p>3262993</text:p>
          </table:table-cell>
          <table:table-cell table:style-name="ce2" office:value-type="string" calcext:value-type="string">
            <text:p>Rue du Trophée</text:p>
          </table:table-cell>
          <table:table-cell table:style-name="ce2" office:value-type="string" calcext:value-type="string">
            <text:p>Trope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5];&quot;/&quot;;[.B235])" office:value-type="string" office:string-value="https://osm.org/relation/3262993" calcext:value-type="string">
            <text:p>https://osm.org/relation/32629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040" calcext:value-type="float">
            <text:p>3263040</text:p>
          </table:table-cell>
          <table:table-cell table:style-name="ce2" office:value-type="string" calcext:value-type="string">
            <text:p>Rue Alphonse Demunter</text:p>
          </table:table-cell>
          <table:table-cell table:style-name="ce2" office:value-type="string" calcext:value-type="string">
            <text:p>Alphonse Demunt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36];&quot;/&quot;;[.B236])" office:value-type="string" office:string-value="https://osm.org/relation/3263040" calcext:value-type="string">
            <text:p>https://osm.org/relation/32630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161" calcext:value-type="float">
            <text:p>3263161</text:p>
          </table:table-cell>
          <table:table-cell table:style-name="ce2" office:value-type="string" calcext:value-type="string">
            <text:p>Place De Linde</text:p>
          </table:table-cell>
          <table:table-cell table:style-name="ce2" office:value-type="string" calcext:value-type="string">
            <text:p>De Linde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 data found</text:p>
          </table:table-cell>
          <table:table-cell table:style-name="ce9" table:formula="of:=CONCATENATE(&quot;https://osm.org/&quot;;[.A237];&quot;/&quot;;[.B237])" office:value-type="string" office:string-value="https://osm.org/relation/3263161" calcext:value-type="string">
            <text:p>https://osm.org/relation/32631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6240" calcext:value-type="float">
            <text:p>3286240</text:p>
          </table:table-cell>
          <table:table-cell table:style-name="ce2" office:value-type="string" calcext:value-type="string">
            <text:p>Boulevard Sylvain Dupuis</text:p>
          </table:table-cell>
          <table:table-cell table:style-name="ce2" office:value-type="string" calcext:value-type="string">
            <text:p>Sylvain Dupuislaan</text:p>
          </table:table-cell>
          <table:table-cell table:style-name="ce2" office:value-type="string" calcext:value-type="string">
            <text:p>Q74674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38];&quot;/&quot;;[.B238])" office:value-type="string" office:string-value="https://osm.org/relation/3286240" calcext:value-type="string">
            <text:p>https://osm.org/relation/32862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6260" calcext:value-type="float">
            <text:p>3286260</text:p>
          </table:table-cell>
          <table:table-cell table:style-name="ce2" office:value-type="string" calcext:value-type="string">
            <text:p>Rue Polydore Moerman</text:p>
          </table:table-cell>
          <table:table-cell table:style-name="ce2" office:value-type="string" calcext:value-type="string">
            <text:p>Polydore Moerma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39];&quot;/&quot;;[.B239])" office:value-type="string" office:string-value="https://osm.org/relation/3286260" calcext:value-type="string">
            <text:p>https://osm.org/relation/32862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6336" calcext:value-type="float">
            <text:p>3286336</text:p>
          </table:table-cell>
          <table:table-cell table:style-name="ce2" office:value-type="string" calcext:value-type="string">
            <text:p>Clos Hof te Ophem</text:p>
          </table:table-cell>
          <table:table-cell table:style-name="ce2" office:value-type="string" calcext:value-type="string">
            <text:p>Hof te Ophem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 data found</text:p>
          </table:table-cell>
          <table:table-cell table:style-name="ce9" table:formula="of:=CONCATENATE(&quot;https://osm.org/&quot;;[.A240];&quot;/&quot;;[.B240])" office:value-type="string" office:string-value="https://osm.org/relation/3286336" calcext:value-type="string">
            <text:p>https://osm.org/relation/32863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7061" calcext:value-type="float">
            <text:p>3287061</text:p>
          </table:table-cell>
          <table:table-cell table:style-name="ce2" office:value-type="string" calcext:value-type="string">
            <text:p>Rue Adolphe Willemyns</text:p>
          </table:table-cell>
          <table:table-cell table:style-name="ce2" office:value-type="string" calcext:value-type="string">
            <text:p>Adolphe Willemy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Conseiller communcal</text:p>
          </table:table-cell>
          <table:table-cell table:style-name="ce9" table:formula="of:=CONCATENATE(&quot;https://osm.org/&quot;;[.A241];&quot;/&quot;;[.B241])" office:value-type="string" office:string-value="https://osm.org/relation/3287061" calcext:value-type="string">
            <text:p>https://osm.org/relation/32870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7094" calcext:value-type="float">
            <text:p>3287094</text:p>
          </table:table-cell>
          <table:table-cell table:style-name="ce2" office:value-type="string" calcext:value-type="string">
            <text:p>Rue du Broeck</text:p>
          </table:table-cell>
          <table:table-cell table:style-name="ce2" office:value-type="string" calcext:value-type="string">
            <text:p>Br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2];&quot;/&quot;;[.B242])" office:value-type="string" office:string-value="https://osm.org/relation/3287094" calcext:value-type="string">
            <text:p>https://osm.org/relation/32870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7099" calcext:value-type="float">
            <text:p>3287099</text:p>
          </table:table-cell>
          <table:table-cell table:style-name="ce2" office:value-type="string" calcext:value-type="string">
            <text:p>Rue Mercator</text:p>
          </table:table-cell>
          <table:table-cell table:style-name="ce2" office:value-type="string" calcext:value-type="string">
            <text:p>Mercatorstraat</text:p>
          </table:table-cell>
          <table:table-cell table:style-name="ce2" office:value-type="string" calcext:value-type="string">
            <text:p>Q63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43];&quot;/&quot;;[.B243])" office:value-type="string" office:string-value="https://osm.org/relation/3287099" calcext:value-type="string">
            <text:p>https://osm.org/relation/32870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7100" calcext:value-type="float">
            <text:p>3287100</text:p>
          </table:table-cell>
          <table:table-cell table:style-name="ce2" office:value-type="string" calcext:value-type="string">
            <text:p>Square Jules Algoet</text:p>
          </table:table-cell>
          <table:table-cell table:style-name="ce2" office:value-type="string" calcext:value-type="string">
            <text:p>Jules Algoetsqua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industriel et philantrope anderlechtois</text:p>
          </table:table-cell>
          <table:table-cell table:style-name="ce9" table:formula="of:=CONCATENATE(&quot;https://osm.org/&quot;;[.A244];&quot;/&quot;;[.B244])" office:value-type="string" office:string-value="https://osm.org/relation/3287100" calcext:value-type="string">
            <text:p>https://osm.org/relation/3287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8981" calcext:value-type="float">
            <text:p>3288981</text:p>
          </table:table-cell>
          <table:table-cell table:style-name="ce2" office:value-type="string" calcext:value-type="string">
            <text:p>Rue Saint Guidon</text:p>
          </table:table-cell>
          <table:table-cell table:style-name="ce2" office:value-type="string" calcext:value-type="string">
            <text:p>Sint-Guido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45];&quot;/&quot;;[.B245])" office:value-type="string" office:string-value="https://osm.org/relation/3288981" calcext:value-type="string">
            <text:p>https://osm.org/relation/32889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8987" calcext:value-type="float">
            <text:p>3288987</text:p>
          </table:table-cell>
          <table:table-cell table:style-name="ce2" office:value-type="string" calcext:value-type="string">
            <text:p>Rue Porselein</text:p>
          </table:table-cell>
          <table:table-cell table:style-name="ce2" office:value-type="string" calcext:value-type="string">
            <text:p>Porselei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6];&quot;/&quot;;[.B246])" office:value-type="string" office:string-value="https://osm.org/relation/3288987" calcext:value-type="string">
            <text:p>https://osm.org/relation/32889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8988" calcext:value-type="float">
            <text:p>3288988</text:p>
          </table:table-cell>
          <table:table-cell table:style-name="ce2" office:value-type="string" calcext:value-type="string">
            <text:p>Cours Saint Guidon</text:p>
          </table:table-cell>
          <table:table-cell table:style-name="ce2" office:value-type="string" calcext:value-type="string">
            <text:p>Sint-Guidocorso</text:p>
          </table:table-cell>
          <table:table-cell table:style-name="ce2" office:value-type="string" calcext:value-type="string">
            <text:p>Q34623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47];&quot;/&quot;;[.B247])" office:value-type="string" office:string-value="https://osm.org/relation/3288988" calcext:value-type="string">
            <text:p>https://osm.org/relation/32889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8994" calcext:value-type="float">
            <text:p>3288994</text:p>
          </table:table-cell>
          <table:table-cell table:style-name="ce2" office:value-type="string" calcext:value-type="string">
            <text:p>Place de la Vaillance</text:p>
          </table:table-cell>
          <table:table-cell table:style-name="ce2" office:value-type="string" calcext:value-type="string">
            <text:p>Dapperheid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8];&quot;/&quot;;[.B248])" office:value-type="string" office:string-value="https://osm.org/relation/3288994" calcext:value-type="string">
            <text:p>https://osm.org/relation/32889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9007" calcext:value-type="float">
            <text:p>3289007</text:p>
          </table:table-cell>
          <table:table-cell table:style-name="ce2" office:value-type="string" calcext:value-type="string">
            <text:p>Rue Jean Morjau</text:p>
          </table:table-cell>
          <table:table-cell table:style-name="ce2" office:value-type="string" calcext:value-type="string">
            <text:p>Jean Morjau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49];&quot;/&quot;;[.B249])" office:value-type="string" office:string-value="https://osm.org/relation/3289007" calcext:value-type="string">
            <text:p>https://osm.org/relation/32890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9008" calcext:value-type="float">
            <text:p>3289008</text:p>
          </table:table-cell>
          <table:table-cell table:style-name="ce2" office:value-type="string" calcext:value-type="string">
            <text:p>Rue Gustaaf Vanden Berghe</text:p>
          </table:table-cell>
          <table:table-cell table:style-name="ce2" office:value-type="string" calcext:value-type="string">
            <text:p>Gustaaf Vanden Bergh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50];&quot;/&quot;;[.B250])" office:value-type="string" office:string-value="https://osm.org/relation/3289008" calcext:value-type="string">
            <text:p>https://osm.org/relation/32890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9010" calcext:value-type="float">
            <text:p>3289010</text:p>
          </table:table-cell>
          <table:table-cell table:style-name="ce2" office:value-type="string" calcext:value-type="string">
            <text:p>Rue Martin Van Lier</text:p>
          </table:table-cell>
          <table:table-cell table:style-name="ce2" office:value-type="string" calcext:value-type="string">
            <text:p>Martin Van L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51];&quot;/&quot;;[.B251])" office:value-type="string" office:string-value="https://osm.org/relation/3289010" calcext:value-type="string">
            <text:p>https://osm.org/relation/3289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9081" calcext:value-type="float">
            <text:p>3309081</text:p>
          </table:table-cell>
          <table:table-cell table:style-name="ce2" office:value-type="string" calcext:value-type="string">
            <text:p>Rue Rabelais</text:p>
          </table:table-cell>
          <table:table-cell table:style-name="ce2" office:value-type="string" calcext:value-type="string">
            <text:p>Rabelaisstraat</text:p>
          </table:table-cell>
          <table:table-cell table:style-name="ce2" office:value-type="string" calcext:value-type="string">
            <text:p>Q13101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52];&quot;/&quot;;[.B252])" office:value-type="string" office:string-value="https://osm.org/relation/3309081" calcext:value-type="string">
            <text:p>https://osm.org/relation/33090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9121" calcext:value-type="float">
            <text:p>3309121</text:p>
          </table:table-cell>
          <table:table-cell table:style-name="ce2" office:value-type="string" calcext:value-type="string">
            <text:p>Rue de l'Agronome</text:p>
          </table:table-cell>
          <table:table-cell table:style-name="ce2" office:value-type="string" calcext:value-type="string">
            <text:p>Agron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3];&quot;/&quot;;[.B253])" office:value-type="string" office:string-value="https://osm.org/relation/3309121" calcext:value-type="string">
            <text:p>https://osm.org/relation/33091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9129" calcext:value-type="float">
            <text:p>3309129</text:p>
          </table:table-cell>
          <table:table-cell table:style-name="ce2" office:value-type="string" calcext:value-type="string">
            <text:p>Avenue Tolstoï</text:p>
          </table:table-cell>
          <table:table-cell table:style-name="ce2" office:value-type="string" calcext:value-type="string">
            <text:p>Tolstoïlaan</text:p>
          </table:table-cell>
          <table:table-cell table:style-name="ce2" office:value-type="string" calcext:value-type="string">
            <text:p>Q72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54];&quot;/&quot;;[.B254])" office:value-type="string" office:string-value="https://osm.org/relation/3309129" calcext:value-type="string">
            <text:p>https://osm.org/relation/33091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52" calcext:value-type="float">
            <text:p>3321252</text:p>
          </table:table-cell>
          <table:table-cell table:style-name="ce2" office:value-type="string" calcext:value-type="string">
            <text:p>Rue Van Soust</text:p>
          </table:table-cell>
          <table:table-cell table:style-name="ce2" office:value-type="string" calcext:value-type="string">
            <text:p>Van Sous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bourgmestre d'Anderlecht de 1801 à 1812</text:p>
          </table:table-cell>
          <table:table-cell table:style-name="ce9" table:formula="of:=CONCATENATE(&quot;https://osm.org/&quot;;[.A255];&quot;/&quot;;[.B255])" office:value-type="string" office:string-value="https://osm.org/relation/3321252" calcext:value-type="string">
            <text:p>https://osm.org/relation/33212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62" calcext:value-type="float">
            <text:p>3321962</text:p>
          </table:table-cell>
          <table:table-cell table:style-name="ce2" office:value-type="string" calcext:value-type="string">
            <text:p>Boulevard Louis Mettewie</text:p>
          </table:table-cell>
          <table:table-cell table:style-name="ce2" office:value-type="string" calcext:value-type="string">
            <text:p>Louis Mettewielaan</text:p>
          </table:table-cell>
          <table:table-cell table:style-name="ce2" office:value-type="string" calcext:value-type="string">
            <text:p>Q26830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56];&quot;/&quot;;[.B256])" office:value-type="string" office:string-value="https://osm.org/relation/3321962" calcext:value-type="string">
            <text:p>https://osm.org/relation/33219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67" calcext:value-type="float">
            <text:p>3321967</text:p>
          </table:table-cell>
          <table:table-cell table:style-name="ce2" office:value-type="string" calcext:value-type="string">
            <text:p>Rue du Gazouillis</text:p>
          </table:table-cell>
          <table:table-cell table:style-name="ce2" office:value-type="string" calcext:value-type="string">
            <text:p>Gekwe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7];&quot;/&quot;;[.B257])" office:value-type="string" office:string-value="https://osm.org/relation/3321967" calcext:value-type="string">
            <text:p>https://osm.org/relation/33219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74" calcext:value-type="float">
            <text:p>3321974</text:p>
          </table:table-cell>
          <table:table-cell table:style-name="ce2" office:value-type="string" calcext:value-type="string">
            <text:p>Rue de l'Aubade</text:p>
          </table:table-cell>
          <table:table-cell table:style-name="ce2" office:value-type="string" calcext:value-type="string">
            <text:p>Auba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8];&quot;/&quot;;[.B258])" office:value-type="string" office:string-value="https://osm.org/relation/3321974" calcext:value-type="string">
            <text:p>https://osm.org/relation/33219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818" calcext:value-type="float">
            <text:p>3322818</text:p>
          </table:table-cell>
          <table:table-cell table:style-name="ce2" office:value-type="string" calcext:value-type="string">
            <text:p>Chaussée de Ninove</text:p>
          </table:table-cell>
          <table:table-cell table:style-name="ce2" office:value-type="string" calcext:value-type="string">
            <text:p>Ninoof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9];&quot;/&quot;;[.B259])" office:value-type="string" office:string-value="https://osm.org/relation/3322818" calcext:value-type="string">
            <text:p>https://osm.org/relation/33228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273" calcext:value-type="float">
            <text:p>3323273</text:p>
          </table:table-cell>
          <table:table-cell table:style-name="ce2" office:value-type="string" calcext:value-type="string">
            <text:p>Rue de la Pastorale</text:p>
          </table:table-cell>
          <table:table-cell table:style-name="ce2" office:value-type="string" calcext:value-type="string">
            <text:p>Herderslie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0];&quot;/&quot;;[.B260])" office:value-type="string" office:string-value="https://osm.org/relation/3323273" calcext:value-type="string">
            <text:p>https://osm.org/relation/33232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343" calcext:value-type="float">
            <text:p>3323343</text:p>
          </table:table-cell>
          <table:table-cell table:style-name="ce2" office:value-type="string" calcext:value-type="string">
            <text:p>Avenue du Scheutbosch</text:p>
          </table:table-cell>
          <table:table-cell table:style-name="ce2" office:value-type="string" calcext:value-type="string">
            <text:p>Scheutbosch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1];&quot;/&quot;;[.B261])" office:value-type="string" office:string-value="https://osm.org/relation/3323343" calcext:value-type="string">
            <text:p>https://osm.org/relation/33233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355" calcext:value-type="float">
            <text:p>3323355</text:p>
          </table:table-cell>
          <table:table-cell table:style-name="ce2" office:value-type="string" calcext:value-type="string">
            <text:p>Avenue des Ménestrels</text:p>
          </table:table-cell>
          <table:table-cell table:style-name="ce2" office:value-type="string" calcext:value-type="string">
            <text:p>Minnezang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2];&quot;/&quot;;[.B262])" office:value-type="string" office:string-value="https://osm.org/relation/3323355" calcext:value-type="string">
            <text:p>https://osm.org/relation/33233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191" calcext:value-type="float">
            <text:p>3324191</text:p>
          </table:table-cell>
          <table:table-cell table:style-name="ce2" office:value-type="string" calcext:value-type="string">
            <text:p>Avenue des Missionnaires</text:p>
          </table:table-cell>
          <table:table-cell table:style-name="ce2" office:value-type="string" calcext:value-type="string">
            <text:p>Missionariss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3];&quot;/&quot;;[.B263])" office:value-type="string" office:string-value="https://osm.org/relation/3324191" calcext:value-type="string">
            <text:p>https://osm.org/relation/33241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10" calcext:value-type="float">
            <text:p>3324210</text:p>
          </table:table-cell>
          <table:table-cell table:style-name="ce2" office:value-type="string" calcext:value-type="string">
            <text:p>Rue de la Laiterie</text:p>
          </table:table-cell>
          <table:table-cell table:style-name="ce2" office:value-type="string" calcext:value-type="string">
            <text:p>Melk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4];&quot;/&quot;;[.B264])" office:value-type="string" office:string-value="https://osm.org/relation/3324210" calcext:value-type="string">
            <text:p>https://osm.org/relation/33242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29" calcext:value-type="float">
            <text:p>3324229</text:p>
          </table:table-cell>
          <table:table-cell table:style-name="ce2" office:value-type="string" calcext:value-type="string">
            <text:p>Rue de Dilbeek</text:p>
          </table:table-cell>
          <table:table-cell table:style-name="ce2" office:value-type="string" calcext:value-type="string">
            <text:p>Dilbeekstraat</text:p>
          </table:table-cell>
          <table:table-cell table:style-name="ce4" office:value-type="string" calcext:value-type="string">
            <text:p>Q641134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5];&quot;/&quot;;[.B265])" office:value-type="string" office:string-value="https://osm.org/relation/3324229" calcext:value-type="string">
            <text:p>https://osm.org/relation/33242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825" calcext:value-type="float">
            <text:p>3325825</text:p>
          </table:table-cell>
          <table:table-cell table:style-name="ce2" office:value-type="string" calcext:value-type="string">
            <text:p>Rue Verheyden</text:p>
          </table:table-cell>
          <table:table-cell table:style-name="ce2" office:value-type="string" calcext:value-type="string">
            <text:p>Verheyd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ropriétaire foncier</text:p>
          </table:table-cell>
          <table:table-cell/>
          <table:table-cell table:style-name="ce9" table:formula="of:=CONCATENATE(&quot;https://osm.org/&quot;;[.A266];&quot;/&quot;;[.B266])" office:value-type="string" office:string-value="https://osm.org/relation/3325825" calcext:value-type="string">
            <text:p>https://osm.org/relation/33258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6997" calcext:value-type="float">
            <text:p>3326997</text:p>
          </table:table-cell>
          <table:table-cell table:style-name="ce2" office:value-type="string" calcext:value-type="string">
            <text:p>Rue Nicolas Doyen</text:p>
          </table:table-cell>
          <table:table-cell table:style-name="ce2" office:value-type="string" calcext:value-type="string">
            <text:p>Nicolas Doy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67];&quot;/&quot;;[.B267])" office:value-type="string" office:string-value="https://osm.org/relation/3326997" calcext:value-type="string">
            <text:p>https://osm.org/relation/33269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012" calcext:value-type="float">
            <text:p>3327012</text:p>
          </table:table-cell>
          <table:table-cell table:style-name="ce2" office:value-type="string" calcext:value-type="string">
            <text:p>Rue de Birmingham</text:p>
          </table:table-cell>
          <table:table-cell table:style-name="ce2" office:value-type="string" calcext:value-type="string">
            <text:p>Birmingha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8];&quot;/&quot;;[.B268])" office:value-type="string" office:string-value="https://osm.org/relation/3327012" calcext:value-type="string">
            <text:p>https://osm.org/relation/33270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016" calcext:value-type="float">
            <text:p>3327016</text:p>
          </table:table-cell>
          <table:table-cell table:style-name="ce2" office:value-type="string" calcext:value-type="string">
            <text:p>Rue Léon Delacroix</text:p>
          </table:table-cell>
          <table:table-cell table:style-name="ce2" office:value-type="string" calcext:value-type="string">
            <text:p>Léon Delacroixstraat</text:p>
          </table:table-cell>
          <table:table-cell table:style-name="ce2" office:value-type="string" calcext:value-type="string">
            <text:p>Q149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69];&quot;/&quot;;[.B269])" office:value-type="string" office:string-value="https://osm.org/relation/3327016" calcext:value-type="string">
            <text:p>https://osm.org/relation/33270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018" calcext:value-type="float">
            <text:p>3327018</text:p>
          </table:table-cell>
          <table:table-cell table:style-name="ce2" office:value-type="string" calcext:value-type="string">
            <text:p>Rue De Bonne</text:p>
          </table:table-cell>
          <table:table-cell table:style-name="ce2" office:value-type="string" calcext:value-type="string">
            <text:p>De Bon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0];&quot;/&quot;;[.B270])" office:value-type="string" office:string-value="https://osm.org/relation/3327018" calcext:value-type="string">
            <text:p>https://osm.org/relation/33270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032" calcext:value-type="float">
            <text:p>3327032</text:p>
          </table:table-cell>
          <table:table-cell table:style-name="ce2" office:value-type="string" calcext:value-type="string">
            <text:p>Quai de Mariemont</text:p>
          </table:table-cell>
          <table:table-cell table:style-name="ce2" office:value-type="string" calcext:value-type="string">
            <text:p>Mariemont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1];&quot;/&quot;;[.B271])" office:value-type="string" office:string-value="https://osm.org/relation/3327032" calcext:value-type="string">
            <text:p>https://osm.org/relation/33270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386" calcext:value-type="float">
            <text:p>3327386</text:p>
          </table:table-cell>
          <table:table-cell table:style-name="ce2" office:value-type="string" calcext:value-type="string">
            <text:p>Quai de l'Industrie</text:p>
          </table:table-cell>
          <table:table-cell table:style-name="ce2" office:value-type="string" calcext:value-type="string">
            <text:p>Nijverheids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2];&quot;/&quot;;[.B272])" office:value-type="string" office:string-value="https://osm.org/relation/3327386" calcext:value-type="string">
            <text:p>https://osm.org/relation/33273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393" calcext:value-type="float">
            <text:p>3327393</text:p>
          </table:table-cell>
          <table:table-cell table:style-name="ce2" office:value-type="string" calcext:value-type="string">
            <text:p>Rue du Bateau</text:p>
          </table:table-cell>
          <table:table-cell table:style-name="ce2" office:value-type="string" calcext:value-type="string">
            <text:p>Schi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3];&quot;/&quot;;[.B273])" office:value-type="string" office:string-value="https://osm.org/relation/3327393" calcext:value-type="string">
            <text:p>https://osm.org/relation/33273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410" calcext:value-type="float">
            <text:p>3327410</text:p>
          </table:table-cell>
          <table:table-cell table:style-name="ce2" office:value-type="string" calcext:value-type="string">
            <text:p>Rue Heyvaert</text:p>
          </table:table-cell>
          <table:table-cell table:style-name="ce2" office:value-type="string" calcext:value-type="string">
            <text:p>Heyvae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4];&quot;/&quot;;[.B274])" office:value-type="string" office:string-value="https://osm.org/relation/3327410" calcext:value-type="string">
            <text:p>https://osm.org/relation/3327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431" calcext:value-type="float">
            <text:p>3327431</text:p>
          </table:table-cell>
          <table:table-cell table:style-name="ce2" office:value-type="string" calcext:value-type="string">
            <text:p>Rue de Liverpool</text:p>
          </table:table-cell>
          <table:table-cell table:style-name="ce2" office:value-type="string" calcext:value-type="string">
            <text:p>Liverpoo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5];&quot;/&quot;;[.B275])" office:value-type="string" office:string-value="https://osm.org/relation/3327431" calcext:value-type="string">
            <text:p>https://osm.org/relation/33274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6298" calcext:value-type="float">
            <text:p>3376298</text:p>
          </table:table-cell>
          <table:table-cell table:style-name="ce2" office:value-type="string" calcext:value-type="string">
            <text:p>Rue Ronsard</text:p>
          </table:table-cell>
          <table:table-cell table:style-name="ce2" office:value-type="string" calcext:value-type="string">
            <text:p>Ronsardstraat</text:p>
          </table:table-cell>
          <table:table-cell table:style-name="ce6" office:value-type="string" calcext:value-type="string">
            <text:p>Q4975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76];&quot;/&quot;;[.B276])" office:value-type="string" office:string-value="https://osm.org/relation/3376298" calcext:value-type="string">
            <text:p>https://osm.org/relation/33762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6300" calcext:value-type="float">
            <text:p>3376300</text:p>
          </table:table-cell>
          <table:table-cell table:style-name="ce2" office:value-type="string" calcext:value-type="string">
            <text:p>Boulevard Shakespeare</text:p>
          </table:table-cell>
          <table:table-cell table:style-name="ce2" office:value-type="string" calcext:value-type="string">
            <text:p>Shakespearelaan</text:p>
          </table:table-cell>
          <table:table-cell table:style-name="ce2" office:value-type="string" calcext:value-type="string">
            <text:p>Q69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77];&quot;/&quot;;[.B277])" office:value-type="string" office:string-value="https://osm.org/relation/3376300" calcext:value-type="string">
            <text:p>https://osm.org/relation/33763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6302" calcext:value-type="float">
            <text:p>3376302</text:p>
          </table:table-cell>
          <table:table-cell table:style-name="ce2" office:value-type="string" calcext:value-type="string">
            <text:p>Rue des Aubergines</text:p>
          </table:table-cell>
          <table:table-cell table:style-name="ce2" office:value-type="string" calcext:value-type="string">
            <text:p>Eierplan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8];&quot;/&quot;;[.B278])" office:value-type="string" office:string-value="https://osm.org/relation/3376302" calcext:value-type="string">
            <text:p>https://osm.org/relation/33763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6303" calcext:value-type="float">
            <text:p>3376303</text:p>
          </table:table-cell>
          <table:table-cell table:style-name="ce2" office:value-type="string" calcext:value-type="string">
            <text:p>Rue du Corail</text:p>
          </table:table-cell>
          <table:table-cell table:style-name="ce2" office:value-type="string" calcext:value-type="string">
            <text:p>Koraa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9];&quot;/&quot;;[.B279])" office:value-type="string" office:string-value="https://osm.org/relation/3376303" calcext:value-type="string">
            <text:p>https://osm.org/relation/33763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43" calcext:value-type="float">
            <text:p>3389643</text:p>
          </table:table-cell>
          <table:table-cell table:style-name="ce2" office:value-type="string" calcext:value-type="string">
            <text:p>Avenue Jean Josée</text:p>
          </table:table-cell>
          <table:table-cell table:style-name="ce2" office:value-type="string" calcext:value-type="string">
            <text:p>Jean José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80];&quot;/&quot;;[.B280])" office:value-type="string" office:string-value="https://osm.org/relation/3389643" calcext:value-type="string">
            <text:p>https://osm.org/relation/33896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44" calcext:value-type="float">
            <text:p>3389644</text:p>
          </table:table-cell>
          <table:table-cell table:style-name="ce2" office:value-type="string" calcext:value-type="string">
            <text:p>Rue de la Caravelle</text:p>
          </table:table-cell>
          <table:table-cell table:style-name="ce2" office:value-type="string" calcext:value-type="string">
            <text:p>Karve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81];&quot;/&quot;;[.B281])" office:value-type="string" office:string-value="https://osm.org/relation/3389644" calcext:value-type="string">
            <text:p>https://osm.org/relation/33896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49" calcext:value-type="float">
            <text:p>3389649</text:p>
          </table:table-cell>
          <table:table-cell table:style-name="ce2" office:value-type="string" calcext:value-type="string">
            <text:p>Rue du Pippenzijpe</text:p>
          </table:table-cell>
          <table:table-cell table:style-name="ce2" office:value-type="string" calcext:value-type="string">
            <text:p>Pippenzijp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82];&quot;/&quot;;[.B282])" office:value-type="string" office:string-value="https://osm.org/relation/3389649" calcext:value-type="string">
            <text:p>https://osm.org/relation/33896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60" calcext:value-type="float">
            <text:p>3389660</text:p>
          </table:table-cell>
          <table:table-cell table:style-name="ce2" office:value-type="string" calcext:value-type="string">
            <text:p>Rue Corneille</text:p>
          </table:table-cell>
          <table:table-cell table:style-name="ce2" office:value-type="string" calcext:value-type="string">
            <text:p>Corneillestraat</text:p>
          </table:table-cell>
          <table:table-cell table:style-name="ce2" office:value-type="string" calcext:value-type="string">
            <text:p>Q747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83];&quot;/&quot;;[.B283])" office:value-type="string" office:string-value="https://osm.org/relation/3389660" calcext:value-type="string">
            <text:p>https://osm.org/relation/33896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69" calcext:value-type="float">
            <text:p>3389669</text:p>
          </table:table-cell>
          <table:table-cell table:style-name="ce2" office:value-type="string" calcext:value-type="string">
            <text:p>Rue Fénelon</text:p>
          </table:table-cell>
          <table:table-cell table:style-name="ce2" office:value-type="string" calcext:value-type="string">
            <text:p>Fenelonstraat</text:p>
          </table:table-cell>
          <table:table-cell table:style-name="ce2" office:value-type="string" calcext:value-type="string">
            <text:p>Q3100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84];&quot;/&quot;;[.B284])" office:value-type="string" office:string-value="https://osm.org/relation/3389669" calcext:value-type="string">
            <text:p>https://osm.org/relation/33896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70" calcext:value-type="float">
            <text:p>3389670</text:p>
          </table:table-cell>
          <table:table-cell table:style-name="ce2" office:value-type="string" calcext:value-type="string">
            <text:p>Rue Prosper Henri Devos</text:p>
          </table:table-cell>
          <table:table-cell table:style-name="ce2" office:value-type="string" calcext:value-type="string">
            <text:p>Prosper Henri Devosstraat</text:p>
          </table:table-cell>
          <table:table-cell table:style-name="ce2" office:value-type="string" calcext:value-type="string">
            <text:p>Q182145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85];&quot;/&quot;;[.B285])" office:value-type="string" office:string-value="https://osm.org/relation/3389670" calcext:value-type="string">
            <text:p>https://osm.org/relation/33896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80" calcext:value-type="float">
            <text:p>3389680</text:p>
          </table:table-cell>
          <table:table-cell table:style-name="ce2" office:value-type="string" calcext:value-type="string">
            <text:p>Rue de Sévigné</text:p>
          </table:table-cell>
          <table:table-cell table:style-name="ce2" office:value-type="string" calcext:value-type="string">
            <text:p>de Sévignéstraat</text:p>
          </table:table-cell>
          <table:table-cell table:style-name="ce2" office:value-type="string" calcext:value-type="string">
            <text:p>Q23710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CONCATENATE(&quot;https://osm.org/&quot;;[.A286];&quot;/&quot;;[.B286])" office:value-type="string" office:string-value="https://osm.org/relation/3389680" calcext:value-type="string">
            <text:p>https://osm.org/relation/33896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88" calcext:value-type="float">
            <text:p>3389688</text:p>
          </table:table-cell>
          <table:table-cell table:style-name="ce2" office:value-type="string" calcext:value-type="string">
            <text:p>Rue Homère</text:p>
          </table:table-cell>
          <table:table-cell table:style-name="ce2" office:value-type="string" calcext:value-type="string">
            <text:p>Homerusstraat</text:p>
          </table:table-cell>
          <table:table-cell table:style-name="ce2" office:value-type="string" calcext:value-type="string">
            <text:p>Q66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87];&quot;/&quot;;[.B287])" office:value-type="string" office:string-value="https://osm.org/relation/3389688" calcext:value-type="string">
            <text:p>https://osm.org/relation/33896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90" calcext:value-type="float">
            <text:p>3389690</text:p>
          </table:table-cell>
          <table:table-cell table:style-name="ce2" office:value-type="string" calcext:value-type="string">
            <text:p>Rue Lamartine</text:p>
          </table:table-cell>
          <table:table-cell table:style-name="ce2" office:value-type="string" calcext:value-type="string">
            <text:p>Lamartinestraat</text:p>
          </table:table-cell>
          <table:table-cell table:style-name="ce2" office:value-type="string" calcext:value-type="string">
            <text:p>Q18869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88];&quot;/&quot;;[.B288])" office:value-type="string" office:string-value="https://osm.org/relation/3389690" calcext:value-type="string">
            <text:p>https://osm.org/relation/33896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98" calcext:value-type="float">
            <text:p>3389698</text:p>
          </table:table-cell>
          <table:table-cell table:style-name="ce2" office:value-type="string" calcext:value-type="string">
            <text:p>Rue Virgile</text:p>
          </table:table-cell>
          <table:table-cell table:style-name="ce2" office:value-type="string" calcext:value-type="string">
            <text:p>Virgiliusstraat</text:p>
          </table:table-cell>
          <table:table-cell table:style-name="ce2" office:value-type="string" calcext:value-type="string">
            <text:p/>
            <text:p>Q139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89];&quot;/&quot;;[.B289])" office:value-type="string" office:string-value="https://osm.org/relation/3389698" calcext:value-type="string">
            <text:p>https://osm.org/relation/33896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701" calcext:value-type="float">
            <text:p>3389701</text:p>
          </table:table-cell>
          <table:table-cell table:style-name="ce2" office:value-type="string" calcext:value-type="string">
            <text:p>Rue Horace</text:p>
          </table:table-cell>
          <table:table-cell table:style-name="ce2" office:value-type="string" calcext:value-type="string">
            <text:p>Horatiusstraat</text:p>
          </table:table-cell>
          <table:table-cell table:style-name="ce2" office:value-type="string" calcext:value-type="string">
            <text:p>Q619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90];&quot;/&quot;;[.B290])" office:value-type="string" office:string-value="https://osm.org/relation/3389701" calcext:value-type="string">
            <text:p>https://osm.org/relation/33897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704" calcext:value-type="float">
            <text:p>3389704</text:p>
          </table:table-cell>
          <table:table-cell table:style-name="ce2" office:value-type="string" calcext:value-type="string">
            <text:p>Rue du Potaerdenberg</text:p>
          </table:table-cell>
          <table:table-cell table:style-name="ce2" office:value-type="string" calcext:value-type="string">
            <text:p>Potaard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1];&quot;/&quot;;[.B291])" office:value-type="string" office:string-value="https://osm.org/relation/3389704" calcext:value-type="string">
            <text:p>https://osm.org/relation/33897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724" calcext:value-type="float">
            <text:p>3389724</text:p>
          </table:table-cell>
          <table:table-cell table:style-name="ce2" office:value-type="string" calcext:value-type="string">
            <text:p>Rue Van Soust</text:p>
          </table:table-cell>
          <table:table-cell table:style-name="ce2" office:value-type="string" calcext:value-type="string">
            <text:p>Van Sous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1" office:value-type="string" calcext:value-type="string">
            <text:p>Michel-François Van Soust (1762-1825), fabriquant d'indiennes, bourgmestre d'Anderlecht de 1801 à 1812</text:p>
          </table:table-cell>
          <table:table-cell table:style-name="ce9" table:formula="of:=CONCATENATE(&quot;https://osm.org/&quot;;[.A292];&quot;/&quot;;[.B292])" office:value-type="string" office:string-value="https://osm.org/relation/3389724" calcext:value-type="string">
            <text:p>https://osm.org/relation/33897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727" calcext:value-type="float">
            <text:p>3389727</text:p>
          </table:table-cell>
          <table:table-cell table:style-name="ce2" office:value-type="string" calcext:value-type="string">
            <text:p>Rue de la Cantilène</text:p>
          </table:table-cell>
          <table:table-cell table:style-name="ce2" office:value-type="string" calcext:value-type="string">
            <text:p>Cantile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3];&quot;/&quot;;[.B293])" office:value-type="string" office:string-value="https://osm.org/relation/3389727" calcext:value-type="string">
            <text:p>https://osm.org/relation/33897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729" calcext:value-type="float">
            <text:p>3389729</text:p>
          </table:table-cell>
          <table:table-cell table:style-name="ce2" office:value-type="string" calcext:value-type="string">
            <text:p>Rue de la Tarentelle</text:p>
          </table:table-cell>
          <table:table-cell table:style-name="ce2" office:value-type="string" calcext:value-type="string">
            <text:p>Tarantell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4];&quot;/&quot;;[.B294])" office:value-type="string" office:string-value="https://osm.org/relation/3389729" calcext:value-type="string">
            <text:p>https://osm.org/relation/33897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735" calcext:value-type="float">
            <text:p>3389735</text:p>
          </table:table-cell>
          <table:table-cell table:style-name="ce2" office:value-type="string" calcext:value-type="string">
            <text:p>Avenue de la Poésie</text:p>
          </table:table-cell>
          <table:table-cell table:style-name="ce2" office:value-type="string" calcext:value-type="string">
            <text:p>Dichtkuns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5];&quot;/&quot;;[.B295])" office:value-type="string" office:string-value="https://osm.org/relation/3389735" calcext:value-type="string">
            <text:p>https://osm.org/relation/33897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738" calcext:value-type="float">
            <text:p>3389738</text:p>
          </table:table-cell>
          <table:table-cell table:style-name="ce2" office:value-type="string" calcext:value-type="string">
            <text:p>Rue du Gazouillis</text:p>
          </table:table-cell>
          <table:table-cell table:style-name="ce2" office:value-type="string" calcext:value-type="string">
            <text:p>Gekwe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6];&quot;/&quot;;[.B296])" office:value-type="string" office:string-value="https://osm.org/relation/3389738" calcext:value-type="string">
            <text:p>https://osm.org/relation/33897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756" calcext:value-type="float">
            <text:p>3389756</text:p>
          </table:table-cell>
          <table:table-cell table:style-name="ce2" office:value-type="string" calcext:value-type="string">
            <text:p>Parc du Peterbos</text:p>
          </table:table-cell>
          <table:table-cell table:style-name="ce2" office:value-type="string" calcext:value-type="string">
            <text:p>Peterbospar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7];&quot;/&quot;;[.B297])" office:value-type="string" office:string-value="https://osm.org/relation/3389756" calcext:value-type="string">
            <text:p>https://osm.org/relation/33897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25131" calcext:value-type="float">
            <text:p>3425131</text:p>
          </table:table-cell>
          <table:table-cell table:style-name="ce2" office:value-type="string" calcext:value-type="string">
            <text:p>Chaussée de Ninove</text:p>
          </table:table-cell>
          <table:table-cell table:style-name="ce2" office:value-type="string" calcext:value-type="string">
            <text:p>Ninoof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8];&quot;/&quot;;[.B298])" office:value-type="string" office:string-value="https://osm.org/relation/3425131" calcext:value-type="string">
            <text:p>https://osm.org/relation/34251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25154" calcext:value-type="float">
            <text:p>3425154</text:p>
          </table:table-cell>
          <table:table-cell table:style-name="ce2" office:value-type="string" calcext:value-type="string">
            <text:p>Boulevard Louis Mettewie</text:p>
          </table:table-cell>
          <table:table-cell table:style-name="ce2" office:value-type="string" calcext:value-type="string">
            <text:p>Louis Mettewielaan</text:p>
          </table:table-cell>
          <table:table-cell table:style-name="ce2" office:value-type="string" calcext:value-type="string">
            <text:p>Q26830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99];&quot;/&quot;;[.B299])" office:value-type="string" office:string-value="https://osm.org/relation/3425154" calcext:value-type="string">
            <text:p>https://osm.org/relation/34251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25170" calcext:value-type="float">
            <text:p>3425170</text:p>
          </table:table-cell>
          <table:table-cell table:style-name="ce2" office:value-type="string" calcext:value-type="string">
            <text:p>Rue de la Pastorale</text:p>
          </table:table-cell>
          <table:table-cell table:style-name="ce2" office:value-type="string" calcext:value-type="string">
            <text:p>Herderslie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0];&quot;/&quot;;[.B300])" office:value-type="string" office:string-value="https://osm.org/relation/3425170" calcext:value-type="string">
            <text:p>https://osm.org/relation/34251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0788" calcext:value-type="float">
            <text:p>3430788</text:p>
          </table:table-cell>
          <table:table-cell table:style-name="ce2" office:value-type="string" calcext:value-type="string">
            <text:p>Rue de la Cavatine</text:p>
          </table:table-cell>
          <table:table-cell table:style-name="ce2" office:value-type="string" calcext:value-type="string">
            <text:p>Cavati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1];&quot;/&quot;;[.B301])" office:value-type="string" office:string-value="https://osm.org/relation/3430788" calcext:value-type="string">
            <text:p>https://osm.org/relation/34307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0804" calcext:value-type="float">
            <text:p>3430804</text:p>
          </table:table-cell>
          <table:table-cell table:style-name="ce2" office:value-type="string" calcext:value-type="string">
            <text:p>Rue Van Wambeke</text:p>
          </table:table-cell>
          <table:table-cell table:style-name="ce2" office:value-type="string" calcext:value-type="string">
            <text:p>Van Wambek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02];&quot;/&quot;;[.B302])" office:value-type="string" office:string-value="https://osm.org/relation/3430804" calcext:value-type="string">
            <text:p>https://osm.org/relation/34308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0814" calcext:value-type="float">
            <text:p>3430814</text:p>
          </table:table-cell>
          <table:table-cell table:style-name="ce2" office:value-type="string" calcext:value-type="string">
            <text:p>Avenue des Ménestrels</text:p>
          </table:table-cell>
          <table:table-cell table:style-name="ce2" office:value-type="string" calcext:value-type="string">
            <text:p>Menestrel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3];&quot;/&quot;;[.B303])" office:value-type="string" office:string-value="https://osm.org/relation/3430814" calcext:value-type="string">
            <text:p>https://osm.org/relation/34308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548" calcext:value-type="float">
            <text:p>3438548</text:p>
          </table:table-cell>
          <table:table-cell table:style-name="ce2" office:value-type="string" calcext:value-type="string">
            <text:p>Rue de la Courtoisie</text:p>
          </table:table-cell>
          <table:table-cell table:style-name="ce2" office:value-type="string" calcext:value-type="string">
            <text:p>Hoffelijk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4];&quot;/&quot;;[.B304])" office:value-type="string" office:string-value="https://osm.org/relation/3438548" calcext:value-type="string">
            <text:p>https://osm.org/relation/34385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551" calcext:value-type="float">
            <text:p>3438551</text:p>
          </table:table-cell>
          <table:table-cell table:style-name="ce2" office:value-type="string" calcext:value-type="string">
            <text:p>Rue des Tournesols</text:p>
          </table:table-cell>
          <table:table-cell table:style-name="ce2" office:value-type="string" calcext:value-type="string">
            <text:p>Zonnebloe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5];&quot;/&quot;;[.B305])" office:value-type="string" office:string-value="https://osm.org/relation/3438551" calcext:value-type="string">
            <text:p>https://osm.org/relation/34385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554" calcext:value-type="float">
            <text:p>3438554</text:p>
          </table:table-cell>
          <table:table-cell table:style-name="ce2" office:value-type="string" calcext:value-type="string">
            <text:p>Avenue des Missionnaires</text:p>
          </table:table-cell>
          <table:table-cell table:style-name="ce2" office:value-type="string" calcext:value-type="string">
            <text:p>Missionariss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6];&quot;/&quot;;[.B306])" office:value-type="string" office:string-value="https://osm.org/relation/3438554" calcext:value-type="string">
            <text:p>https://osm.org/relation/3438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557" calcext:value-type="float">
            <text:p>3438557</text:p>
          </table:table-cell>
          <table:table-cell table:style-name="ce2" office:value-type="string" calcext:value-type="string">
            <text:p>Rue de la Semence</text:p>
          </table:table-cell>
          <table:table-cell table:style-name="ce2" office:value-type="string" calcext:value-type="string">
            <text:p>Zaa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7];&quot;/&quot;;[.B307])" office:value-type="string" office:string-value="https://osm.org/relation/3438557" calcext:value-type="string">
            <text:p>https://osm.org/relation/3438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564" calcext:value-type="float">
            <text:p>3438564</text:p>
          </table:table-cell>
          <table:table-cell table:style-name="ce2" office:value-type="string" calcext:value-type="string">
            <text:p>Rue de Dilbeek</text:p>
          </table:table-cell>
          <table:table-cell table:style-name="ce2" office:value-type="string" calcext:value-type="string">
            <text:p>Dilbeekse 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8];&quot;/&quot;;[.B308])" office:value-type="string" office:string-value="https://osm.org/relation/3438564" calcext:value-type="string">
            <text:p>https://osm.org/relation/34385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570" calcext:value-type="float">
            <text:p>3438570</text:p>
          </table:table-cell>
          <table:table-cell table:style-name="ce2" office:value-type="string" calcext:value-type="string">
            <text:p>Rue de la Laiterie</text:p>
          </table:table-cell>
          <table:table-cell table:style-name="ce2" office:value-type="string" calcext:value-type="string">
            <text:p>Melk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9];&quot;/&quot;;[.B309])" office:value-type="string" office:string-value="https://osm.org/relation/3438570" calcext:value-type="string">
            <text:p>https://osm.org/relation/34385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582" calcext:value-type="float">
            <text:p>3438582</text:p>
          </table:table-cell>
          <table:table-cell table:style-name="ce2" office:value-type="string" calcext:value-type="string">
            <text:p>Rue du Bien-Être</text:p>
          </table:table-cell>
          <table:table-cell table:style-name="ce2" office:value-type="string" calcext:value-type="string">
            <text:p>Welzij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10];&quot;/&quot;;[.B310])" office:value-type="string" office:string-value="https://osm.org/relation/3438582" calcext:value-type="string">
            <text:p>https://osm.org/relation/34385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587" calcext:value-type="float">
            <text:p>3438587</text:p>
          </table:table-cell>
          <table:table-cell table:style-name="ce2" office:value-type="string" calcext:value-type="string">
            <text:p>Rue de la Cordialité</text:p>
          </table:table-cell>
          <table:table-cell table:style-name="ce2" office:value-type="string" calcext:value-type="string">
            <text:p>Hartelijk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11];&quot;/&quot;;[.B311])" office:value-type="string" office:string-value="https://osm.org/relation/3438587" calcext:value-type="string">
            <text:p>https://osm.org/relation/34385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9662" calcext:value-type="float">
            <text:p>3439662</text:p>
          </table:table-cell>
          <table:table-cell table:style-name="ce2" office:value-type="string" calcext:value-type="string">
            <text:p>Boulevard Maria Groeninckx-De May</text:p>
          </table:table-cell>
          <table:table-cell table:style-name="ce2" office:value-type="string" calcext:value-type="string">
            <text:p>Maria Groeninckx-De Maylaan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CONCATENATE(&quot;https://osm.org/&quot;;[.A312];&quot;/&quot;;[.B312])" office:value-type="string" office:string-value="https://osm.org/relation/3439662" calcext:value-type="string">
            <text:p>https://osm.org/relation/34396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4324" calcext:value-type="float">
            <text:p>3444324</text:p>
          </table:table-cell>
          <table:table-cell table:style-name="ce2" office:value-type="string" calcext:value-type="string">
            <text:p>Rue Buffon</text:p>
          </table:table-cell>
          <table:table-cell table:style-name="ce2" office:value-type="string" calcext:value-type="string">
            <text:p>Buffonstraat</text:p>
          </table:table-cell>
          <table:table-cell table:style-name="ce6" office:value-type="string" calcext:value-type="string">
            <text:p>Q22926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13];&quot;/&quot;;[.B313])" office:value-type="string" office:string-value="https://osm.org/relation/3444324" calcext:value-type="string">
            <text:p>https://osm.org/relation/34443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4327" calcext:value-type="float">
            <text:p>3444327</text:p>
          </table:table-cell>
          <table:table-cell table:style-name="ce2" office:value-type="string" calcext:value-type="string">
            <text:p>Rue Emile Hellebaut</text:p>
          </table:table-cell>
          <table:table-cell table:style-name="ce2" office:value-type="string" calcext:value-type="string">
            <text:p>Emile Hellebautstraat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14];&quot;/&quot;;[.B314])" office:value-type="string" office:string-value="https://osm.org/relation/3444327" calcext:value-type="string">
            <text:p>https://osm.org/relation/34443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4329" calcext:value-type="float">
            <text:p>3444329</text:p>
          </table:table-cell>
          <table:table-cell table:style-name="ce2" office:value-type="string" calcext:value-type="string">
            <text:p>Boulevard de la Grande Ceinture</text:p>
          </table:table-cell>
          <table:table-cell table:style-name="ce2" office:value-type="string" calcext:value-type="string">
            <text:p>Grote-Rin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15];&quot;/&quot;;[.B315])" office:value-type="string" office:string-value="https://osm.org/relation/3444329" calcext:value-type="string">
            <text:p>https://osm.org/relation/34443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4347" calcext:value-type="float">
            <text:p>3444347</text:p>
          </table:table-cell>
          <table:table-cell table:style-name="ce2" office:value-type="string" calcext:value-type="string">
            <text:p>Boulevard Prince de Liège</text:p>
          </table:table-cell>
          <table:table-cell table:style-name="ce2" office:value-type="string" calcext:value-type="string">
            <text:p>Prins van Luiklaan</text:p>
          </table:table-cell>
          <table:table-cell table:style-name="ce2" office:value-type="string" calcext:value-type="string">
            <text:p>Q20492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16];&quot;/&quot;;[.B316])" office:value-type="string" office:string-value="https://osm.org/relation/3444347" calcext:value-type="string">
            <text:p>https://osm.org/relation/34443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4358" calcext:value-type="float">
            <text:p>3444358</text:p>
          </table:table-cell>
          <table:table-cell table:style-name="ce2" office:value-type="string" calcext:value-type="string">
            <text:p>Avenue Commandant Vander Meeren</text:p>
          </table:table-cell>
          <table:table-cell table:style-name="ce2" office:value-type="string" calcext:value-type="string">
            <text:p>Commandant Vander Meer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17];&quot;/&quot;;[.B317])" office:value-type="string" office:string-value="https://osm.org/relation/3444358" calcext:value-type="string">
            <text:p>https://osm.org/relation/34443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4370" calcext:value-type="float">
            <text:p>3444370</text:p>
          </table:table-cell>
          <table:table-cell table:style-name="ce2" office:value-type="string" calcext:value-type="string">
            <text:p>Avenue René Berrewaerts</text:p>
          </table:table-cell>
          <table:table-cell table:style-name="ce2" office:value-type="string" calcext:value-type="string">
            <text:p>René Berrewaert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18];&quot;/&quot;;[.B318])" office:value-type="string" office:string-value="https://osm.org/relation/3444370" calcext:value-type="string">
            <text:p>https://osm.org/relation/34443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912" calcext:value-type="float">
            <text:p>3472912</text:p>
          </table:table-cell>
          <table:table-cell table:style-name="ce2" office:value-type="string" calcext:value-type="string">
            <text:p>Avenue des Crocus</text:p>
          </table:table-cell>
          <table:table-cell table:style-name="ce2" office:value-type="string" calcext:value-type="string">
            <text:p>Krokuss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19];&quot;/&quot;;[.B319])" office:value-type="string" office:string-value="https://osm.org/relation/3472912" calcext:value-type="string">
            <text:p>https://osm.org/relation/34729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915" calcext:value-type="float">
            <text:p>3472915</text:p>
          </table:table-cell>
          <table:table-cell table:style-name="ce2" office:value-type="string" calcext:value-type="string">
            <text:p>Rue Henri Caron</text:p>
          </table:table-cell>
          <table:table-cell table:style-name="ce2" office:value-type="string" calcext:value-type="string">
            <text:p>Henri Car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20];&quot;/&quot;;[.B320])" office:value-type="string" office:string-value="https://osm.org/relation/3472915" calcext:value-type="string">
            <text:p>https://osm.org/relation/3472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919" calcext:value-type="float">
            <text:p>3472919</text:p>
          </table:table-cell>
          <table:table-cell table:style-name="ce2" office:value-type="string" calcext:value-type="string">
            <text:p>Rue Maurice Albert Raskin</text:p>
          </table:table-cell>
          <table:table-cell table:style-name="ce2" office:value-type="string" calcext:value-type="string">
            <text:p>Maurice Albert Raski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21];&quot;/&quot;;[.B321])" office:value-type="string" office:string-value="https://osm.org/relation/3472919" calcext:value-type="string">
            <text:p>https://osm.org/relation/34729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928" calcext:value-type="float">
            <text:p>3472928</text:p>
          </table:table-cell>
          <table:table-cell table:style-name="ce2" office:value-type="string" calcext:value-type="string">
            <text:p>Rue Joseph Van Boterdael</text:p>
          </table:table-cell>
          <table:table-cell table:style-name="ce2" office:value-type="string" calcext:value-type="string">
            <text:p>Joseph Van Boterda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data, wikipedia</text:p>
          </table:table-cell>
          <table:table-cell table:style-name="ce9" table:formula="of:=CONCATENATE(&quot;https://osm.org/&quot;;[.A322];&quot;/&quot;;[.B322])" office:value-type="string" office:string-value="https://osm.org/relation/3472928" calcext:value-type="string">
            <text:p>https://osm.org/relation/34729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932" calcext:value-type="float">
            <text:p>3472932</text:p>
          </table:table-cell>
          <table:table-cell table:style-name="ce2" office:value-type="string" calcext:value-type="string">
            <text:p>Rue des Maraichers</text:p>
          </table:table-cell>
          <table:table-cell table:style-name="ce2" office:value-type="string" calcext:value-type="string">
            <text:p>Boerkoz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23];&quot;/&quot;;[.B323])" office:value-type="string" office:string-value="https://osm.org/relation/3472932" calcext:value-type="string">
            <text:p>https://osm.org/relation/34729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950" calcext:value-type="float">
            <text:p>3472950</text:p>
          </table:table-cell>
          <table:table-cell table:style-name="ce2" office:value-type="string" calcext:value-type="string">
            <text:p>Rue Démosthène</text:p>
          </table:table-cell>
          <table:table-cell table:style-name="ce2" office:value-type="string" calcext:value-type="string">
            <text:p>Demosthenesstraat</text:p>
          </table:table-cell>
          <table:table-cell table:style-name="ce6" office:value-type="string" calcext:value-type="string">
            <text:p>Q1172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24];&quot;/&quot;;[.B324])" office:value-type="string" office:string-value="https://osm.org/relation/3472950" calcext:value-type="string">
            <text:p>https://osm.org/relation/34729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479" calcext:value-type="float">
            <text:p>3474479</text:p>
          </table:table-cell>
          <table:table-cell table:style-name="ce2" office:value-type="string" calcext:value-type="string">
            <text:p>Rue d'Aumale</text:p>
          </table:table-cell>
          <table:table-cell table:style-name="ce2" office:value-type="string" calcext:value-type="string">
            <text:p>d'Auma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25];&quot;/&quot;;[.B325])" office:value-type="string" office:string-value="https://osm.org/relation/3474479" calcext:value-type="string">
            <text:p>https://osm.org/relation/34744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554" calcext:value-type="float">
            <text:p>3474554</text:p>
          </table:table-cell>
          <table:table-cell table:style-name="ce2" office:value-type="string" calcext:value-type="string">
            <text:p>Rue du Chapitre</text:p>
          </table:table-cell>
          <table:table-cell table:style-name="ce2" office:value-type="string" calcext:value-type="string">
            <text:p>Kapitt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26];&quot;/&quot;;[.B326])" office:value-type="string" office:string-value="https://osm.org/relation/3474554" calcext:value-type="string">
            <text:p>https://osm.org/relation/3474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674" calcext:value-type="float">
            <text:p>3474674</text:p>
          </table:table-cell>
          <table:table-cell table:style-name="ce2" office:value-type="string" calcext:value-type="string">
            <text:p>Rue de Formanoir</text:p>
          </table:table-cell>
          <table:table-cell table:style-name="ce2" office:value-type="string" calcext:value-type="string">
            <text:p>de Formanoi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9" office:value-type="string" calcext:value-type="string">
            <text:p><text:a xlink:href="https://nl.wikipedia.org/wiki/De_Formanoir" xlink:type="simple">https://nl.wikipedia.org/wiki/De_Formanoir</text:a></text:p>
          </table:table-cell>
          <table:table-cell/>
          <table:table-cell table:style-name="ce9" table:formula="of:=CONCATENATE(&quot;https://osm.org/&quot;;[.A327];&quot;/&quot;;[.B327])" office:value-type="string" office:string-value="https://osm.org/relation/3474674" calcext:value-type="string">
            <text:p>https://osm.org/relation/3474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707" calcext:value-type="float">
            <text:p>3474707</text:p>
          </table:table-cell>
          <table:table-cell table:style-name="ce2" office:value-type="string" calcext:value-type="string">
            <text:p>Rue du Village</text:p>
          </table:table-cell>
          <table:table-cell table:style-name="ce2" office:value-type="string" calcext:value-type="string">
            <text:p>Dorp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28];&quot;/&quot;;[.B328])" office:value-type="string" office:string-value="https://osm.org/relation/3474707" calcext:value-type="string">
            <text:p>https://osm.org/relation/34747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779" calcext:value-type="float">
            <text:p>3474779</text:p>
          </table:table-cell>
          <table:table-cell table:style-name="ce2" office:value-type="string" calcext:value-type="string">
            <text:p>Rue Brune</text:p>
          </table:table-cell>
          <table:table-cell table:style-name="ce2" office:value-type="string" calcext:value-type="string">
            <text:p>Brui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29];&quot;/&quot;;[.B329])" office:value-type="string" office:string-value="https://osm.org/relation/3474779" calcext:value-type="string">
            <text:p>https://osm.org/relation/34747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781" calcext:value-type="float">
            <text:p>3474781</text:p>
          </table:table-cell>
          <table:table-cell table:style-name="ce2" office:value-type="string" calcext:value-type="string">
            <text:p>Rue du Drapeau</text:p>
          </table:table-cell>
          <table:table-cell table:style-name="ce2" office:value-type="string" calcext:value-type="string">
            <text:p>Vaand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30];&quot;/&quot;;[.B330])" office:value-type="string" office:string-value="https://osm.org/relation/3474781" calcext:value-type="string">
            <text:p>https://osm.org/relation/34747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783" calcext:value-type="float">
            <text:p>3474783</text:p>
          </table:table-cell>
          <table:table-cell table:style-name="ce2" office:value-type="string" calcext:value-type="string">
            <text:p>Rue François Janssens</text:p>
          </table:table-cell>
          <table:table-cell table:style-name="ce2" office:value-type="string" calcext:value-type="string">
            <text:p>François Janss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Il y a plusieurs François Janssens mais tous sont des hommes </text:p>
          </table:table-cell>
          <table:table-cell table:style-name="ce9" table:formula="of:=CONCATENATE(&quot;https://osm.org/&quot;;[.A331];&quot;/&quot;;[.B331])" office:value-type="string" office:string-value="https://osm.org/relation/3474783" calcext:value-type="string">
            <text:p>https://osm.org/relation/34747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821" calcext:value-type="float">
            <text:p>3474821</text:p>
          </table:table-cell>
          <table:table-cell table:style-name="ce2" office:value-type="string" calcext:value-type="string">
            <text:p>Place de la Résistance</text:p>
          </table:table-cell>
          <table:table-cell table:style-name="ce2" office:value-type="string" calcext:value-type="string">
            <text:p>Verzet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32];&quot;/&quot;;[.B332])" office:value-type="string" office:string-value="https://osm.org/relation/3474821" calcext:value-type="string">
            <text:p>https://osm.org/relation/34748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962" calcext:value-type="float">
            <text:p>3474962</text:p>
          </table:table-cell>
          <table:table-cell table:style-name="ce2" office:value-type="string" calcext:value-type="string">
            <text:p>Rue Jean Van Lierde</text:p>
          </table:table-cell>
          <table:table-cell table:style-name="ce2" office:value-type="string" calcext:value-type="string">
            <text:p>Jean Van Lier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33];&quot;/&quot;;[.B333])" office:value-type="string" office:string-value="https://osm.org/relation/3474962" calcext:value-type="string">
            <text:p>https://osm.org/relation/34749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963" calcext:value-type="float">
            <text:p>3474963</text:p>
          </table:table-cell>
          <table:table-cell table:style-name="ce2" office:value-type="string" calcext:value-type="string">
            <text:p>Rue Beeckman de Crayloo</text:p>
          </table:table-cell>
          <table:table-cell table:style-name="ce2" office:value-type="string" calcext:value-type="string">
            <text:p>Beeckman de Crayloo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12" office:value-type="string" calcext:value-type="string">
            <text:p>une famille de notaires et de conseillers communaux anderlechtois</text:p>
          </table:table-cell>
          <table:table-cell table:style-name="ce9" table:formula="of:=CONCATENATE(&quot;https://osm.org/&quot;;[.A334];&quot;/&quot;;[.B334])" office:value-type="string" office:string-value="https://osm.org/relation/3474963" calcext:value-type="string">
            <text:p>https://osm.org/relation/34749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967" calcext:value-type="float">
            <text:p>3474967</text:p>
          </table:table-cell>
          <table:table-cell table:style-name="ce2" office:value-type="string" calcext:value-type="string">
            <text:p>Rue Romanie Van Dyck</text:p>
          </table:table-cell>
          <table:table-cell table:style-name="ce2" office:value-type="string" calcext:value-type="string">
            <text:p>Romanie Van Dyckstraat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CONCATENATE(&quot;https://osm.org/&quot;;[.A335];&quot;/&quot;;[.B335])" office:value-type="string" office:string-value="https://osm.org/relation/3474967" calcext:value-type="string">
            <text:p>https://osm.org/relation/34749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4994" calcext:value-type="float">
            <text:p>3474994</text:p>
          </table:table-cell>
          <table:table-cell table:style-name="ce2" office:value-type="string" calcext:value-type="string">
            <text:p>Rue Joseph Kelchtermans</text:p>
          </table:table-cell>
          <table:table-cell table:style-name="ce2" office:value-type="string" calcext:value-type="string">
            <text:p>Joseph Kelchtermansstraat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36];&quot;/&quot;;[.B336])" office:value-type="string" office:string-value="https://osm.org/relation/3474994" calcext:value-type="string">
            <text:p>https://osm.org/relation/34749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5025" calcext:value-type="float">
            <text:p>3475025</text:p>
          </table:table-cell>
          <table:table-cell table:style-name="ce2" office:value-type="string" calcext:value-type="string">
            <text:p>Rue de l'Obus</text:p>
          </table:table-cell>
          <table:table-cell table:style-name="ce2" office:value-type="string" calcext:value-type="string">
            <text:p>Obu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37];&quot;/&quot;;[.B337])" office:value-type="string" office:string-value="https://osm.org/relation/3475025" calcext:value-type="string">
            <text:p>https://osm.org/relation/34750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5040" calcext:value-type="float">
            <text:p>3475040</text:p>
          </table:table-cell>
          <table:table-cell table:style-name="ce2" office:value-type="string" calcext:value-type="string">
            <text:p>Rue Puccini</text:p>
          </table:table-cell>
          <table:table-cell table:style-name="ce2" office:value-type="string" calcext:value-type="string">
            <text:p>Puccinistraat</text:p>
          </table:table-cell>
          <table:table-cell table:style-name="ce4" office:value-type="string" calcext:value-type="string">
            <text:p>Q73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38];&quot;/&quot;;[.B338])" office:value-type="string" office:string-value="https://osm.org/relation/3475040" calcext:value-type="string">
            <text:p>https://osm.org/relation/34750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5053" calcext:value-type="float">
            <text:p>3475053</text:p>
          </table:table-cell>
          <table:table-cell table:style-name="ce2" office:value-type="string" calcext:value-type="string">
            <text:p>Rue Pierre Vandevoorde</text:p>
          </table:table-cell>
          <table:table-cell table:style-name="ce2" office:value-type="string" calcext:value-type="string">
            <text:p>Pierre Vandevoordestraat</text:p>
          </table:table-cell>
          <table:table-cell table:style-name="ce6" office:value-type="string" calcext:value-type="string">
            <text:p>Q2390105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39];&quot;/&quot;;[.B339])" office:value-type="string" office:string-value="https://osm.org/relation/3475053" calcext:value-type="string">
            <text:p>https://osm.org/relation/34750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6359" calcext:value-type="float">
            <text:p>3476359</text:p>
          </table:table-cell>
          <table:table-cell table:style-name="ce2" office:value-type="string" calcext:value-type="string">
            <text:p>Rue du Chapelain</text:p>
          </table:table-cell>
          <table:table-cell table:style-name="ce2" office:value-type="string" calcext:value-type="string">
            <text:p>Kapelaa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40];&quot;/&quot;;[.B340])" office:value-type="string" office:string-value="https://osm.org/relation/3476359" calcext:value-type="string">
            <text:p>https://osm.org/relation/34763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6371" calcext:value-type="float">
            <text:p>3476371</text:p>
          </table:table-cell>
          <table:table-cell table:style-name="ce2" office:value-type="string" calcext:value-type="string">
            <text:p>Rue Edmond Delcourt</text:p>
          </table:table-cell>
          <table:table-cell table:style-name="ce2" office:value-type="string" calcext:value-type="string">
            <text:p>Edmond Delcourtstraat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41];&quot;/&quot;;[.B341])" office:value-type="string" office:string-value="https://osm.org/relation/3476371" calcext:value-type="string">
            <text:p>https://osm.org/relation/34763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6372" calcext:value-type="float">
            <text:p>3476372</text:p>
          </table:table-cell>
          <table:table-cell table:style-name="ce2" office:value-type="string" calcext:value-type="string">
            <text:p>Rue Kinet</text:p>
          </table:table-cell>
          <table:table-cell table:style-name="ce2" office:value-type="string" calcext:value-type="string">
            <text:p>Kine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42];&quot;/&quot;;[.B342])" office:value-type="string" office:string-value="https://osm.org/relation/3476372" calcext:value-type="string">
            <text:p>https://osm.org/relation/34763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6378" calcext:value-type="float">
            <text:p>3476378</text:p>
          </table:table-cell>
          <table:table-cell table:style-name="ce2" office:value-type="string" calcext:value-type="string">
            <text:p>Rue du Devoir</text:p>
          </table:table-cell>
          <table:table-cell table:style-name="ce2" office:value-type="string" calcext:value-type="string">
            <text:p>Plich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43];&quot;/&quot;;[.B343])" office:value-type="string" office:string-value="https://osm.org/relation/3476378" calcext:value-type="string">
            <text:p>https://osm.org/relation/34763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6382" calcext:value-type="float">
            <text:p>3476382</text:p>
          </table:table-cell>
          <table:table-cell table:style-name="ce2" office:value-type="string" calcext:value-type="string">
            <text:p>Rue Erasme</text:p>
          </table:table-cell>
          <table:table-cell table:style-name="ce2" office:value-type="string" calcext:value-type="string">
            <text:p>Erasmu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44];&quot;/&quot;;[.B344])" office:value-type="string" office:string-value="https://osm.org/relation/3476382" calcext:value-type="string">
            <text:p>https://osm.org/relation/34763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6383" calcext:value-type="float">
            <text:p>3476383</text:p>
          </table:table-cell>
          <table:table-cell table:style-name="ce2" office:value-type="string" calcext:value-type="string">
            <text:p>Rue de l'Institut</text:p>
          </table:table-cell>
          <table:table-cell table:style-name="ce2" office:value-type="string" calcext:value-type="string">
            <text:p>Institu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45];&quot;/&quot;;[.B345])" office:value-type="string" office:string-value="https://osm.org/relation/3476383" calcext:value-type="string">
            <text:p>https://osm.org/relation/34763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010" calcext:value-type="float">
            <text:p>3477010</text:p>
          </table:table-cell>
          <table:table-cell table:style-name="ce2" office:value-type="string" calcext:value-type="string">
            <text:p>Rue du Serment</text:p>
          </table:table-cell>
          <table:table-cell table:style-name="ce2" office:value-type="string" calcext:value-type="string">
            <text:p>Ee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46];&quot;/&quot;;[.B346])" office:value-type="string" office:string-value="https://osm.org/relation/3477010" calcext:value-type="string">
            <text:p>https://osm.org/relation/3477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017" calcext:value-type="float">
            <text:p>3477017</text:p>
          </table:table-cell>
          <table:table-cell table:style-name="ce2" office:value-type="string" calcext:value-type="string">
            <text:p>Place de Sainte-Adresse</text:p>
          </table:table-cell>
          <table:table-cell table:style-name="ce2" office:value-type="string" calcext:value-type="string">
            <text:p>Sainte-Adresse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47];&quot;/&quot;;[.B347])" office:value-type="string" office:string-value="https://osm.org/relation/3477017" calcext:value-type="string">
            <text:p>https://osm.org/relation/34770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018" calcext:value-type="float">
            <text:p>3477018</text:p>
          </table:table-cell>
          <table:table-cell table:style-name="ce2" office:value-type="string" calcext:value-type="string">
            <text:p>Avenue Charles Plisnier</text:p>
          </table:table-cell>
          <table:table-cell table:style-name="ce2" office:value-type="string" calcext:value-type="string">
            <text:p>Charles Plisnierlaan</text:p>
          </table:table-cell>
          <table:table-cell table:style-name="ce2" office:value-type="string" calcext:value-type="string">
            <text:p>Q10658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48];&quot;/&quot;;[.B348])" office:value-type="string" office:string-value="https://osm.org/relation/3477018" calcext:value-type="string">
            <text:p>https://osm.org/relation/34770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021" calcext:value-type="float">
            <text:p>3477021</text:p>
          </table:table-cell>
          <table:table-cell table:style-name="ce2" office:value-type="string" calcext:value-type="string">
            <text:p>Rue Joseph Pavez</text:p>
          </table:table-cell>
          <table:table-cell table:style-name="ce2" office:value-type="string" calcext:value-type="string">
            <text:p>Joseph Pavezstraat</text:p>
          </table:table-cell>
          <table:table-cell table:style-name="ce2" office:value-type="string" calcext:value-type="string">
            <text:p>Q174291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49];&quot;/&quot;;[.B349])" office:value-type="string" office:string-value="https://osm.org/relation/3477021" calcext:value-type="string">
            <text:p>https://osm.org/relation/3477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022" calcext:value-type="float">
            <text:p>3477022</text:p>
          </table:table-cell>
          <table:table-cell table:style-name="ce2" office:value-type="string" calcext:value-type="string">
            <text:p>Place du Droit</text:p>
          </table:table-cell>
          <table:table-cell table:style-name="ce2" office:value-type="string" calcext:value-type="string">
            <text:p>Recht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50];&quot;/&quot;;[.B350])" office:value-type="string" office:string-value="https://osm.org/relation/3477022" calcext:value-type="string">
            <text:p>https://osm.org/relation/34770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025" calcext:value-type="float">
            <text:p>3477025</text:p>
          </table:table-cell>
          <table:table-cell table:style-name="ce2" office:value-type="string" calcext:value-type="string">
            <text:p>Rue de l'Agrément</text:p>
          </table:table-cell>
          <table:table-cell table:style-name="ce2" office:value-type="string" calcext:value-type="string">
            <text:p>Vermaa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51];&quot;/&quot;;[.B351])" office:value-type="string" office:string-value="https://osm.org/relation/3477025" calcext:value-type="string">
            <text:p>https://osm.org/relation/34770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029" calcext:value-type="float">
            <text:p>3477029</text:p>
          </table:table-cell>
          <table:table-cell table:style-name="ce2" office:value-type="string" calcext:value-type="string">
            <text:p>Rue Jules Broeren</text:p>
          </table:table-cell>
          <table:table-cell table:style-name="ce2" office:value-type="string" calcext:value-type="string">
            <text:p>Jules Broer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data, wikipedia</text:p>
          </table:table-cell>
          <table:table-cell table:style-name="ce9" table:formula="of:=CONCATENATE(&quot;https://osm.org/&quot;;[.A352];&quot;/&quot;;[.B352])" office:value-type="string" office:string-value="https://osm.org/relation/3477029" calcext:value-type="string">
            <text:p>https://osm.org/relation/34770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053" calcext:value-type="float">
            <text:p>3477053</text:p>
          </table:table-cell>
          <table:table-cell table:style-name="ce2" office:value-type="string" calcext:value-type="string">
            <text:p>Rue Cyriel Buysse</text:p>
          </table:table-cell>
          <table:table-cell table:style-name="ce2" office:value-type="string" calcext:value-type="string">
            <text:p>Cyriel Buyssestraat</text:p>
          </table:table-cell>
          <table:table-cell table:style-name="ce2" office:value-type="string" calcext:value-type="string">
            <text:p>Q62812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53];&quot;/&quot;;[.B353])" office:value-type="string" office:string-value="https://osm.org/relation/3477053" calcext:value-type="string">
            <text:p>https://osm.org/relation/34770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054" calcext:value-type="float">
            <text:p>3477054</text:p>
          </table:table-cell>
          <table:table-cell table:style-name="ce2" office:value-type="string" calcext:value-type="string">
            <text:p>Place de la Beauté</text:p>
          </table:table-cell>
          <table:table-cell table:style-name="ce2" office:value-type="string" calcext:value-type="string">
            <text:p>Schoonheid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54];&quot;/&quot;;[.B354])" office:value-type="string" office:string-value="https://osm.org/relation/3477054" calcext:value-type="string">
            <text:p>https://osm.org/relation/34770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077" calcext:value-type="float">
            <text:p>3477077</text:p>
          </table:table-cell>
          <table:table-cell table:style-name="ce2" office:value-type="string" calcext:value-type="string">
            <text:p>Rue de l'Expansion</text:p>
          </table:table-cell>
          <table:table-cell table:style-name="ce2" office:value-type="string" calcext:value-type="string">
            <text:p>Uitbreid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55];&quot;/&quot;;[.B355])" office:value-type="string" office:string-value="https://osm.org/relation/3477077" calcext:value-type="string">
            <text:p>https://osm.org/relation/34770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809" calcext:value-type="float">
            <text:p>3477809</text:p>
          </table:table-cell>
          <table:table-cell table:style-name="ce2" office:value-type="string" calcext:value-type="string">
            <text:p>Rue de la Justice</text:p>
          </table:table-cell>
          <table:table-cell table:style-name="ce2" office:value-type="string" calcext:value-type="string">
            <text:p>Gerecht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56];&quot;/&quot;;[.B356])" office:value-type="string" office:string-value="https://osm.org/relation/3477809" calcext:value-type="string">
            <text:p>https://osm.org/relation/34778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846" calcext:value-type="float">
            <text:p>3477846</text:p>
          </table:table-cell>
          <table:table-cell table:style-name="ce2" office:value-type="string" calcext:value-type="string">
            <text:p>Rue Scheutveld</text:p>
          </table:table-cell>
          <table:table-cell table:style-name="ce2" office:value-type="string" calcext:value-type="string">
            <text:p>Scheut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57];&quot;/&quot;;[.B357])" office:value-type="string" office:string-value="https://osm.org/relation/3477846" calcext:value-type="string">
            <text:p>https://osm.org/relation/34778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874" calcext:value-type="float">
            <text:p>3477874</text:p>
          </table:table-cell>
          <table:table-cell table:style-name="ce2" office:value-type="string" calcext:value-type="string">
            <text:p>Rue du Greffe</text:p>
          </table:table-cell>
          <table:table-cell table:style-name="ce2" office:value-type="string" calcext:value-type="string">
            <text:p>Griff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58];&quot;/&quot;;[.B358])" office:value-type="string" office:string-value="https://osm.org/relation/3477874" calcext:value-type="string">
            <text:p>https://osm.org/relation/34778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875" calcext:value-type="float">
            <text:p>3477875</text:p>
          </table:table-cell>
          <table:table-cell table:style-name="ce2" office:value-type="string" calcext:value-type="string">
            <text:p>Rue du Prétoire</text:p>
          </table:table-cell>
          <table:table-cell table:style-name="ce2" office:value-type="string" calcext:value-type="string">
            <text:p>Rechtszaa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59];&quot;/&quot;;[.B359])" office:value-type="string" office:string-value="https://osm.org/relation/3477875" calcext:value-type="string">
            <text:p>https://osm.org/relation/3477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887" calcext:value-type="float">
            <text:p>3477887</text:p>
          </table:table-cell>
          <table:table-cell table:style-name="ce2" office:value-type="string" calcext:value-type="string">
            <text:p>Rue de la Conciliation</text:p>
          </table:table-cell>
          <table:table-cell table:style-name="ce2" office:value-type="string" calcext:value-type="string">
            <text:p>Verzoen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60];&quot;/&quot;;[.B360])" office:value-type="string" office:string-value="https://osm.org/relation/3477887" calcext:value-type="string">
            <text:p>https://osm.org/relation/34778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909" calcext:value-type="float">
            <text:p>3477909</text:p>
          </table:table-cell>
          <table:table-cell table:style-name="ce2" office:value-type="string" calcext:value-type="string">
            <text:p>Place du Repos</text:p>
          </table:table-cell>
          <table:table-cell table:style-name="ce2" office:value-type="string" calcext:value-type="string">
            <text:p>Rust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61];&quot;/&quot;;[.B361])" office:value-type="string" office:string-value="https://osm.org/relation/3477909" calcext:value-type="string">
            <text:p>https://osm.org/relation/34779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7913" calcext:value-type="float">
            <text:p>3477913</text:p>
          </table:table-cell>
          <table:table-cell table:style-name="ce2" office:value-type="string" calcext:value-type="string">
            <text:p>Avenue de l'Éternité</text:p>
          </table:table-cell>
          <table:table-cell table:style-name="ce2" office:value-type="string" calcext:value-type="string">
            <text:p>Eeuwigheid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62];&quot;/&quot;;[.B362])" office:value-type="string" office:string-value="https://osm.org/relation/3477913" calcext:value-type="string">
            <text:p>https://osm.org/relation/3477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5947" calcext:value-type="float">
            <text:p>3485947</text:p>
          </table:table-cell>
          <table:table-cell table:style-name="ce2" office:value-type="string" calcext:value-type="string">
            <text:p>Rue Thiernesse</text:p>
          </table:table-cell>
          <table:table-cell table:style-name="ce2" office:value-type="string" calcext:value-type="string">
            <text:p>Thierness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63];&quot;/&quot;;[.B363])" office:value-type="string" office:string-value="https://osm.org/relation/3485947" calcext:value-type="string">
            <text:p>https://osm.org/relation/34859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5948" calcext:value-type="float">
            <text:p>3485948</text:p>
          </table:table-cell>
          <table:table-cell table:style-name="ce2" office:value-type="string" calcext:value-type="string">
            <text:p>Rue Jacques Manne</text:p>
          </table:table-cell>
          <table:table-cell table:style-name="ce2" office:value-type="string" calcext:value-type="string">
            <text:p>Jacques Mannestraat</text:p>
          </table:table-cell>
          <table:table-cell table:style-name="ce2" office:value-type="string" calcext:value-type="string">
            <text:p>Q631601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64];&quot;/&quot;;[.B364])" office:value-type="string" office:string-value="https://osm.org/relation/3485948" calcext:value-type="string">
            <text:p>https://osm.org/relation/34859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5949" calcext:value-type="float">
            <text:p>3485949</text:p>
          </table:table-cell>
          <table:table-cell table:style-name="ce2" office:value-type="string" calcext:value-type="string">
            <text:p>Rue Commandant Charcot</text:p>
          </table:table-cell>
          <table:table-cell table:style-name="ce2" office:value-type="string" calcext:value-type="string">
            <text:p>Commandant Charcotstraat</text:p>
          </table:table-cell>
          <table:table-cell table:style-name="ce2" office:value-type="string" calcext:value-type="string">
            <text:p>Q4635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65];&quot;/&quot;;[.B365])" office:value-type="string" office:string-value="https://osm.org/relation/3485949" calcext:value-type="string">
            <text:p>https://osm.org/relation/34859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5957" calcext:value-type="float">
            <text:p>3485957</text:p>
          </table:table-cell>
          <table:table-cell table:style-name="ce2" office:value-type="string" calcext:value-type="string">
            <text:p>Rue de l'Orphelinat</text:p>
          </table:table-cell>
          <table:table-cell table:style-name="ce2" office:value-type="string" calcext:value-type="string">
            <text:p>Wees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66];&quot;/&quot;;[.B366])" office:value-type="string" office:string-value="https://osm.org/relation/3485957" calcext:value-type="string">
            <text:p>https://osm.org/relation/34859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5970" calcext:value-type="float">
            <text:p>3485970</text:p>
          </table:table-cell>
          <table:table-cell table:style-name="ce2" office:value-type="string" calcext:value-type="string">
            <text:p>Rue Jakob Smits</text:p>
          </table:table-cell>
          <table:table-cell table:style-name="ce2" office:value-type="string" calcext:value-type="string">
            <text:p>Jakob Smitsstraat</text:p>
          </table:table-cell>
          <table:table-cell table:style-name="ce2" office:value-type="string" calcext:value-type="string">
            <text:p>Q31575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67];&quot;/&quot;;[.B367])" office:value-type="string" office:string-value="https://osm.org/relation/3485970" calcext:value-type="string">
            <text:p>https://osm.org/relation/34859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5975" calcext:value-type="float">
            <text:p>3485975</text:p>
          </table:table-cell>
          <table:table-cell table:style-name="ce2" office:value-type="string" calcext:value-type="string">
            <text:p>Boulevard Félix Paulsen</text:p>
          </table:table-cell>
          <table:table-cell table:style-name="ce2" office:value-type="string" calcext:value-type="string">
            <text:p>Félix Paulsenlaan</text:p>
          </table:table-cell>
          <table:table-cell table:style-name="ce2" office:value-type="string" calcext:value-type="string">
            <text:p>Q214883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68];&quot;/&quot;;[.B368])" office:value-type="string" office:string-value="https://osm.org/relation/3485975" calcext:value-type="string">
            <text:p>https://osm.org/relation/34859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5976" calcext:value-type="float">
            <text:p>3485976</text:p>
          </table:table-cell>
          <table:table-cell table:style-name="ce2" office:value-type="string" calcext:value-type="string">
            <text:p>Square Henri Rey</text:p>
          </table:table-cell>
          <table:table-cell table:style-name="ce2" office:value-type="string" calcext:value-type="string">
            <text:p>Henri Reysquare</text:p>
          </table:table-cell>
          <table:table-cell table:style-name="ce2" office:value-type="string" calcext:value-type="string">
            <text:p>-</text:p>
            <text:p/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13" office:value-type="string" calcext:value-type="string">
            <text:p>industriel, philantrope et conseiller communal à Anderlecht</text:p>
          </table:table-cell>
          <table:table-cell table:style-name="ce9" table:formula="of:=CONCATENATE(&quot;https://osm.org/&quot;;[.A369];&quot;/&quot;;[.B369])" office:value-type="string" office:string-value="https://osm.org/relation/3485976" calcext:value-type="string">
            <text:p>https://osm.org/relation/34859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5979" calcext:value-type="float">
            <text:p>3485979</text:p>
          </table:table-cell>
          <table:table-cell table:style-name="ce2" office:value-type="string" calcext:value-type="string">
            <text:p>Boulevard Maurice Herbette</text:p>
          </table:table-cell>
          <table:table-cell table:style-name="ce2" office:value-type="string" calcext:value-type="string">
            <text:p>Maurice Herbettelaan</text:p>
          </table:table-cell>
          <table:table-cell table:style-name="ce2" office:value-type="string" calcext:value-type="string">
            <text:p>Q181152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70];&quot;/&quot;;[.B370])" office:value-type="string" office:string-value="https://osm.org/relation/3485979" calcext:value-type="string">
            <text:p>https://osm.org/relation/34859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012" calcext:value-type="float">
            <text:p>3488012</text:p>
          </table:table-cell>
          <table:table-cell table:style-name="ce2" office:value-type="string" calcext:value-type="string">
            <text:p>Avenue Raymond Vander Bruggen</text:p>
          </table:table-cell>
          <table:table-cell table:style-name="ce2" office:value-type="string" calcext:value-type="string">
            <text:p>Raymond Vander Bruggenlaan</text:p>
          </table:table-cell>
          <table:table-cell table:style-name="ce2" office:value-type="string" calcext:value-type="string">
            <text:p>-</text:p>
            <text:p/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71];&quot;/&quot;;[.B371])" office:value-type="string" office:string-value="https://osm.org/relation/3488012" calcext:value-type="string">
            <text:p>https://osm.org/relation/34880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019" calcext:value-type="float">
            <text:p>3488019</text:p>
          </table:table-cell>
          <table:table-cell table:style-name="ce2" office:value-type="string" calcext:value-type="string">
            <text:p>Avenue Auber</text:p>
          </table:table-cell>
          <table:table-cell table:style-name="ce2" office:value-type="string" calcext:value-type="string">
            <text:p>Auberlaan</text:p>
          </table:table-cell>
          <table:table-cell table:style-name="ce2" office:value-type="string" calcext:value-type="string">
            <text:p>Q1576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72];&quot;/&quot;;[.B372])" office:value-type="string" office:string-value="https://osm.org/relation/3488019" calcext:value-type="string">
            <text:p>https://osm.org/relation/34880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338" calcext:value-type="float">
            <text:p>3488338</text:p>
          </table:table-cell>
          <table:table-cell table:style-name="ce2" office:value-type="string" calcext:value-type="string">
            <text:p>Rue Achille Jonas</text:p>
          </table:table-cell>
          <table:table-cell table:style-name="ce2" office:value-type="string" calcext:value-type="string">
            <text:p>Achille Jonasstraat</text:p>
          </table:table-cell>
          <table:table-cell table:style-name="ce2" office:value-type="string" calcext:value-type="string">
            <text:p>-</text:p>
            <text:p/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73];&quot;/&quot;;[.B373])" office:value-type="string" office:string-value="https://osm.org/relation/3488338" calcext:value-type="string">
            <text:p>https://osm.org/relation/34883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342" calcext:value-type="float">
            <text:p>3488342</text:p>
          </table:table-cell>
          <table:table-cell table:style-name="ce2" office:value-type="string" calcext:value-type="string">
            <text:p>Rue Edmond Rostand</text:p>
          </table:table-cell>
          <table:table-cell table:style-name="ce2" office:value-type="string" calcext:value-type="string">
            <text:p>Edmond Rostandstraat</text:p>
          </table:table-cell>
          <table:table-cell table:style-name="ce7" office:value-type="string" calcext:value-type="string">
            <text:p>Q529050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74];&quot;/&quot;;[.B374])" office:value-type="string" office:string-value="https://osm.org/relation/3488342" calcext:value-type="string">
            <text:p>https://osm.org/relation/34883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386" calcext:value-type="float">
            <text:p>3488386</text:p>
          </table:table-cell>
          <table:table-cell table:style-name="ce2" office:value-type="string" calcext:value-type="string">
            <text:p>Avenue de Scheut</text:p>
          </table:table-cell>
          <table:table-cell table:style-name="ce2" office:value-type="string" calcext:value-type="string">
            <text:p>Scheutlaan</text:p>
          </table:table-cell>
          <table:table-cell table:style-name="ce2" office:value-type="string" calcext:value-type="string">
            <text:p>-</text:p>
            <text:p/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75];&quot;/&quot;;[.B375])" office:value-type="string" office:string-value="https://osm.org/relation/3488386" calcext:value-type="string">
            <text:p>https://osm.org/relation/34883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05" calcext:value-type="float">
            <text:p>3488405</text:p>
          </table:table-cell>
          <table:table-cell table:style-name="ce2" office:value-type="string" calcext:value-type="string">
            <text:p>Rue de l'Agrafe</text:p>
          </table:table-cell>
          <table:table-cell table:style-name="ce2" office:value-type="string" calcext:value-type="string">
            <text:p>Ges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76];&quot;/&quot;;[.B376])" office:value-type="string" office:string-value="https://osm.org/relation/3488405" calcext:value-type="string">
            <text:p>https://osm.org/relation/34884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9076" calcext:value-type="float">
            <text:p>3489076</text:p>
          </table:table-cell>
          <table:table-cell table:style-name="ce2" office:value-type="string" calcext:value-type="string">
            <text:p>Rue Léopold De Swaef</text:p>
          </table:table-cell>
          <table:table-cell table:style-name="ce2" office:value-type="string" calcext:value-type="string">
            <text:p>Léopold De Swaef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77];&quot;/&quot;;[.B377])" office:value-type="string" office:string-value="https://osm.org/relation/3489076" calcext:value-type="string">
            <text:p>https://osm.org/relation/34890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9155" calcext:value-type="float">
            <text:p>3489155</text:p>
          </table:table-cell>
          <table:table-cell table:style-name="ce2" office:value-type="string" calcext:value-type="string">
            <text:p>Avenue Léon Debatty</text:p>
          </table:table-cell>
          <table:table-cell table:style-name="ce2" office:value-type="string" calcext:value-type="string">
            <text:p>Léon Debatty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78];&quot;/&quot;;[.B378])" office:value-type="string" office:string-value="https://osm.org/relation/3489155" calcext:value-type="string">
            <text:p>https://osm.org/relation/34891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9166" calcext:value-type="float">
            <text:p>3489166</text:p>
          </table:table-cell>
          <table:table-cell table:style-name="ce2" office:value-type="string" calcext:value-type="string">
            <text:p>Square des Vétérans Coloniaux</text:p>
          </table:table-cell>
          <table:table-cell table:style-name="ce2" office:value-type="string" calcext:value-type="string">
            <text:p>Koloniale-Veteranensquare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79];&quot;/&quot;;[.B379])" office:value-type="string" office:string-value="https://osm.org/relation/3489166" calcext:value-type="string">
            <text:p>https://osm.org/relation/34891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9187" calcext:value-type="float">
            <text:p>3489187</text:p>
          </table:table-cell>
          <table:table-cell table:style-name="ce2" office:value-type="string" calcext:value-type="string">
            <text:p>Boulevard Jules Graindor</text:p>
          </table:table-cell>
          <table:table-cell table:style-name="ce2" office:value-type="string" calcext:value-type="string">
            <text:p>Jules Graindor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80];&quot;/&quot;;[.B380])" office:value-type="string" office:string-value="https://osm.org/relation/3489187" calcext:value-type="string">
            <text:p>https://osm.org/relation/34891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9852" calcext:value-type="float">
            <text:p>3489852</text:p>
          </table:table-cell>
          <table:table-cell table:style-name="ce2" office:value-type="string" calcext:value-type="string">
            <text:p>Rue Denis Verdonck</text:p>
          </table:table-cell>
          <table:table-cell table:style-name="ce2" office:value-type="string" calcext:value-type="string">
            <text:p>Denis Verdonck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81];&quot;/&quot;;[.B381])" office:value-type="string" office:string-value="https://osm.org/relation/3489852" calcext:value-type="string">
            <text:p>https://osm.org/relation/34898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9856" calcext:value-type="float">
            <text:p>3489856</text:p>
          </table:table-cell>
          <table:table-cell table:style-name="ce2" office:value-type="string" calcext:value-type="string">
            <text:p>Rue du Bivouac</text:p>
          </table:table-cell>
          <table:table-cell table:style-name="ce2" office:value-type="string" calcext:value-type="string">
            <text:p>Bivak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82];&quot;/&quot;;[.B382])" office:value-type="string" office:string-value="https://osm.org/relation/3489856" calcext:value-type="string">
            <text:p>https://osm.org/relation/34898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9865" calcext:value-type="float">
            <text:p>3489865</text:p>
          </table:table-cell>
          <table:table-cell table:style-name="ce2" office:value-type="string" calcext:value-type="string">
            <text:p>Avenue Norbert Gille</text:p>
          </table:table-cell>
          <table:table-cell table:style-name="ce2" office:value-type="string" calcext:value-type="string">
            <text:p>Norbert Gill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83];&quot;/&quot;;[.B383])" office:value-type="string" office:string-value="https://osm.org/relation/3489865" calcext:value-type="string">
            <text:p>https://osm.org/relation/34898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9866" calcext:value-type="float">
            <text:p>3489866</text:p>
          </table:table-cell>
          <table:table-cell table:style-name="ce2" office:value-type="string" calcext:value-type="string">
            <text:p>Rue Sylvain Denayer</text:p>
          </table:table-cell>
          <table:table-cell table:style-name="ce2" office:value-type="string" calcext:value-type="string">
            <text:p>Sylvain Denaye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84];&quot;/&quot;;[.B384])" office:value-type="string" office:string-value="https://osm.org/relation/3489866" calcext:value-type="string">
            <text:p>https://osm.org/relation/34898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9867" calcext:value-type="float">
            <text:p>3489867</text:p>
          </table:table-cell>
          <table:table-cell table:style-name="ce2" office:value-type="string" calcext:value-type="string">
            <text:p>Rue Général Ruquoy</text:p>
          </table:table-cell>
          <table:table-cell table:style-name="ce2" office:value-type="string" calcext:value-type="string">
            <text:p>Generaal Ruquoy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85];&quot;/&quot;;[.B385])" office:value-type="string" office:string-value="https://osm.org/relation/3489867" calcext:value-type="string">
            <text:p>https://osm.org/relation/34898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9872" calcext:value-type="float">
            <text:p>3489872</text:p>
          </table:table-cell>
          <table:table-cell table:style-name="ce2" office:value-type="string" calcext:value-type="string">
            <text:p>Rue Verheyden</text:p>
          </table:table-cell>
          <table:table-cell table:style-name="ce2" office:value-type="string" calcext:value-type="string">
            <text:p>Verheydenstraat</text:p>
          </table:table-cell>
          <table:table-cell table:style-name="ce2" office:value-type="string" calcext:value-type="string">
            <text:p>-</text:p>
            <text:p/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86];&quot;/&quot;;[.B386])" office:value-type="string" office:string-value="https://osm.org/relation/3489872" calcext:value-type="string">
            <text:p>https://osm.org/relation/34898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9880" calcext:value-type="float">
            <text:p>3489880</text:p>
          </table:table-cell>
          <table:table-cell table:style-name="ce2" office:value-type="string" calcext:value-type="string">
            <text:p>Rue de l'Émulation</text:p>
          </table:table-cell>
          <table:table-cell table:style-name="ce2" office:value-type="string" calcext:value-type="string">
            <text:p>Wedijv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87];&quot;/&quot;;[.B387])" office:value-type="string" office:string-value="https://osm.org/relation/3489880" calcext:value-type="string">
            <text:p>https://osm.org/relation/34898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56" calcext:value-type="float">
            <text:p>3494856</text:p>
          </table:table-cell>
          <table:table-cell table:style-name="ce2" office:value-type="string" calcext:value-type="string">
            <text:p>Rue de Birmingham</text:p>
          </table:table-cell>
          <table:table-cell table:style-name="ce2" office:value-type="string" calcext:value-type="string">
            <text:p>Birmingha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88];&quot;/&quot;;[.B388])" office:value-type="string" office:string-value="https://osm.org/relation/3494856" calcext:value-type="string">
            <text:p>https://osm.org/relation/34948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64" calcext:value-type="float">
            <text:p>3494864</text:p>
          </table:table-cell>
          <table:table-cell table:style-name="ce2" office:value-type="string" calcext:value-type="string">
            <text:p>Rue James Ensor</text:p>
          </table:table-cell>
          <table:table-cell table:style-name="ce2" office:value-type="string" calcext:value-type="string">
            <text:p>James Enso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89];&quot;/&quot;;[.B389])" office:value-type="string" office:string-value="https://osm.org/relation/3494864" calcext:value-type="string">
            <text:p>https://osm.org/relation/34948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012" calcext:value-type="float">
            <text:p>3495012</text:p>
          </table:table-cell>
          <table:table-cell table:style-name="ce2" office:value-type="string" calcext:value-type="string">
            <text:p>Rue du Libre Examen</text:p>
          </table:table-cell>
          <table:table-cell table:style-name="ce2" office:value-type="string" calcext:value-type="string">
            <text:p>Vrij-Onderz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90];&quot;/&quot;;[.B390])" office:value-type="string" office:string-value="https://osm.org/relation/3495012" calcext:value-type="string">
            <text:p>https://osm.org/relation/34950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044" calcext:value-type="float">
            <text:p>3495044</text:p>
          </table:table-cell>
          <table:table-cell table:style-name="ce2" office:value-type="string" calcext:value-type="string">
            <text:p>Rue de Sébastopol</text:p>
          </table:table-cell>
          <table:table-cell table:style-name="ce2" office:value-type="string" calcext:value-type="string">
            <text:p>Sebastopo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91];&quot;/&quot;;[.B391])" office:value-type="string" office:string-value="https://osm.org/relation/3495044" calcext:value-type="string">
            <text:p>https://osm.org/relation/34950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046" calcext:value-type="float">
            <text:p>3495046</text:p>
          </table:table-cell>
          <table:table-cell table:style-name="ce2" office:value-type="string" calcext:value-type="string">
            <text:p>Rue de l'Aiguille</text:p>
          </table:table-cell>
          <table:table-cell table:style-name="ce2" office:value-type="string" calcext:value-type="string">
            <text:p>Naa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92];&quot;/&quot;;[.B392])" office:value-type="string" office:string-value="https://osm.org/relation/3495046" calcext:value-type="string">
            <text:p>https://osm.org/relation/34950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358" calcext:value-type="float">
            <text:p>3502358</text:p>
          </table:table-cell>
          <table:table-cell table:style-name="ce2" office:value-type="string" calcext:value-type="string">
            <text:p>Rue Louis Mascré</text:p>
          </table:table-cell>
          <table:table-cell table:style-name="ce2" office:value-type="string" calcext:value-type="string">
            <text:p>Louis Mascré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data, wikipedia</text:p>
          </table:table-cell>
          <table:table-cell table:style-name="ce9" table:formula="of:=CONCATENATE(&quot;https://osm.org/&quot;;[.A393];&quot;/&quot;;[.B393])" office:value-type="string" office:string-value="https://osm.org/relation/3502358" calcext:value-type="string">
            <text:p>https://osm.org/relation/35023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360" calcext:value-type="float">
            <text:p>3502360</text:p>
          </table:table-cell>
          <table:table-cell table:style-name="ce2" office:value-type="string" calcext:value-type="string">
            <text:p>Rue des Orchidées</text:p>
          </table:table-cell>
          <table:table-cell table:style-name="ce2" office:value-type="string" calcext:value-type="string">
            <text:p>Orchideeë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94];&quot;/&quot;;[.B394])" office:value-type="string" office:string-value="https://osm.org/relation/3502360" calcext:value-type="string">
            <text:p>https://osm.org/relation/3502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369" calcext:value-type="float">
            <text:p>3502369</text:p>
          </table:table-cell>
          <table:table-cell table:style-name="ce2" office:value-type="string" calcext:value-type="string">
            <text:p>Avenue François Malherbe</text:p>
          </table:table-cell>
          <table:table-cell table:style-name="ce2" office:value-type="string" calcext:value-type="string">
            <text:p>François Malherbelaan</text:p>
          </table:table-cell>
          <table:table-cell table:style-name="ce2" office:value-type="string" calcext:value-type="string">
            <text:p>Q31657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95];&quot;/&quot;;[.B395])" office:value-type="string" office:string-value="https://osm.org/relation/3502369" calcext:value-type="string">
            <text:p>https://osm.org/relation/35023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394" calcext:value-type="float">
            <text:p>3502394</text:p>
          </table:table-cell>
          <table:table-cell table:style-name="ce2" office:value-type="string" calcext:value-type="string">
            <text:p>Quai Fernand Demets</text:p>
          </table:table-cell>
          <table:table-cell table:style-name="ce2" office:value-type="string" calcext:value-type="string">
            <text:p>Fernand Demetskaai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96];&quot;/&quot;;[.B396])" office:value-type="string" office:string-value="https://osm.org/relation/3502394" calcext:value-type="string">
            <text:p>https://osm.org/relation/35023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399" calcext:value-type="float">
            <text:p>3502399</text:p>
          </table:table-cell>
          <table:table-cell table:style-name="ce2" office:value-type="string" calcext:value-type="string">
            <text:p>Rue Léon Delacroix</text:p>
          </table:table-cell>
          <table:table-cell table:style-name="ce2" office:value-type="string" calcext:value-type="string">
            <text:p>Léon Delacroix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97];&quot;/&quot;;[.B397])" office:value-type="string" office:string-value="https://osm.org/relation/3502399" calcext:value-type="string">
            <text:p>https://osm.org/relation/35023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575" calcext:value-type="float">
            <text:p>3502575</text:p>
          </table:table-cell>
          <table:table-cell table:style-name="ce2" office:value-type="string" calcext:value-type="string">
            <text:p>Quai de l'Industrie</text:p>
          </table:table-cell>
          <table:table-cell table:style-name="ce2" office:value-type="string" calcext:value-type="string">
            <text:p>Nijverheids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98];&quot;/&quot;;[.B398])" office:value-type="string" office:string-value="https://osm.org/relation/3502575" calcext:value-type="string">
            <text:p>https://osm.org/relation/35025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576" calcext:value-type="float">
            <text:p>3502576</text:p>
          </table:table-cell>
          <table:table-cell table:style-name="ce2" office:value-type="string" calcext:value-type="string">
            <text:p>Square Émile Vandervelde</text:p>
          </table:table-cell>
          <table:table-cell table:style-name="ce2" office:value-type="string" calcext:value-type="string">
            <text:p>Émile Vanderveldesqua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99];&quot;/&quot;;[.B399])" office:value-type="string" office:string-value="https://osm.org/relation/3502576" calcext:value-type="string">
            <text:p>https://osm.org/relation/350257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2583" calcext:value-type="float">
            <text:p>3502583</text:p>
          </table:table-cell>
          <table:table-cell table:style-name="ce3" office:value-type="string" calcext:value-type="string">
            <text:p>Rue Gouverneur Nens</text:p>
          </table:table-cell>
          <table:table-cell table:style-name="ce3" office:value-type="string" calcext:value-type="string">
            <text:p>Gouverneur Nensstraat</text:p>
          </table:table-cell>
          <table:table-cell table:style-name="ce3" office:value-type="string" calcext:value-type="string">
            <text:p>-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/>
          <table:table-cell table:style-name="ce3" office:value-type="string" calcext:value-type="string">
            <text:p>Pas de Wikidata, Wikipedia, ancien gouverneur de la province de Brabant, François-Andre Nens</text:p>
          </table:table-cell>
          <table:table-cell table:style-name="ce14" table:formula="of:=CONCATENATE(&quot;https://osm.org/&quot;;[.A400];&quot;/&quot;;[.B400])" office:value-type="string" office:string-value="https://osm.org/relation/3502583" calcext:value-type="string">
            <text:p>https://osm.org/relation/3502583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2691" calcext:value-type="float">
            <text:p>3502691</text:p>
          </table:table-cell>
          <table:table-cell table:style-name="ce3" office:value-type="string" calcext:value-type="string">
            <text:p>Rue du Sel</text:p>
          </table:table-cell>
          <table:table-cell table:style-name="ce3" office:value-type="string" calcext:value-type="string">
            <text:p>Zout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01];&quot;/&quot;;[.B401])" office:value-type="string" office:string-value="https://osm.org/relation/3502691" calcext:value-type="string">
            <text:p>https://osm.org/relation/3502691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2732" calcext:value-type="float">
            <text:p>3502732</text:p>
          </table:table-cell>
          <table:table-cell table:style-name="ce3" office:value-type="string" calcext:value-type="string">
            <text:p>Rue Dante</text:p>
          </table:table-cell>
          <table:table-cell table:style-name="ce3" office:value-type="string" calcext:value-type="string">
            <text:p>Dantestraat</text:p>
          </table:table-cell>
          <table:table-cell table:style-name="ce5" office:value-type="string" calcext:value-type="string">
            <text:p>Q1067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 table:number-columns-repeated="2"/>
          <table:table-cell table:style-name="ce14" table:formula="of:=CONCATENATE(&quot;https://osm.org/&quot;;[.A402];&quot;/&quot;;[.B402])" office:value-type="string" office:string-value="https://osm.org/relation/3502732" calcext:value-type="string">
            <text:p>https://osm.org/relation/3502732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5113" calcext:value-type="float">
            <text:p>3505113</text:p>
          </table:table-cell>
          <table:table-cell table:style-name="ce3" office:value-type="string" calcext:value-type="string">
            <text:p>Rue des Goujons</text:p>
          </table:table-cell>
          <table:table-cell table:style-name="ce3" office:value-type="string" calcext:value-type="string">
            <text:p>Grondels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03];&quot;/&quot;;[.B403])" office:value-type="string" office:string-value="https://osm.org/relation/3505113" calcext:value-type="string">
            <text:p>https://osm.org/relation/3505113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6846" calcext:value-type="float">
            <text:p>3506846</text:p>
          </table:table-cell>
          <table:table-cell table:style-name="ce3" office:value-type="string" calcext:value-type="string">
            <text:p>Rue Prévinaire</text:p>
          </table:table-cell>
          <table:table-cell table:style-name="ce3" office:value-type="string" calcext:value-type="string">
            <text:p>Prévinairestraat</text:p>
          </table:table-cell>
          <table:table-cell table:style-name="ce3" office:value-type="string" calcext:value-type="string">
            <text:p>-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/>
          <table:table-cell table:style-name="ce3" office:value-type="string" calcext:value-type="string">
            <text:p>Peut-être : Q927597</text:p>
          </table:table-cell>
          <table:table-cell table:style-name="ce14" table:formula="of:=CONCATENATE(&quot;https://osm.org/&quot;;[.A404];&quot;/&quot;;[.B404])" office:value-type="string" office:string-value="https://osm.org/relation/3506846" calcext:value-type="string">
            <text:p>https://osm.org/relation/3506846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6867" calcext:value-type="float">
            <text:p>3506867</text:p>
          </table:table-cell>
          <table:table-cell table:style-name="ce3" office:value-type="string" calcext:value-type="string">
            <text:p>Rue des Deux Gares</text:p>
          </table:table-cell>
          <table:table-cell table:style-name="ce3" office:value-type="string" calcext:value-type="string">
            <text:p>Tweestations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05];&quot;/&quot;;[.B405])" office:value-type="string" office:string-value="https://osm.org/relation/3506867" calcext:value-type="string">
            <text:p>https://osm.org/relation/3506867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6871" calcext:value-type="float">
            <text:p>3506871</text:p>
          </table:table-cell>
          <table:table-cell table:style-name="ce3" office:value-type="string" calcext:value-type="string">
            <text:p>Rue Docteur Kuborn</text:p>
          </table:table-cell>
          <table:table-cell table:style-name="ce3" office:value-type="string" calcext:value-type="string">
            <text:p>Dokter Kubornstraat</text:p>
          </table:table-cell>
          <table:table-cell table:style-name="ce3" office:value-type="string" calcext:value-type="string">
            <text:p>-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/>
          <table:table-cell table:style-name="ce3" office:value-type="string" calcext:value-type="string">
            <text:p>Peut-être : Q13102503</text:p>
          </table:table-cell>
          <table:table-cell table:style-name="ce14" table:formula="of:=CONCATENATE(&quot;https://osm.org/&quot;;[.A406];&quot;/&quot;;[.B406])" office:value-type="string" office:string-value="https://osm.org/relation/3506871" calcext:value-type="string">
            <text:p>https://osm.org/relation/3506871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6872" calcext:value-type="float">
            <text:p>3506872</text:p>
          </table:table-cell>
          <table:table-cell table:style-name="ce3" office:value-type="string" calcext:value-type="string">
            <text:p>Rue des Marchandises</text:p>
          </table:table-cell>
          <table:table-cell table:style-name="ce3" office:value-type="string" calcext:value-type="string">
            <text:p>Goederen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07];&quot;/&quot;;[.B407])" office:value-type="string" office:string-value="https://osm.org/relation/3506872" calcext:value-type="string">
            <text:p>https://osm.org/relation/3506872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6939" calcext:value-type="float">
            <text:p>3506939</text:p>
          </table:table-cell>
          <table:table-cell table:style-name="ce3" office:value-type="string" calcext:value-type="string">
            <text:p>Rue de l'Electricité</text:p>
          </table:table-cell>
          <table:table-cell table:style-name="ce3" office:value-type="string" calcext:value-type="string">
            <text:p>Elektriciteits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08];&quot;/&quot;;[.B408])" office:value-type="string" office:string-value="https://osm.org/relation/3506939" calcext:value-type="string">
            <text:p>https://osm.org/relation/3506939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7043" calcext:value-type="float">
            <text:p>3507043</text:p>
          </table:table-cell>
          <table:table-cell table:style-name="ce3" office:value-type="string" calcext:value-type="string">
            <text:p>Rue des Bassins</text:p>
          </table:table-cell>
          <table:table-cell table:style-name="ce3" office:value-type="string" calcext:value-type="string">
            <text:p>Kommen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09];&quot;/&quot;;[.B409])" office:value-type="string" office:string-value="https://osm.org/relation/3507043" calcext:value-type="string">
            <text:p>https://osm.org/relation/3507043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7183" calcext:value-type="float">
            <text:p>3507183</text:p>
          </table:table-cell>
          <table:table-cell table:style-name="ce3" office:value-type="string" calcext:value-type="string">
            <text:p>Rue Georges Moreau</text:p>
          </table:table-cell>
          <table:table-cell table:style-name="ce3" office:value-type="string" calcext:value-type="string">
            <text:p>Georges Moreaustraat</text:p>
          </table:table-cell>
          <table:table-cell table:style-name="ce3" office:value-type="string" calcext:value-type="string">
            <text:p>-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/>
          <table:table-cell table:style-name="ce3" office:value-type="string" calcext:value-type="string">
            <text:p>No data, but on eBru : http://www.ebru.be/Streets/streets1070/bruxelles-1070-rue-georges-moreau.html</text:p>
          </table:table-cell>
          <table:table-cell table:style-name="ce14" table:formula="of:=CONCATENATE(&quot;https://osm.org/&quot;;[.A410];&quot;/&quot;;[.B410])" office:value-type="string" office:string-value="https://osm.org/relation/3507183" calcext:value-type="string">
            <text:p>https://osm.org/relation/3507183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7186" calcext:value-type="float">
            <text:p>3507186</text:p>
          </table:table-cell>
          <table:table-cell table:style-name="ce3" office:value-type="string" calcext:value-type="string">
            <text:p>Rue Émile Carpentier</text:p>
          </table:table-cell>
          <table:table-cell table:style-name="ce3" office:value-type="string" calcext:value-type="string">
            <text:p>Emile Carpentierstraat</text:p>
          </table:table-cell>
          <table:table-cell table:style-name="ce3" office:value-type="string" calcext:value-type="string">
            <text:p>Q3052257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 table:number-columns-repeated="2"/>
          <table:table-cell table:style-name="ce14" table:formula="of:=CONCATENATE(&quot;https://osm.org/&quot;;[.A411];&quot;/&quot;;[.B411])" office:value-type="string" office:string-value="https://osm.org/relation/3507186" calcext:value-type="string">
            <text:p>https://osm.org/relation/3507186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7417" calcext:value-type="float">
            <text:p>3507417</text:p>
          </table:table-cell>
          <table:table-cell table:style-name="ce3" office:value-type="string" calcext:value-type="string">
            <text:p>Rue du Collecteur</text:p>
          </table:table-cell>
          <table:table-cell table:style-name="ce3" office:value-type="string" calcext:value-type="string">
            <text:p>Hoofdriool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12];&quot;/&quot;;[.B412])" office:value-type="string" office:string-value="https://osm.org/relation/3507417" calcext:value-type="string">
            <text:p>https://osm.org/relation/3507417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7422" calcext:value-type="float">
            <text:p>3507422</text:p>
          </table:table-cell>
          <table:table-cell table:style-name="ce3" office:value-type="string" calcext:value-type="string">
            <text:p>Rue du Constructeur</text:p>
          </table:table-cell>
          <table:table-cell table:style-name="ce3" office:value-type="string" calcext:value-type="string">
            <text:p>Bouwer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13];&quot;/&quot;;[.B413])" office:value-type="string" office:string-value="https://osm.org/relation/3507422" calcext:value-type="string">
            <text:p>https://osm.org/relation/3507422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7423" calcext:value-type="float">
            <text:p>3507423</text:p>
          </table:table-cell>
          <table:table-cell table:style-name="ce3" office:value-type="string" calcext:value-type="string">
            <text:p>Rue des Matériaux</text:p>
          </table:table-cell>
          <table:table-cell table:style-name="ce3" office:value-type="string" calcext:value-type="string">
            <text:p>Materiaal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14];&quot;/&quot;;[.B414])" office:value-type="string" office:string-value="https://osm.org/relation/3507423" calcext:value-type="string">
            <text:p>https://osm.org/relation/3507423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9015" calcext:value-type="float">
            <text:p>3509015</text:p>
          </table:table-cell>
          <table:table-cell table:style-name="ce3" office:value-type="string" calcext:value-type="string">
            <text:p>Rue du Transvaal</text:p>
          </table:table-cell>
          <table:table-cell table:style-name="ce3" office:value-type="string" calcext:value-type="string">
            <text:p>Transvaal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15];&quot;/&quot;;[.B415])" office:value-type="string" office:string-value="https://osm.org/relation/3509015" calcext:value-type="string">
            <text:p>https://osm.org/relation/3509015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9017" calcext:value-type="float">
            <text:p>3509017</text:p>
          </table:table-cell>
          <table:table-cell table:style-name="ce3" office:value-type="string" calcext:value-type="string">
            <text:p>Rue Robert Bosch</text:p>
          </table:table-cell>
          <table:table-cell table:style-name="ce3" office:value-type="string" calcext:value-type="string">
            <text:p>Robert Boschstraat</text:p>
          </table:table-cell>
          <table:table-cell table:style-name="ce3" office:value-type="string" calcext:value-type="string">
            <text:p>Q71032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 table:number-columns-repeated="2"/>
          <table:table-cell table:style-name="ce14" table:formula="of:=CONCATENATE(&quot;https://osm.org/&quot;;[.A416];&quot;/&quot;;[.B416])" office:value-type="string" office:string-value="https://osm.org/relation/3509017" calcext:value-type="string">
            <text:p>https://osm.org/relation/3509017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9018" calcext:value-type="float">
            <text:p>3509018</text:p>
          </table:table-cell>
          <table:table-cell table:style-name="ce3" office:value-type="string" calcext:value-type="string">
            <text:p>Square Albert Ier</text:p>
          </table:table-cell>
          <table:table-cell table:style-name="ce3" office:value-type="string" calcext:value-type="string">
            <text:p>Albert I-square</text:p>
          </table:table-cell>
          <table:table-cell table:style-name="ce3" office:value-type="string" calcext:value-type="string">
            <text:p>Q55008046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 table:number-columns-repeated="2"/>
          <table:table-cell table:style-name="ce14" table:formula="of:=CONCATENATE(&quot;https://osm.org/&quot;;[.A417];&quot;/&quot;;[.B417])" office:value-type="string" office:string-value="https://osm.org/relation/3509018" calcext:value-type="string">
            <text:p>https://osm.org/relation/3509018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9033" calcext:value-type="float">
            <text:p>3509033</text:p>
          </table:table-cell>
          <table:table-cell table:style-name="ce3" office:value-type="string" calcext:value-type="string">
            <text:p>Rue Chomé-Wyns</text:p>
          </table:table-cell>
          <table:table-cell table:style-name="ce3" office:value-type="string" calcext:value-type="string">
            <text:p>Chomé-Wynsstraat</text:p>
          </table:table-cell>
          <table:table-cell table:style-name="ce3" office:value-type="string" calcext:value-type="string">
            <text:p>-</text:p>
          </table:table-cell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3" office:value-type="string" calcext:value-type="string">
            <text:p>No data</text:p>
          </table:table-cell>
          <table:table-cell table:style-name="ce14" table:formula="of:=CONCATENATE(&quot;https://osm.org/&quot;;[.A418];&quot;/&quot;;[.B418])" office:value-type="string" office:string-value="https://osm.org/relation/3509033" calcext:value-type="string">
            <text:p>https://osm.org/relation/3509033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9202" calcext:value-type="float">
            <text:p>3509202</text:p>
          </table:table-cell>
          <table:table-cell table:style-name="ce3" office:value-type="string" calcext:value-type="string">
            <text:p>Place Bara</text:p>
          </table:table-cell>
          <table:table-cell table:style-name="ce3" office:value-type="string" calcext:value-type="string">
            <text:p>Baraplein</text:p>
          </table:table-cell>
          <table:table-cell table:style-name="ce3" office:value-type="string" calcext:value-type="string">
            <text:p>Q350861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 table:number-columns-repeated="2"/>
          <table:table-cell table:style-name="ce14" table:formula="of:=CONCATENATE(&quot;https://osm.org/&quot;;[.A419];&quot;/&quot;;[.B419])" office:value-type="string" office:string-value="https://osm.org/relation/3509202" calcext:value-type="string">
            <text:p>https://osm.org/relation/3509202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9237" calcext:value-type="float">
            <text:p>3509237</text:p>
          </table:table-cell>
          <table:table-cell table:style-name="ce3" office:value-type="string" calcext:value-type="string">
            <text:p>Rue Bara</text:p>
          </table:table-cell>
          <table:table-cell table:style-name="ce3" office:value-type="string" calcext:value-type="string">
            <text:p>Barastraat</text:p>
          </table:table-cell>
          <table:table-cell table:style-name="ce3" office:value-type="string" calcext:value-type="string">
            <text:p>Q350861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 table:number-columns-repeated="2"/>
          <table:table-cell table:style-name="ce14" table:formula="of:=CONCATENATE(&quot;https://osm.org/&quot;;[.A420];&quot;/&quot;;[.B420])" office:value-type="string" office:string-value="https://osm.org/relation/3509237" calcext:value-type="string">
            <text:p>https://osm.org/relation/3509237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09275" calcext:value-type="float">
            <text:p>3509275</text:p>
          </table:table-cell>
          <table:table-cell table:style-name="ce3" office:value-type="string" calcext:value-type="string">
            <text:p>Rue des Vétérinaires</text:p>
          </table:table-cell>
          <table:table-cell table:style-name="ce3" office:value-type="string" calcext:value-type="string">
            <text:p>Veeartsen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21];&quot;/&quot;;[.B421])" office:value-type="string" office:string-value="https://osm.org/relation/3509275" calcext:value-type="string">
            <text:p>https://osm.org/relation/3509275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10173" calcext:value-type="float">
            <text:p>3510173</text:p>
          </table:table-cell>
          <table:table-cell table:style-name="ce3" office:value-type="string" calcext:value-type="string">
            <text:p>Rue de France</text:p>
          </table:table-cell>
          <table:table-cell table:style-name="ce3" office:value-type="string" calcext:value-type="string">
            <text:p>Frankrijkstraat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22];&quot;/&quot;;[.B422])" office:value-type="string" office:string-value="https://osm.org/relation/3510173" calcext:value-type="string">
            <text:p>https://osm.org/relation/3510173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10175" calcext:value-type="float">
            <text:p>3510175</text:p>
          </table:table-cell>
          <table:table-cell table:style-name="ce3" office:value-type="string" calcext:value-type="string">
            <text:p>Rue Charles Parenté</text:p>
          </table:table-cell>
          <table:table-cell table:style-name="ce3" office:value-type="string" calcext:value-type="string">
            <text:p>Charles Parentéstraat</text:p>
          </table:table-cell>
          <table:table-cell table:style-name="ce3" office:value-type="string" calcext:value-type="string">
            <text:p>-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/>
          <table:table-cell table:style-name="ce3" office:value-type="string" calcext:value-type="string">
            <text:p>No data</text:p>
          </table:table-cell>
          <table:table-cell table:style-name="ce14" table:formula="of:=CONCATENATE(&quot;https://osm.org/&quot;;[.A423];&quot;/&quot;;[.B423])" office:value-type="string" office:string-value="https://osm.org/relation/3510175" calcext:value-type="string">
            <text:p>https://osm.org/relation/3510175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10745" calcext:value-type="float">
            <text:p>3510745</text:p>
          </table:table-cell>
          <table:table-cell table:style-name="ce3" office:value-type="string" calcext:value-type="string">
            <text:p>Boulevard de la Révision</text:p>
          </table:table-cell>
          <table:table-cell table:style-name="ce3" office:value-type="string" calcext:value-type="string">
            <text:p>Herzieningslaan</text:p>
          </table:table-cell>
          <table:table-cell table:style-name="ce8"/>
          <table:table-cell table:style-name="ce3" table:content-validation-name="val1" office:value-type="string" calcext:value-type="string">
            <text:p>Pas une personne/Geen persoon</text:p>
          </table:table-cell>
          <table:table-cell table:style-name="ce8" table:number-columns-repeated="2"/>
          <table:table-cell table:style-name="ce14" table:formula="of:=CONCATENATE(&quot;https://osm.org/&quot;;[.A424];&quot;/&quot;;[.B424])" office:value-type="string" office:string-value="https://osm.org/relation/3510745" calcext:value-type="string">
            <text:p>https://osm.org/relation/3510745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510796" calcext:value-type="float">
            <text:p>3510796</text:p>
          </table:table-cell>
          <table:table-cell table:style-name="ce3" office:value-type="string" calcext:value-type="string">
            <text:p>Rue Eloy</text:p>
          </table:table-cell>
          <table:table-cell table:style-name="ce3" office:value-type="string" calcext:value-type="string">
            <text:p>Eloystraat</text:p>
          </table:table-cell>
          <table:table-cell table:style-name="ce3" office:value-type="string" calcext:value-type="string">
            <text:p>-</text:p>
          </table:table-cell>
          <table:table-cell table:style-name="ce3" table:content-validation-name="val1" office:value-type="string" calcext:value-type="string">
            <text:p>Homme/Man</text:p>
          </table:table-cell>
          <table:table-cell table:style-name="ce8"/>
          <table:table-cell table:style-name="ce3" office:value-type="string" calcext:value-type="string">
            <text:p>No data, too many Eloy</text:p>
          </table:table-cell>
          <table:table-cell table:style-name="ce14" table:formula="of:=CONCATENATE(&quot;https://osm.org/&quot;;[.A425];&quot;/&quot;;[.B425])" office:value-type="string" office:string-value="https://osm.org/relation/3510796" calcext:value-type="string">
            <text:p>https://osm.org/relation/3510796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10809" calcext:value-type="float">
            <text:p>3510809</text:p>
          </table:table-cell>
          <table:table-cell table:style-name="ce2" office:value-type="string" calcext:value-type="string">
            <text:p>Rue Joseph Dujardin</text:p>
          </table:table-cell>
          <table:table-cell table:style-name="ce2" office:value-type="string" calcext:value-type="string">
            <text:p>Joseph Dujardinstraat</text:p>
          </table:table-cell>
          <table:table-cell table:style-name="ce4" office:value-type="string" calcext:value-type="string">
            <text:p>Q1530418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26];&quot;/&quot;;[.B426])" office:value-type="string" office:string-value="https://osm.org/relation/3510809" calcext:value-type="string">
            <text:p>https://osm.org/relation/35108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11131" calcext:value-type="float">
            <text:p>3511131</text:p>
          </table:table-cell>
          <table:table-cell table:style-name="ce2" office:value-type="string" calcext:value-type="string">
            <text:p>Rue de l'Ecole Moderne</text:p>
          </table:table-cell>
          <table:table-cell table:style-name="ce2" office:value-type="string" calcext:value-type="string">
            <text:p>Moderne-School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27];&quot;/&quot;;[.B427])" office:value-type="string" office:string-value="https://osm.org/relation/3511131" calcext:value-type="string">
            <text:p>https://osm.org/relation/35111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11134" calcext:value-type="float">
            <text:p>3511134</text:p>
          </table:table-cell>
          <table:table-cell table:style-name="ce2" office:value-type="string" calcext:value-type="string">
            <text:p>Rue Pasteur</text:p>
          </table:table-cell>
          <table:table-cell table:style-name="ce2" office:value-type="string" calcext:value-type="string">
            <text:p>Pasteurstraat</text:p>
          </table:table-cell>
          <table:table-cell table:style-name="ce2" office:value-type="string" calcext:value-type="string">
            <text:p>Q529</text:p>
            <text:p/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28];&quot;/&quot;;[.B428])" office:value-type="string" office:string-value="https://osm.org/relation/3511134" calcext:value-type="string">
            <text:p>https://osm.org/relation/35111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11137" calcext:value-type="float">
            <text:p>3511137</text:p>
          </table:table-cell>
          <table:table-cell table:style-name="ce2" office:value-type="string" calcext:value-type="string">
            <text:p>Rue Auguste Gevaert</text:p>
          </table:table-cell>
          <table:table-cell table:style-name="ce2" office:value-type="string" calcext:value-type="string">
            <text:p>Auguste Gevaertstraat</text:p>
          </table:table-cell>
          <table:table-cell table:style-name="ce2" office:value-type="string" calcext:value-type="string">
            <text:p>Q6823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29];&quot;/&quot;;[.B429])" office:value-type="string" office:string-value="https://osm.org/relation/3511137" calcext:value-type="string">
            <text:p>https://osm.org/relation/35111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18121" calcext:value-type="float">
            <text:p>3518121</text:p>
          </table:table-cell>
          <table:table-cell table:style-name="ce2" office:value-type="string" calcext:value-type="string">
            <text:p>Rue de l'Instruction</text:p>
          </table:table-cell>
          <table:table-cell table:style-name="ce2" office:value-type="string" calcext:value-type="string">
            <text:p>Onderwij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30];&quot;/&quot;;[.B430])" office:value-type="string" office:string-value="https://osm.org/relation/3518121" calcext:value-type="string">
            <text:p>https://osm.org/relation/35181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18136" calcext:value-type="float">
            <text:p>3518136</text:p>
          </table:table-cell>
          <table:table-cell table:style-name="ce2" office:value-type="string" calcext:value-type="string">
            <text:p>Place du Conseil</text:p>
          </table:table-cell>
          <table:table-cell table:style-name="ce2" office:value-type="string" calcext:value-type="string">
            <text:p>Raadsplein</text:p>
          </table:table-cell>
          <table:table-cell table:style-name="ce2" office:value-type="string" calcext:value-type="string">
            <text:p>-</text:p>
            <text:p/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31];&quot;/&quot;;[.B431])" office:value-type="string" office:string-value="https://osm.org/relation/3518136" calcext:value-type="string">
            <text:p>https://osm.org/relation/35181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18363" calcext:value-type="float">
            <text:p>3518363</text:p>
          </table:table-cell>
          <table:table-cell table:style-name="ce2" office:value-type="string" calcext:value-type="string">
            <text:p>Rue Van Lint</text:p>
          </table:table-cell>
          <table:table-cell table:style-name="ce2" office:value-type="string" calcext:value-type="string">
            <text:p>Van Lin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32];&quot;/&quot;;[.B432])" office:value-type="string" office:string-value="https://osm.org/relation/3518363" calcext:value-type="string">
            <text:p>https://osm.org/relation/35183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20283" calcext:value-type="float">
            <text:p>3520283</text:p>
          </table:table-cell>
          <table:table-cell table:style-name="ce2" office:value-type="string" calcext:value-type="string">
            <text:p>Rue Brogniez</text:p>
          </table:table-cell>
          <table:table-cell table:style-name="ce2" office:value-type="string" calcext:value-type="string">
            <text:p>Brogniez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data on Wiki, éminent professeur à l'Ecole de médecine vétérinaire de Cureghem</text:p>
          </table:table-cell>
          <table:table-cell table:style-name="ce9" table:formula="of:=CONCATENATE(&quot;https://osm.org/&quot;;[.A433];&quot;/&quot;;[.B433])" office:value-type="string" office:string-value="https://osm.org/relation/3520283" calcext:value-type="string">
            <text:p>https://osm.org/relation/35202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20285" calcext:value-type="float">
            <text:p>3520285</text:p>
          </table:table-cell>
          <table:table-cell table:style-name="ce2" office:value-type="string" calcext:value-type="string">
            <text:p>Rue Rossini</text:p>
          </table:table-cell>
          <table:table-cell table:style-name="ce2" office:value-type="string" calcext:value-type="string">
            <text:p>Rossinistraat</text:p>
          </table:table-cell>
          <table:table-cell table:style-name="ce2" office:value-type="string" calcext:value-type="string">
            <text:p>Q97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34];&quot;/&quot;;[.B434])" office:value-type="string" office:string-value="https://osm.org/relation/3520285" calcext:value-type="string">
            <text:p>https://osm.org/relation/35202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20291" calcext:value-type="float">
            <text:p>3520291</text:p>
          </table:table-cell>
          <table:table-cell table:style-name="ce2" office:value-type="string" calcext:value-type="string">
            <text:p>Rue Grisar</text:p>
          </table:table-cell>
          <table:table-cell table:style-name="ce2" office:value-type="string" calcext:value-type="string">
            <text:p>Grisa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t sure which one : https://fr.wikipedia.org/wiki/Albert_Grisar</text:p>
          </table:table-cell>
          <table:table-cell table:style-name="ce9" table:formula="of:=CONCATENATE(&quot;https://osm.org/&quot;;[.A435];&quot;/&quot;;[.B435])" office:value-type="string" office:string-value="https://osm.org/relation/3520291" calcext:value-type="string">
            <text:p>https://osm.org/relation/35202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36340" calcext:value-type="float">
            <text:p>3536340</text:p>
          </table:table-cell>
          <table:table-cell table:style-name="ce2" office:value-type="string" calcext:value-type="string">
            <text:p>Rue de Fiennes</text:p>
          </table:table-cell>
          <table:table-cell table:style-name="ce2" office:value-type="string" calcext:value-type="string">
            <text:p>de Fienne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data, Jean-Désiré de Fiennes</text:p>
          </table:table-cell>
          <table:table-cell table:style-name="ce9" table:formula="of:=CONCATENATE(&quot;https://osm.org/&quot;;[.A436];&quot;/&quot;;[.B436])" office:value-type="string" office:string-value="https://osm.org/relation/3536340" calcext:value-type="string">
            <text:p>https://osm.org/relation/35363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36351" calcext:value-type="float">
            <text:p>3536351</text:p>
          </table:table-cell>
          <table:table-cell table:style-name="ce2" office:value-type="string" calcext:value-type="string">
            <text:p>Rue Raphaël</text:p>
          </table:table-cell>
          <table:table-cell table:style-name="ce2" office:value-type="string" calcext:value-type="string">
            <text:p>Raphaël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37];&quot;/&quot;;[.B437])" office:value-type="string" office:string-value="https://osm.org/relation/3536351" calcext:value-type="string">
            <text:p>https://osm.org/relation/35363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36355" calcext:value-type="float">
            <text:p>3536355</text:p>
          </table:table-cell>
          <table:table-cell table:style-name="ce2" office:value-type="string" calcext:value-type="string">
            <text:p>Rue Jorez</text:p>
          </table:table-cell>
          <table:table-cell table:style-name="ce2" office:value-type="string" calcext:value-type="string">
            <text:p>Jorez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38];&quot;/&quot;;[.B438])" office:value-type="string" office:string-value="https://osm.org/relation/3536355" calcext:value-type="string">
            <text:p>https://osm.org/relation/35363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37821" calcext:value-type="float">
            <text:p>3537821</text:p>
          </table:table-cell>
          <table:table-cell table:style-name="ce2" office:value-type="string" calcext:value-type="string">
            <text:p>Rue du Chapeau</text:p>
          </table:table-cell>
          <table:table-cell table:style-name="ce2" office:value-type="string" calcext:value-type="string">
            <text:p>Hoed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39];&quot;/&quot;;[.B439])" office:value-type="string" office:string-value="https://osm.org/relation/3537821" calcext:value-type="string">
            <text:p>https://osm.org/relation/35378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37823" calcext:value-type="float">
            <text:p>3537823</text:p>
          </table:table-cell>
          <table:table-cell table:style-name="ce2" office:value-type="string" calcext:value-type="string">
            <text:p>Rue Ruysdael</text:p>
          </table:table-cell>
          <table:table-cell table:style-name="ce2" office:value-type="string" calcext:value-type="string">
            <text:p>Ruysdaelstraat</text:p>
          </table:table-cell>
          <table:table-cell table:style-name="ce2" office:value-type="string" calcext:value-type="string">
            <text:p>Q2136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40];&quot;/&quot;;[.B440])" office:value-type="string" office:string-value="https://osm.org/relation/3537823" calcext:value-type="string">
            <text:p>https://osm.org/relation/35378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6814" calcext:value-type="float">
            <text:p>3546814</text:p>
          </table:table-cell>
          <table:table-cell table:style-name="ce2" office:value-type="string" calcext:value-type="string">
            <text:p>Rue Jules Ruhl</text:p>
          </table:table-cell>
          <table:table-cell table:style-name="ce2" office:value-type="string" calcext:value-type="string">
            <text:p>Jules Ruhl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41];&quot;/&quot;;[.B441])" office:value-type="string" office:string-value="https://osm.org/relation/3546814" calcext:value-type="string">
            <text:p>https://osm.org/relation/35468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6815" calcext:value-type="float">
            <text:p>3546815</text:p>
          </table:table-cell>
          <table:table-cell table:style-name="ce2" office:value-type="string" calcext:value-type="string">
            <text:p>Rue Ropsy Chaudron</text:p>
          </table:table-cell>
          <table:table-cell table:style-name="ce2" office:value-type="string" calcext:value-type="string">
            <text:p>Ropsy Chaudr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romoteur et fondateur des Abattoirs d'Anderlecht</text:p>
          </table:table-cell>
          <table:table-cell table:style-name="ce9" table:formula="of:=CONCATENATE(&quot;https://osm.org/&quot;;[.A442];&quot;/&quot;;[.B442])" office:value-type="string" office:string-value="https://osm.org/relation/3546815" calcext:value-type="string">
            <text:p>https://osm.org/relation/35468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051" calcext:value-type="float">
            <text:p>3547051</text:p>
          </table:table-cell>
          <table:table-cell table:style-name="ce2" office:value-type="string" calcext:value-type="string">
            <text:p>Avenue de la Brasserie</text:p>
          </table:table-cell>
          <table:table-cell table:style-name="ce2" office:value-type="string" calcext:value-type="string">
            <text:p>Brouwerij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43];&quot;/&quot;;[.B443])" office:value-type="string" office:string-value="https://osm.org/relation/3547051" calcext:value-type="string">
            <text:p>https://osm.org/relation/35470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052" calcext:value-type="float">
            <text:p>3547052</text:p>
          </table:table-cell>
          <table:table-cell table:style-name="ce2" office:value-type="string" calcext:value-type="string">
            <text:p>Rue Bissé</text:p>
          </table:table-cell>
          <table:table-cell table:style-name="ce2" office:value-type="string" calcext:value-type="string">
            <text:p>Bisséstraat</text:p>
          </table:table-cell>
          <table:table-cell table:style-name="ce2" office:value-type="string" calcext:value-type="string">
            <text:p>Q30522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44];&quot;/&quot;;[.B444])" office:value-type="string" office:string-value="https://osm.org/relation/3547052" calcext:value-type="string">
            <text:p>https://osm.org/relation/35470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053" calcext:value-type="float">
            <text:p>3547053</text:p>
          </table:table-cell>
          <table:table-cell table:style-name="ce2" office:value-type="string" calcext:value-type="string">
            <text:p>Rue Gheude</text:p>
          </table:table-cell>
          <table:table-cell table:style-name="ce2" office:value-type="string" calcext:value-type="string">
            <text:p>Gheud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Conseiller communal et échevin</text:p>
          </table:table-cell>
          <table:table-cell table:style-name="ce9" table:formula="of:=CONCATENATE(&quot;https://osm.org/&quot;;[.A445];&quot;/&quot;;[.B445])" office:value-type="string" office:string-value="https://osm.org/relation/3547053" calcext:value-type="string">
            <text:p>https://osm.org/relation/35470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054" calcext:value-type="float">
            <text:p>3547054</text:p>
          </table:table-cell>
          <table:table-cell table:style-name="ce2" office:value-type="string" calcext:value-type="string">
            <text:p>Rue Heyvaert</text:p>
          </table:table-cell>
          <table:table-cell table:style-name="ce2" office:value-type="string" calcext:value-type="string">
            <text:p>Heyvaertstraat</text:p>
          </table:table-cell>
          <table:table-cell table:style-name="ce2" office:value-type="string" calcext:value-type="string">
            <text:p>Q21276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46];&quot;/&quot;;[.B446])" office:value-type="string" office:string-value="https://osm.org/relation/3547054" calcext:value-type="string">
            <text:p>https://osm.org/relation/35470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055" calcext:value-type="float">
            <text:p>3547055</text:p>
          </table:table-cell>
          <table:table-cell table:style-name="ce2" office:value-type="string" calcext:value-type="string">
            <text:p>Rue Memling</text:p>
          </table:table-cell>
          <table:table-cell table:style-name="ce2" office:value-type="string" calcext:value-type="string">
            <text:p>Memlingstraat</text:p>
          </table:table-cell>
          <table:table-cell table:style-name="ce2" office:value-type="string" calcext:value-type="string">
            <text:p>Q1068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47];&quot;/&quot;;[.B447])" office:value-type="string" office:string-value="https://osm.org/relation/3547055" calcext:value-type="string">
            <text:p>https://osm.org/relation/35470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056" calcext:value-type="float">
            <text:p>3547056</text:p>
          </table:table-cell>
          <table:table-cell table:style-name="ce2" office:value-type="string" calcext:value-type="string">
            <text:p>Rue de la Clinique</text:p>
          </table:table-cell>
          <table:table-cell table:style-name="ce2" office:value-type="string" calcext:value-type="string">
            <text:p>Klini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48];&quot;/&quot;;[.B448])" office:value-type="string" office:string-value="https://osm.org/relation/3547056" calcext:value-type="string">
            <text:p>https://osm.org/relation/35470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057" calcext:value-type="float">
            <text:p>3547057</text:p>
          </table:table-cell>
          <table:table-cell table:style-name="ce2" office:value-type="string" calcext:value-type="string">
            <text:p>Rue du Compas</text:p>
          </table:table-cell>
          <table:table-cell table:style-name="ce2" office:value-type="string" calcext:value-type="string">
            <text:p>Pass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49];&quot;/&quot;;[.B449])" office:value-type="string" office:string-value="https://osm.org/relation/3547057" calcext:value-type="string">
            <text:p>https://osm.org/relation/35470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061" calcext:value-type="float">
            <text:p>3547061</text:p>
          </table:table-cell>
          <table:table-cell table:style-name="ce2" office:value-type="string" calcext:value-type="string">
            <text:p>Rue Sergent De Bruyne</text:p>
          </table:table-cell>
          <table:table-cell table:style-name="ce2" office:value-type="string" calcext:value-type="string">
            <text:p>Sergeant De Bruyn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9" office:value-type="string" calcext:value-type="string">
            <text:p><text:a xlink:href="https://fr.wikipedia.org/wiki/Henri-Auguste_De_Bruyne" xlink:type="simple">https://fr.wikipedia.org/wiki/Henri-Auguste_De_Bruyne</text:a></text:p>
          </table:table-cell>
          <table:table-cell/>
          <table:table-cell table:style-name="ce9" table:formula="of:=CONCATENATE(&quot;https://osm.org/&quot;;[.A450];&quot;/&quot;;[.B450])" office:value-type="string" office:string-value="https://osm.org/relation/3547061" calcext:value-type="string">
            <text:p>https://osm.org/relation/35470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062" calcext:value-type="float">
            <text:p>3547062</text:p>
          </table:table-cell>
          <table:table-cell table:style-name="ce2" office:value-type="string" calcext:value-type="string">
            <text:p>Avenue Clemenceau</text:p>
          </table:table-cell>
          <table:table-cell table:style-name="ce2" office:value-type="string" calcext:value-type="string">
            <text:p>Clemenceaulaan</text:p>
          </table:table-cell>
          <table:table-cell table:style-name="ce2" office:value-type="string" calcext:value-type="string">
            <text:p>Q17173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51];&quot;/&quot;;[.B451])" office:value-type="string" office:string-value="https://osm.org/relation/3547062" calcext:value-type="string">
            <text:p>https://osm.org/relation/35470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17" calcext:value-type="float">
            <text:p>3547317</text:p>
          </table:table-cell>
          <table:table-cell table:style-name="ce2" office:value-type="string" calcext:value-type="string">
            <text:p>Boulevard Poincaré</text:p>
          </table:table-cell>
          <table:table-cell table:style-name="ce2" office:value-type="string" calcext:value-type="string">
            <text:p>Poincarélaan</text:p>
          </table:table-cell>
          <table:table-cell table:style-name="ce2" office:value-type="string" calcext:value-type="string">
            <text:p>Q1919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52];&quot;/&quot;;[.B452])" office:value-type="string" office:string-value="https://osm.org/relation/3547317" calcext:value-type="string">
            <text:p>https://osm.org/relation/35473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18" calcext:value-type="float">
            <text:p>3547318</text:p>
          </table:table-cell>
          <table:table-cell table:style-name="ce2" office:value-type="string" calcext:value-type="string">
            <text:p>Place Alphonse Lemmens</text:p>
          </table:table-cell>
          <table:table-cell table:style-name="ce2" office:value-type="string" calcext:value-type="string">
            <text:p>Alphonse Lemmensplein</text:p>
          </table:table-cell>
          <table:table-cell table:style-name="ce2" office:value-type="string" calcext:value-type="string">
            <text:p>Q854239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53];&quot;/&quot;;[.B453])" office:value-type="string" office:string-value="https://osm.org/relation/3547318" calcext:value-type="string">
            <text:p>https://osm.org/relation/35473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19" calcext:value-type="float">
            <text:p>3547319</text:p>
          </table:table-cell>
          <table:table-cell table:style-name="ce2" office:value-type="string" calcext:value-type="string">
            <text:p>Rue Abbé Cuylits</text:p>
          </table:table-cell>
          <table:table-cell table:style-name="ce2" office:value-type="string" calcext:value-type="string">
            <text:p>Pastoor Cuylit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data</text:p>
          </table:table-cell>
          <table:table-cell table:style-name="ce9" table:formula="of:=CONCATENATE(&quot;https://osm.org/&quot;;[.A454];&quot;/&quot;;[.B454])" office:value-type="string" office:string-value="https://osm.org/relation/3547319" calcext:value-type="string">
            <text:p>https://osm.org/relation/3547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0" calcext:value-type="float">
            <text:p>3547320</text:p>
          </table:table-cell>
          <table:table-cell table:style-name="ce2" office:value-type="string" calcext:value-type="string">
            <text:p>Rue Broyère</text:p>
          </table:table-cell>
          <table:table-cell table:style-name="ce2" office:value-type="string" calcext:value-type="string">
            <text:p>Broyèr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No data</text:p>
          </table:table-cell>
          <table:table-cell table:style-name="ce9" table:formula="of:=CONCATENATE(&quot;https://osm.org/&quot;;[.A455];&quot;/&quot;;[.B455])" office:value-type="string" office:string-value="https://osm.org/relation/3547320" calcext:value-type="string">
            <text:p>https://osm.org/relation/35473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1" calcext:value-type="float">
            <text:p>3547321</text:p>
          </table:table-cell>
          <table:table-cell table:style-name="ce2" office:value-type="string" calcext:value-type="string">
            <text:p>Rue Foppens</text:p>
          </table:table-cell>
          <table:table-cell table:style-name="ce2" office:value-type="string" calcext:value-type="string">
            <text:p>Foppe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No data</text:p>
          </table:table-cell>
          <table:table-cell table:style-name="ce9" table:formula="of:=CONCATENATE(&quot;https://osm.org/&quot;;[.A456];&quot;/&quot;;[.B456])" office:value-type="string" office:string-value="https://osm.org/relation/3547321" calcext:value-type="string">
            <text:p>https://osm.org/relation/35473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2" calcext:value-type="float">
            <text:p>3547322</text:p>
          </table:table-cell>
          <table:table-cell table:style-name="ce2" office:value-type="string" calcext:value-type="string">
            <text:p>Rue Haberman</text:p>
          </table:table-cell>
          <table:table-cell table:style-name="ce2" office:value-type="string" calcext:value-type="string">
            <text:p>Haberma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No data</text:p>
          </table:table-cell>
          <table:table-cell table:style-name="ce9" table:formula="of:=CONCATENATE(&quot;https://osm.org/&quot;;[.A457];&quot;/&quot;;[.B457])" office:value-type="string" office:string-value="https://osm.org/relation/3547322" calcext:value-type="string">
            <text:p>https://osm.org/relation/35473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3" calcext:value-type="float">
            <text:p>3547323</text:p>
          </table:table-cell>
          <table:table-cell table:style-name="ce2" office:value-type="string" calcext:value-type="string">
            <text:p>Rue Odon</text:p>
          </table:table-cell>
          <table:table-cell table:style-name="ce2" office:value-type="string" calcext:value-type="string">
            <text:p>Odo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No data</text:p>
          </table:table-cell>
          <table:table-cell table:style-name="ce9" table:formula="of:=CONCATENATE(&quot;https://osm.org/&quot;;[.A458];&quot;/&quot;;[.B458])" office:value-type="string" office:string-value="https://osm.org/relation/3547323" calcext:value-type="string">
            <text:p>https://osm.org/relation/35473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4" calcext:value-type="float">
            <text:p>3547324</text:p>
          </table:table-cell>
          <table:table-cell table:style-name="ce2" office:value-type="string" calcext:value-type="string">
            <text:p>Rue de Liverpool</text:p>
          </table:table-cell>
          <table:table-cell table:style-name="ce2" office:value-type="string" calcext:value-type="string">
            <text:p>Liverpoo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59];&quot;/&quot;;[.B459])" office:value-type="string" office:string-value="https://osm.org/relation/3547324" calcext:value-type="string">
            <text:p>https://osm.org/relation/35473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5" calcext:value-type="float">
            <text:p>3547325</text:p>
          </table:table-cell>
          <table:table-cell table:style-name="ce2" office:value-type="string" calcext:value-type="string">
            <text:p>Rue de la Bougie</text:p>
          </table:table-cell>
          <table:table-cell table:style-name="ce2" office:value-type="string" calcext:value-type="string">
            <text:p>Waskaa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60];&quot;/&quot;;[.B460])" office:value-type="string" office:string-value="https://osm.org/relation/3547325" calcext:value-type="string">
            <text:p>https://osm.org/relation/35473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6" calcext:value-type="float">
            <text:p>3547326</text:p>
          </table:table-cell>
          <table:table-cell table:style-name="ce2" office:value-type="string" calcext:value-type="string">
            <text:p>Rue de la Poterie</text:p>
          </table:table-cell>
          <table:table-cell table:style-name="ce2" office:value-type="string" calcext:value-type="string">
            <text:p>Pottengoe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61];&quot;/&quot;;[.B461])" office:value-type="string" office:string-value="https://osm.org/relation/3547326" calcext:value-type="string">
            <text:p>https://osm.org/relation/35473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7" calcext:value-type="float">
            <text:p>3547327</text:p>
          </table:table-cell>
          <table:table-cell table:style-name="ce2" office:value-type="string" calcext:value-type="string">
            <text:p>Rue des Mégissiers</text:p>
          </table:table-cell>
          <table:table-cell table:style-name="ce2" office:value-type="string" calcext:value-type="string">
            <text:p>Zeemtow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62];&quot;/&quot;;[.B462])" office:value-type="string" office:string-value="https://osm.org/relation/3547327" calcext:value-type="string">
            <text:p>https://osm.org/relation/35473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33" calcext:value-type="float">
            <text:p>3547333</text:p>
          </table:table-cell>
          <table:table-cell table:style-name="ce2" office:value-type="string" calcext:value-type="string">
            <text:p>Rue du Chimiste</text:p>
          </table:table-cell>
          <table:table-cell table:style-name="ce2" office:value-type="string" calcext:value-type="string">
            <text:p>Scheikundig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63];&quot;/&quot;;[.B463])" office:value-type="string" office:string-value="https://osm.org/relation/3547333" calcext:value-type="string">
            <text:p>https://osm.org/relation/35473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34" calcext:value-type="float">
            <text:p>3547334</text:p>
          </table:table-cell>
          <table:table-cell table:style-name="ce2" office:value-type="string" calcext:value-type="string">
            <text:p>Rue de la Rosée</text:p>
          </table:table-cell>
          <table:table-cell table:style-name="ce2" office:value-type="string" calcext:value-type="string">
            <text:p>Dauw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64];&quot;/&quot;;[.B464])" office:value-type="string" office:string-value="https://osm.org/relation/3547334" calcext:value-type="string">
            <text:p>https://osm.org/relation/35473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092" calcext:value-type="float">
            <text:p>3548092</text:p>
          </table:table-cell>
          <table:table-cell table:style-name="ce2" office:value-type="string" calcext:value-type="string">
            <text:p>Rue Docteur De Meersman</text:p>
          </table:table-cell>
          <table:table-cell table:style-name="ce2" office:value-type="string" calcext:value-type="string">
            <text:p>Dokter De Meersma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 data</text:p>
          </table:table-cell>
          <table:table-cell table:style-name="ce9" table:formula="of:=CONCATENATE(&quot;https://osm.org/&quot;;[.A465];&quot;/&quot;;[.B465])" office:value-type="string" office:string-value="https://osm.org/relation/3548092" calcext:value-type="string">
            <text:p>https://osm.org/relation/35480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093" calcext:value-type="float">
            <text:p>3548093</text:p>
          </table:table-cell>
          <table:table-cell table:style-name="ce2" office:value-type="string" calcext:value-type="string">
            <text:p>Rue Lambert Crickx</text:p>
          </table:table-cell>
          <table:table-cell table:style-name="ce2" office:value-type="string" calcext:value-type="string">
            <text:p>Lambert Crick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data</text:p>
          </table:table-cell>
          <table:table-cell table:style-name="ce9" table:formula="of:=CONCATENATE(&quot;https://osm.org/&quot;;[.A466];&quot;/&quot;;[.B466])" office:value-type="string" office:string-value="https://osm.org/relation/3548093" calcext:value-type="string">
            <text:p>https://osm.org/relation/35480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094" calcext:value-type="float">
            <text:p>3548094</text:p>
          </table:table-cell>
          <table:table-cell table:style-name="ce2" office:value-type="string" calcext:value-type="string">
            <text:p>Rue Limnander</text:p>
          </table:table-cell>
          <table:table-cell table:style-name="ce2" office:value-type="string" calcext:value-type="string">
            <text:p>Limnanderstraat</text:p>
          </table:table-cell>
          <table:table-cell table:style-name="ce2" office:value-type="string" calcext:value-type="string">
            <text:p>Q47926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67];&quot;/&quot;;[.B467])" office:value-type="string" office:string-value="https://osm.org/relation/3548094" calcext:value-type="string">
            <text:p>https://osm.org/relation/35480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095" calcext:value-type="float">
            <text:p>3548095</text:p>
          </table:table-cell>
          <table:table-cell table:style-name="ce2" office:value-type="string" calcext:value-type="string">
            <text:p>Rue Moretus</text:p>
          </table:table-cell>
          <table:table-cell table:style-name="ce2" office:value-type="string" calcext:value-type="string">
            <text:p>Moretusstraat</text:p>
          </table:table-cell>
          <table:table-cell table:style-name="ce2" office:value-type="string" calcext:value-type="string">
            <text:p>Q191333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68];&quot;/&quot;;[.B468])" office:value-type="string" office:string-value="https://osm.org/relation/3548095" calcext:value-type="string">
            <text:p>https://osm.org/relation/35480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096" calcext:value-type="float">
            <text:p>3548096</text:p>
          </table:table-cell>
          <table:table-cell table:style-name="ce2" office:value-type="string" calcext:value-type="string">
            <text:p>Rue Otlet</text:p>
          </table:table-cell>
          <table:table-cell table:style-name="ce2" office:value-type="string" calcext:value-type="string">
            <text:p>Otletstraat</text:p>
          </table:table-cell>
          <table:table-cell table:style-name="ce2" office:value-type="string" calcext:value-type="string">
            <text:p>Q18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69];&quot;/&quot;;[.B469])" office:value-type="string" office:string-value="https://osm.org/relation/3548096" calcext:value-type="string">
            <text:p>https://osm.org/relation/35480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097" calcext:value-type="float">
            <text:p>3548097</text:p>
          </table:table-cell>
          <table:table-cell table:style-name="ce2" office:value-type="string" calcext:value-type="string">
            <text:p>Rue Plantin</text:p>
          </table:table-cell>
          <table:table-cell table:style-name="ce2" office:value-type="string" calcext:value-type="string">
            <text:p>Plantinstraat</text:p>
          </table:table-cell>
          <table:table-cell table:style-name="ce2" office:value-type="string" calcext:value-type="string">
            <text:p>Q3803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70];&quot;/&quot;;[.B470])" office:value-type="string" office:string-value="https://osm.org/relation/3548097" calcext:value-type="string">
            <text:p>https://osm.org/relation/35480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098" calcext:value-type="float">
            <text:p>3548098</text:p>
          </table:table-cell>
          <table:table-cell table:style-name="ce2" office:value-type="string" calcext:value-type="string">
            <text:p>Rue de l'Autonomie</text:p>
          </table:table-cell>
          <table:table-cell table:style-name="ce2" office:value-type="string" calcext:value-type="string">
            <text:p>Zelfbestuu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71];&quot;/&quot;;[.B471])" office:value-type="string" office:string-value="https://osm.org/relation/3548098" calcext:value-type="string">
            <text:p>https://osm.org/relation/35480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099" calcext:value-type="float">
            <text:p>3548099</text:p>
          </table:table-cell>
          <table:table-cell table:style-name="ce2" office:value-type="string" calcext:value-type="string">
            <text:p>Square Robert Pequeur</text:p>
          </table:table-cell>
          <table:table-cell table:style-name="ce2" office:value-type="string" calcext:value-type="string">
            <text:p>Robert Pequeursquare</text:p>
          </table:table-cell>
          <table:table-cell table:style-name="ce4" office:value-type="string" calcext:value-type="string">
            <text:p>Q854238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72];&quot;/&quot;;[.B472])" office:value-type="string" office:string-value="https://osm.org/relation/3548099" calcext:value-type="string">
            <text:p>https://osm.org/relation/35480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100" calcext:value-type="float">
            <text:p>3548100</text:p>
          </table:table-cell>
          <table:table-cell table:style-name="ce2" office:value-type="string" calcext:value-type="string">
            <text:p>Square de l'Aviation</text:p>
          </table:table-cell>
          <table:table-cell table:style-name="ce2" office:value-type="string" calcext:value-type="string">
            <text:p>Luchtvaart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73];&quot;/&quot;;[.B473])" office:value-type="string" office:string-value="https://osm.org/relation/3548100" calcext:value-type="string">
            <text:p>https://osm.org/relation/3548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126" calcext:value-type="float">
            <text:p>3548126</text:p>
          </table:table-cell>
          <table:table-cell table:style-name="ce2" office:value-type="string" calcext:value-type="string">
            <text:p>Boulevard Jamar</text:p>
          </table:table-cell>
          <table:table-cell table:style-name="ce2" office:value-type="string" calcext:value-type="string">
            <text:p>Jamarlaan</text:p>
          </table:table-cell>
          <table:table-cell table:style-name="ce2" office:value-type="string" calcext:value-type="string">
            <text:p>Q7745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74];&quot;/&quot;;[.B474])" office:value-type="string" office:string-value="https://osm.org/relation/3548126" calcext:value-type="string">
            <text:p>https://osm.org/relation/35481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376" calcext:value-type="float">
            <text:p>4818376</text:p>
          </table:table-cell>
          <table:table-cell table:style-name="ce2" office:value-type="string" calcext:value-type="string">
            <text:p>Boulevard de l'Humanité</text:p>
          </table:table-cell>
          <table:table-cell table:style-name="ce2" office:value-type="string" calcext:value-type="string">
            <text:p>Humaniteit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75];&quot;/&quot;;[.B475])" office:value-type="string" office:string-value="https://osm.org/relation/4818376" calcext:value-type="string">
            <text:p>https://osm.org/relation/48183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532" calcext:value-type="float">
            <text:p>4818532</text:p>
          </table:table-cell>
          <table:table-cell table:style-name="ce2" office:value-type="string" calcext:value-type="string">
            <text:p>Rue du Cerf</text:p>
          </table:table-cell>
          <table:table-cell table:style-name="ce2" office:value-type="string" calcext:value-type="string">
            <text:p>He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76];&quot;/&quot;;[.B476])" office:value-type="string" office:string-value="https://osm.org/relation/4818532" calcext:value-type="string">
            <text:p>https://osm.org/relation/48185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9986872" calcext:value-type="float">
            <text:p>9986872</text:p>
          </table:table-cell>
          <table:table-cell table:style-name="ce2" office:value-type="string" calcext:value-type="string">
            <text:p>Rue de la Prose</text:p>
          </table:table-cell>
          <table:table-cell table:style-name="ce2" office:value-type="string" calcext:value-type="string">
            <text:p>Proz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77];&quot;/&quot;;[.B477])" office:value-type="string" office:string-value="https://osm.org/relation/9986872" calcext:value-type="string">
            <text:p>https://osm.org/relation/99868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051118" calcext:value-type="float">
            <text:p>10051118</text:p>
          </table:table-cell>
          <table:table-cell table:style-name="ce2" office:value-type="string" calcext:value-type="string">
            <text:p>Rue de la Filature</text:p>
          </table:table-cell>
          <table:table-cell table:style-name="ce2" office:value-type="string" calcext:value-type="string">
            <text:p>Spinn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78];&quot;/&quot;;[.B478])" office:value-type="string" office:string-value="https://osm.org/relation/10051118" calcext:value-type="string">
            <text:p>https://osm.org/relation/100511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4547" calcext:value-type="float">
            <text:p>10704547</text:p>
          </table:table-cell>
          <table:table-cell table:style-name="ce2" office:value-type="string" calcext:value-type="string">
            <text:p>Rue du Charroi</text:p>
          </table:table-cell>
          <table:table-cell table:style-name="ce2" office:value-type="string" calcext:value-type="string">
            <text:p>G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79];&quot;/&quot;;[.B479])" office:value-type="string" office:string-value="https://osm.org/relation/10704547" calcext:value-type="string">
            <text:p>https://osm.org/relation/107045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4564" calcext:value-type="float">
            <text:p>10704564</text:p>
          </table:table-cell>
          <table:table-cell table:style-name="ce2" office:value-type="string" calcext:value-type="string">
            <text:p>Clos de l'Equerre</text:p>
          </table:table-cell>
          <table:table-cell table:style-name="ce2" office:value-type="string" calcext:value-type="string">
            <text:p>Winkelhaak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80];&quot;/&quot;;[.B480])" office:value-type="string" office:string-value="https://osm.org/relation/10704564" calcext:value-type="string">
            <text:p>https://osm.org/relation/107045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4581" calcext:value-type="float">
            <text:p>10704581</text:p>
          </table:table-cell>
          <table:table-cell table:style-name="ce2" office:value-type="string" calcext:value-type="string">
            <text:p>Clos de la Petite Senne</text:p>
          </table:table-cell>
          <table:table-cell table:style-name="ce2" office:value-type="string" calcext:value-type="string">
            <text:p>Zinneke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81];&quot;/&quot;;[.B481])" office:value-type="string" office:string-value="https://osm.org/relation/10704581" calcext:value-type="string">
            <text:p>https://osm.org/relation/107045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Coquelicots</text:p>
          </table:table-cell>
          <table:table-cell table:style-name="ce2" office:value-type="string" calcext:value-type="string">
            <text:p>Klaprozendreef</text:p>
          </table:table-cell>
          <table:table-cell table:style-name="ce4" office:value-type="string" calcext:value-type="string">
            <text:p>Q146391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82];&quot;,anderlecht&quot;))" office:value-type="string" office:string-value="https://osm.org/search?query=Allée des Coquelicots,anderlecht" calcext:value-type="string">
            <text:p>https://osm.org/search?query=Allée des Coquelicot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Glycines</text:p>
          </table:table-cell>
          <table:table-cell table:style-name="ce2" office:value-type="string" calcext:value-type="string">
            <text:p>Blauweregendreef</text:p>
          </table:table-cell>
          <table:table-cell table:style-name="ce4" office:value-type="string" calcext:value-type="string">
            <text:p>Q261903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83];&quot;,anderlecht&quot;))" office:value-type="string" office:string-value="https://osm.org/search?query=Allée des Glycines,anderlecht" calcext:value-type="string">
            <text:p>https://osm.org/search?query=Allée des Glycine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Hortensias</text:p>
          </table:table-cell>
          <table:table-cell table:style-name="ce2" office:value-type="string" calcext:value-type="string">
            <text:p>Hortensiaslaan</text:p>
          </table:table-cell>
          <table:table-cell table:style-name="ce4" office:value-type="string" calcext:value-type="string">
            <text:p>Q155997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84];&quot;,anderlecht&quot;))" office:value-type="string" office:string-value="https://osm.org/search?query=Allée des Hortensias,anderlecht" calcext:value-type="string">
            <text:p>https://osm.org/search?query=Allée des Hortensia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Iris</text:p>
          </table:table-cell>
          <table:table-cell table:style-name="ce2" office:value-type="string" calcext:value-type="string">
            <text:p>Irisdreef</text:p>
          </table:table-cell>
          <table:table-cell table:style-name="ce4" office:value-type="string" calcext:value-type="string">
            <text:p>Q156901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85];&quot;,anderlecht&quot;))" office:value-type="string" office:string-value="https://osm.org/search?query=Allée des Iris,anderlecht" calcext:value-type="string">
            <text:p>https://osm.org/search?query=Allée des Iri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Jacinthes</text:p>
          </table:table-cell>
          <table:table-cell table:style-name="ce2" office:value-type="string" calcext:value-type="string">
            <text:p>Hyacintendreef</text:p>
          </table:table-cell>
          <table:table-cell table:style-name="ce4" office:value-type="string" calcext:value-type="string">
            <text:p>Q15875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86];&quot;,anderlecht&quot;))" office:value-type="string" office:string-value="https://osm.org/search?query=Allée des Jacinthes,anderlecht" calcext:value-type="string">
            <text:p>https://osm.org/search?query=Allée des Jacinthe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Lilas</text:p>
          </table:table-cell>
          <table:table-cell table:style-name="ce2" office:value-type="string" calcext:value-type="string">
            <text:p>Seringenlaan</text:p>
          </table:table-cell>
          <table:table-cell table:style-name="ce4" office:value-type="string" calcext:value-type="string">
            <text:p>Q157449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87];&quot;,anderlecht&quot;))" office:value-type="string" office:string-value="https://osm.org/search?query=Allée des Lilas,anderlecht" calcext:value-type="string">
            <text:p>https://osm.org/search?query=Allée des Lila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Perce-neige</text:p>
          </table:table-cell>
          <table:table-cell table:style-name="ce2" office:value-type="string" calcext:value-type="string">
            <text:p>Sneeuwklokjesdreef</text:p>
          </table:table-cell>
          <table:table-cell table:style-name="ce4" office:value-type="string" calcext:value-type="string">
            <text:p>Q105415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88];&quot;,anderlecht&quot;))" office:value-type="string" office:string-value="https://osm.org/search?query=Allée des Perce-neige,anderlecht" calcext:value-type="string">
            <text:p>https://osm.org/search?query=Allée des Perce-neige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Pervenches</text:p>
          </table:table-cell>
          <table:table-cell table:style-name="ce2" office:value-type="string" calcext:value-type="string">
            <text:p>Maagdenpalmdreef</text:p>
          </table:table-cell>
          <table:table-cell table:style-name="ce4" office:value-type="string" calcext:value-type="string">
            <text:p>Q220925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89];&quot;,anderlecht&quot;))" office:value-type="string" office:string-value="https://osm.org/search?query=Allée des Pervenches,anderlecht" calcext:value-type="string">
            <text:p>https://osm.org/search?query=Allée des Pervenche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oseph Wybran</text:p>
          </table:table-cell>
          <table:table-cell table:style-name="ce2" office:value-type="string" calcext:value-type="string">
            <text:p>Joseph Wybranlaan</text:p>
          </table:table-cell>
          <table:table-cell table:style-name="ce4" office:value-type="string" calcext:value-type="string">
            <text:p>Q8542299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5" table:formula="of:=HYPERLINK(CONCATENATE(&quot;https://osm.org/search?query=&quot;; [.C490];&quot;,anderlecht&quot;))" office:value-type="string" office:string-value="https://osm.org/search?query=Avenue Joseph Wybran,anderlecht" calcext:value-type="string">
            <text:p>https://osm.org/search?query=Avenue Joseph Wybran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Simone Veil</text:p>
          </table:table-cell>
          <table:table-cell table:style-name="ce2" office:value-type="string" calcext:value-type="string">
            <text:p>Simone Veillaan</text:p>
          </table:table-cell>
          <table:table-cell table:style-name="ce4" office:value-type="string" calcext:value-type="string">
            <text:p>Q298180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5" table:formula="of:=HYPERLINK(CONCATENATE(&quot;https://osm.org/search?query=&quot;; [.C491];&quot;,anderlecht&quot;))" office:value-type="string" office:string-value="https://osm.org/search?query=Avenue Simone Veil,anderlecht" calcext:value-type="string">
            <text:p>https://osm.org/search?query=Avenue Simone Veil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'Itterbeek</text:p>
          </table:table-cell>
          <table:table-cell table:style-name="ce2" office:value-type="string" calcext:value-type="string">
            <text:p>Itterbeekse Laan</text:p>
          </table:table-cell>
          <table:table-cell table:style-name="ce4" office:value-type="string" calcext:value-type="string">
            <text:p>Q2526915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92];&quot;,anderlecht&quot;))" office:value-type="string" office:string-value="https://osm.org/search?query=Avenue d'Itterbeek,anderlecht" calcext:value-type="string">
            <text:p>https://osm.org/search?query=Avenue d'Itterbeek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Chanterelles</text:p>
          </table:table-cell>
          <table:table-cell table:style-name="ce2" office:value-type="string" calcext:value-type="string">
            <text:p>Hanenkam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93];&quot;,anderlecht&quot;))" office:value-type="string" office:string-value="https://osm.org/search?query=Avenue des Chanterelles,anderlecht" calcext:value-type="string">
            <text:p>https://osm.org/search?query=Avenue des Chanterelle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Jonquilles</text:p>
          </table:table-cell>
          <table:table-cell table:style-name="ce2" office:value-type="string" calcext:value-type="string">
            <text:p>Narcissenlaan</text:p>
          </table:table-cell>
          <table:table-cell table:style-name="ce4" office:value-type="string" calcext:value-type="string">
            <text:p>Q29465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94];&quot;,anderlecht&quot;))" office:value-type="string" office:string-value="https://osm.org/search?query=Avenue des Jonquilles,anderlecht" calcext:value-type="string">
            <text:p>https://osm.org/search?query=Avenue des Jonquille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Pimprenelles</text:p>
          </table:table-cell>
          <table:table-cell table:style-name="ce2" office:value-type="string" calcext:value-type="string">
            <text:p>Pimpernellaan</text:p>
          </table:table-cell>
          <table:table-cell table:style-name="ce4" office:value-type="string" calcext:value-type="string">
            <text:p>Q157732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95];&quot;,anderlecht&quot;))" office:value-type="string" office:string-value="https://osm.org/search?query=Avenue des Pimprenelles,anderlecht" calcext:value-type="string">
            <text:p>https://osm.org/search?query=Avenue des Pimprenelle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Stellaires</text:p>
          </table:table-cell>
          <table:table-cell table:style-name="ce2" office:value-type="string" calcext:value-type="string">
            <text:p>Sterremuu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96];&quot;,anderlecht&quot;))" office:value-type="string" office:string-value="https://osm.org/search?query=Avenue des Stellaires,anderlecht" calcext:value-type="string">
            <text:p>https://osm.org/search?query=Avenue des Stellaire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Roi Soldat</text:p>
          </table:table-cell>
          <table:table-cell table:style-name="ce2" office:value-type="string" calcext:value-type="string">
            <text:p>Koning Soldaatlaan</text:p>
          </table:table-cell>
          <table:table-cell table:style-name="ce4" office:value-type="string" calcext:value-type="string">
            <text:p>Q550080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5" table:formula="of:=HYPERLINK(CONCATENATE(&quot;https://osm.org/search?query=&quot;; [.C497];&quot;,anderlecht&quot;))" office:value-type="string" office:string-value="https://osm.org/search?query=Avenue du Roi Soldat,anderlecht" calcext:value-type="string">
            <text:p>https://osm.org/search?query=Avenue du Roi Soldat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Joseph Bracops</text:p>
          </table:table-cell>
          <table:table-cell table:style-name="ce2" office:value-type="string" calcext:value-type="string">
            <text:p>Josef Bracopslaan</text:p>
          </table:table-cell>
          <table:table-cell table:style-name="ce4" office:value-type="string" calcext:value-type="string">
            <text:p>Q25965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5" table:formula="of:=HYPERLINK(CONCATENATE(&quot;https://osm.org/search?query=&quot;; [.C498];&quot;,anderlecht&quot;))" office:value-type="string" office:string-value="https://osm.org/search?query=Boulevard Joseph Bracops,anderlecht" calcext:value-type="string">
            <text:p>https://osm.org/search?query=Boulevard Joseph Bracop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Prince de Liège</text:p>
          </table:table-cell>
          <table:table-cell table:style-name="ce2" office:value-type="string" calcext:value-type="string">
            <text:p>Prins van Luikstraat</text:p>
          </table:table-cell>
          <table:table-cell table:style-name="ce4" office:value-type="string" calcext:value-type="string">
            <text:p>Q2049261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499];&quot;,anderlecht&quot;))" office:value-type="string" office:string-value="https://osm.org/search?query=Boulevard Prince de Liège,anderlecht" calcext:value-type="string">
            <text:p>https://osm.org/search?query=Boulevard Prince de Liège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Mudra</text:p>
          </table:table-cell>
          <table:table-cell table:style-name="ce2" office:value-type="string" calcext:value-type="string">
            <text:p>Mudrahoek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No wikipedia no wikidata</text:p>
          </table:table-cell>
          <table:table-cell/>
          <table:table-cell table:style-name="ce15" table:formula="of:=HYPERLINK(CONCATENATE(&quot;https://osm.org/search?query=&quot;; [.C500];&quot;,anderlecht&quot;))" office:value-type="string" office:string-value="https://osm.org/search?query=Clos Mudra,anderlecht" calcext:value-type="string">
            <text:p>https://osm.org/search?query=Clos Mudra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Cèpes</text:p>
          </table:table-cell>
          <table:table-cell table:style-name="ce2" office:value-type="string" calcext:value-type="string">
            <text:p>Eekhoorntjes broodhoek</text:p>
          </table:table-cell>
          <table:table-cell table:style-name="ce4" office:value-type="string" calcext:value-type="string">
            <text:p>Q19740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01];&quot;,anderlecht&quot;))" office:value-type="string" office:string-value="https://osm.org/search?query=Clos des Cèpes,anderlecht" calcext:value-type="string">
            <text:p>https://osm.org/search?query=Clos des Cèpe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Etangs</text:p>
          </table:table-cell>
          <table:table-cell table:style-name="ce2" office:value-type="string" calcext:value-type="string">
            <text:p>Vijvers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02];&quot;,anderlecht&quot;))" office:value-type="string" office:string-value="https://osm.org/search?query=Clos des Etangs,anderlecht" calcext:value-type="string">
            <text:p>https://osm.org/search?query=Clos des Etang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Morilles</text:p>
          </table:table-cell>
          <table:table-cell table:style-name="ce2" office:value-type="string" calcext:value-type="string">
            <text:p>Morieltjes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03];&quot;,anderlecht&quot;))" office:value-type="string" office:string-value="https://osm.org/search?query=Clos des Morilles,anderlecht" calcext:value-type="string">
            <text:p>https://osm.org/search?query=Clos des Morille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Pleurotes</text:p>
          </table:table-cell>
          <table:table-cell table:style-name="ce2" office:value-type="string" calcext:value-type="string">
            <text:p>Oesterzwammen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04];&quot;,anderlecht&quot;))" office:value-type="string" office:string-value="https://osm.org/search?query=Clos des Pleurotes,anderlecht" calcext:value-type="string">
            <text:p>https://osm.org/search?query=Clos des Pleurote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u Bolet</text:p>
          </table:table-cell>
          <table:table-cell table:style-name="ce2" office:value-type="string" calcext:value-type="string">
            <text:p>Boleet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05];&quot;,anderlecht&quot;))" office:value-type="string" office:string-value="https://osm.org/search?query=Clos du Bolet,anderlecht" calcext:value-type="string">
            <text:p>https://osm.org/search?query=Clos du Bolet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ute de Lennik</text:p>
          </table:table-cell>
          <table:table-cell table:style-name="ce2" office:value-type="string" calcext:value-type="string">
            <text:p>Lennikseb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06];&quot;,anderlecht&quot;))" office:value-type="string" office:string-value="https://osm.org/search?query=Route de Lennik,anderlecht" calcext:value-type="string">
            <text:p>https://osm.org/search?query=Route de Lennik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rcours méditatif du parc du Vogelzang</text:p>
          </table:table-cell>
          <table:table-cell table:style-name="ce2" office:value-type="string" calcext:value-type="string">
            <text:p>Meditatieparcours Vogelzangpar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07];&quot;,anderlecht&quot;))" office:value-type="string" office:string-value="https://osm.org/search?query=Parcours méditatif du parc du Vogelzang,anderlecht" calcext:value-type="string">
            <text:p>https://osm.org/search?query=Parcours méditatif du parc du Vogelzang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Henri De Smet</text:p>
          </table:table-cell>
          <table:table-cell table:style-name="ce2" office:value-type="string" calcext:value-type="string">
            <text:p>Henri De Smetplein</text:p>
          </table:table-cell>
          <table:table-cell table:style-name="ce2" office:value-type="string" calcext:value-type="string">
            <text:p>Q27272720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08];&quot;,anderlecht&quot;))" office:value-type="string" office:string-value="https://osm.org/search?query=Place Henri De Smet,anderlecht" calcext:value-type="string">
            <text:p>https://osm.org/search?query=Place Henri De Smet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s Tulipes</text:p>
          </table:table-cell>
          <table:table-cell table:style-name="ce2" office:value-type="string" calcext:value-type="string">
            <text:p>Tulpe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09];&quot;,anderlecht&quot;))" office:value-type="string" office:string-value="https://osm.org/search?query=Place des Tulipes,anderlecht" calcext:value-type="string">
            <text:p>https://osm.org/search?query=Place des Tulipe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orte d'Anderlecht</text:p>
          </table:table-cell>
          <table:table-cell table:style-name="ce2" office:value-type="string" calcext:value-type="string">
            <text:p>Anderlechtsepoor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10];&quot;,anderlecht&quot;))" office:value-type="string" office:string-value="https://osm.org/search?query=Porte d'Anderlecht,anderlecht" calcext:value-type="string">
            <text:p>https://osm.org/search?query=Porte d'Anderlecht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nd Point Henri Simonet</text:p>
          </table:table-cell>
          <table:table-cell table:style-name="ce2" office:value-type="string" calcext:value-type="string">
            <text:p>Henri Simonetplein</text:p>
          </table:table-cell>
          <table:table-cell table:style-name="ce2" office:value-type="string" calcext:value-type="string">
            <text:p>Q16060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5" table:formula="of:=HYPERLINK(CONCATENATE(&quot;https://osm.org/search?query=&quot;; [.C511];&quot;,anderlecht&quot;))" office:value-type="string" office:string-value="https://osm.org/search?query=Rond Point Henri Simonet,anderlecht" calcext:value-type="string">
            <text:p>https://osm.org/search?query=Rond Point Henri Simonet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nd-Point Henri Nestlé</text:p>
          </table:table-cell>
          <table:table-cell table:style-name="ce2" office:value-type="string" calcext:value-type="string">
            <text:p>Henri Nestléplein</text:p>
          </table:table-cell>
          <table:table-cell table:style-name="ce2" office:value-type="string" calcext:value-type="string">
            <text:p>Q572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5" table:formula="of:=HYPERLINK(CONCATENATE(&quot;https://osm.org/search?query=&quot;; [.C512];&quot;,anderlecht&quot;))" office:value-type="string" office:string-value="https://osm.org/search?query=Rond-Point Henri Nestlé,anderlecht" calcext:value-type="string">
            <text:p>https://osm.org/search?query=Rond-Point Henri Nestlé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nd-Point Hermès</text:p>
          </table:table-cell>
          <table:table-cell table:style-name="ce2" office:value-type="string" calcext:value-type="string">
            <text:p>Herme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13];&quot;,anderlecht&quot;))" office:value-type="string" office:string-value="https://osm.org/search?query=Rond-Point Hermès,anderlecht" calcext:value-type="string">
            <text:p>https://osm.org/search?query=Rond-Point Hermè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nd-Point Pierre de Tollenaere</text:p>
          </table:table-cell>
          <table:table-cell table:style-name="ce2" office:value-type="string" calcext:value-type="string">
            <text:p>Pierre de Tollenaere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10" office:value-type="string" calcext:value-type="string">
            <text:p>No wikipedia, no wikidata</text:p>
          </table:table-cell>
          <table:table-cell table:style-name="ce2" office:value-type="string" calcext:value-type="string">
            <text:p>Semble avoir été un résistant de la seconde guerre mondiale http://shipyard.intago.eu/neuengamme.be/wp-content/uploads/2017/01/18-Getuigenissen-PIERRE-DE-TOLLENAERE-1.pdf</text:p>
          </table:table-cell>
          <table:table-cell table:style-name="ce15" table:formula="of:=HYPERLINK(CONCATENATE(&quot;https://osm.org/search?query=&quot;; [.C514];&quot;,anderlecht&quot;))" office:value-type="string" office:string-value="https://osm.org/search?query=Rond-Point Pierre de Tollenaere,anderlecht" calcext:value-type="string">
            <text:p>https://osm.org/search?query=Rond-Point Pierre de Tollenaere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dolphe Willemijns</text:p>
          </table:table-cell>
          <table:table-cell table:style-name="ce2" office:value-type="string" calcext:value-type="string">
            <text:p>Demosthene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pedia, no wikidata</text:p>
          </table:table-cell>
          <table:table-cell table:style-name="ce2" office:value-type="string" calcext:value-type="string">
            <text:p>Conseiller communal et échevin à Anderlecht de 1891 à 1911</text:p>
          </table:table-cell>
          <table:table-cell table:style-name="ce15" table:formula="of:=HYPERLINK(CONCATENATE(&quot;https://osm.org/search?query=&quot;; [.C515];&quot;,anderlecht&quot;))" office:value-type="string" office:string-value="https://osm.org/search?query=Rue Adolphe Willemijns,anderlecht" calcext:value-type="string">
            <text:p>https://osm.org/search?query=Rue Adolphe Willemijn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dolphe Willemijns</text:p>
          </table:table-cell>
          <table:table-cell table:style-name="ce2" office:value-type="string" calcext:value-type="string">
            <text:p>Adolphe Willemij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pedia, no wikidata</text:p>
          </table:table-cell>
          <table:table-cell table:style-name="ce2" office:value-type="string" calcext:value-type="string">
            <text:p>Conseiller communal et échevin à Anderlecht de 1891 à 1911</text:p>
          </table:table-cell>
          <table:table-cell table:style-name="ce15" table:formula="of:=HYPERLINK(CONCATENATE(&quot;https://osm.org/search?query=&quot;; [.C516];&quot;,anderlecht&quot;))" office:value-type="string" office:string-value="https://osm.org/search?query=Rue Adolphe Willemijns,anderlecht" calcext:value-type="string">
            <text:p>https://osm.org/search?query=Rue Adolphe Willemijn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aniel Van Damme</text:p>
          </table:table-cell>
          <table:table-cell table:style-name="ce2" office:value-type="string" calcext:value-type="string">
            <text:p>Daniel Van Dammestraat</text:p>
          </table:table-cell>
          <table:table-cell table:style-name="ce2" office:value-type="string" calcext:value-type="string">
            <text:p>Q5222510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5" table:formula="of:=HYPERLINK(CONCATENATE(&quot;https://osm.org/search?query=&quot;; [.C517];&quot;,anderlecht&quot;))" office:value-type="string" office:string-value="https://osm.org/search?query=Rue Daniel Van Damme,anderlecht" calcext:value-type="string">
            <text:p>https://osm.org/search?query=Rue Daniel Van Damme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rnest Blerot</text:p>
          </table:table-cell>
          <table:table-cell table:style-name="ce2" office:value-type="string" calcext:value-type="string">
            <text:p>Ernest Blerotstraat</text:p>
          </table:table-cell>
          <table:table-cell table:style-name="ce2" office:value-type="string" calcext:value-type="string">
            <text:p>Q26302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5" table:formula="of:=HYPERLINK(CONCATENATE(&quot;https://osm.org/search?query=&quot;; [.C518];&quot;,anderlecht&quot;))" office:value-type="string" office:string-value="https://osm.org/search?query=Rue Ernest Blerot,anderlecht" calcext:value-type="string">
            <text:p>https://osm.org/search?query=Rue Ernest Blerot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oxcat</text:p>
          </table:table-cell>
          <table:table-cell table:style-name="ce2" office:value-type="string" calcext:value-type="string">
            <text:p>Poxca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19];&quot;,anderlecht&quot;))" office:value-type="string" office:string-value="https://osm.org/search?query=Rue Poxcat,anderlecht" calcext:value-type="string">
            <text:p>https://osm.org/search?query=Rue Poxcat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Glasgow</text:p>
          </table:table-cell>
          <table:table-cell table:style-name="ce2" office:value-type="string" calcext:value-type="string">
            <text:p>Glasgow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20];&quot;,anderlecht&quot;))" office:value-type="string" office:string-value="https://osm.org/search?query=Rue de Glasgow,anderlecht" calcext:value-type="string">
            <text:p>https://osm.org/search?query=Rue de Glasgow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ncienne Gare</text:p>
          </table:table-cell>
          <table:table-cell table:style-name="ce2" office:value-type="string" calcext:value-type="string">
            <text:p>Oudstati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21];&quot;,anderlecht&quot;))" office:value-type="string" office:string-value="https://osm.org/search?query=Rue de l'Ancienne Gare,anderlecht" calcext:value-type="string">
            <text:p>https://osm.org/search?query=Rue de l'Ancienne Gare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Ode</text:p>
          </table:table-cell>
          <table:table-cell table:style-name="ce2" office:value-type="string" calcext:value-type="string">
            <text:p>O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22];&quot;,anderlecht&quot;))" office:value-type="string" office:string-value="https://osm.org/search?query=Rue de l'Ode,anderlecht" calcext:value-type="string">
            <text:p>https://osm.org/search?query=Rue de l'Ode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orvette</text:p>
          </table:table-cell>
          <table:table-cell table:style-name="ce2" office:value-type="string" calcext:value-type="string">
            <text:p>Korv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23];&quot;,anderlecht&quot;))" office:value-type="string" office:string-value="https://osm.org/search?query=Rue de la Corvette,anderlecht" calcext:value-type="string">
            <text:p>https://osm.org/search?query=Rue de la Corvette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Manufacture</text:p>
          </table:table-cell>
          <table:table-cell table:style-name="ce2" office:value-type="string" calcext:value-type="string">
            <text:p>Fabri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24];&quot;,anderlecht&quot;))" office:value-type="string" office:string-value="https://osm.org/search?query=Rue de la Manufacture,anderlecht" calcext:value-type="string">
            <text:p>https://osm.org/search?query=Rue de la Manufacture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Petite Île</text:p>
          </table:table-cell>
          <table:table-cell table:style-name="ce2" office:value-type="string" calcext:value-type="string">
            <text:p>Klein Ei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25];&quot;,anderlecht&quot;))" office:value-type="string" office:string-value="https://osm.org/search?query=Rue de la Petite Île,anderlecht" calcext:value-type="string">
            <text:p>https://osm.org/search?query=Rue de la Petite Île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Mégissiers</text:p>
          </table:table-cell>
          <table:table-cell table:style-name="ce2" office:value-type="string" calcext:value-type="string">
            <text:p>Zeemtouw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26];&quot;,anderlecht&quot;))" office:value-type="string" office:string-value="https://osm.org/search?query=Rue des Mégissiers,anderlecht" calcext:value-type="string">
            <text:p>https://osm.org/search?query=Rue des Mégissier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Nieuwmolen</text:p>
          </table:table-cell>
          <table:table-cell table:style-name="ce2" office:value-type="string" calcext:value-type="string">
            <text:p>Nieuwmo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27];&quot;,anderlecht&quot;))" office:value-type="string" office:string-value="https://osm.org/search?query=Rue du Nieuwmolen,anderlecht" calcext:value-type="string">
            <text:p>https://osm.org/search?query=Rue du Nieuwmolen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ré</text:p>
          </table:table-cell>
          <table:table-cell table:style-name="ce2" office:value-type="string" calcext:value-type="string">
            <text:p>Wei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28];&quot;,anderlecht&quot;))" office:value-type="string" office:string-value="https://osm.org/search?query=Rue du Pré,anderlecht" calcext:value-type="string">
            <text:p>https://osm.org/search?query=Rue du Pré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Roman</text:p>
          </table:table-cell>
          <table:table-cell table:style-name="ce2" office:value-type="string" calcext:value-type="string">
            <text:p>Roma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29];&quot;,anderlecht&quot;))" office:value-type="string" office:string-value="https://osm.org/search?query=Rue du Roman,anderlecht" calcext:value-type="string">
            <text:p>https://osm.org/search?query=Rue du Roman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Frans Hals</text:p>
          </table:table-cell>
          <table:table-cell table:style-name="ce2" office:value-type="string" calcext:value-type="string">
            <text:p>Frans Halsplein</text:p>
          </table:table-cell>
          <table:table-cell table:style-name="ce4" office:value-type="string" calcext:value-type="string">
            <text:p>Q1676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5" table:formula="of:=HYPERLINK(CONCATENATE(&quot;https://osm.org/search?query=&quot;; [.C530];&quot;,anderlecht&quot;))" office:value-type="string" office:string-value="https://osm.org/search?query=Square Frans Hals,anderlecht" calcext:value-type="string">
            <text:p>https://osm.org/search?query=Square Frans Hal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Jef Dillen</text:p>
          </table:table-cell>
          <table:table-cell table:style-name="ce2" office:value-type="string" calcext:value-type="string">
            <text:p>Jef Dillensquare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edia, no wikidata</text:p>
          </table:table-cell>
          <table:table-cell table:style-name="ce15" table:formula="of:=HYPERLINK(CONCATENATE(&quot;https://osm.org/search?query=&quot;; [.C531];&quot;,anderlecht&quot;))" office:value-type="string" office:string-value="https://osm.org/search?query=Square Jef Dillen,anderlecht" calcext:value-type="string">
            <text:p>https://osm.org/search?query=Square Jef Dillen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es Martyrs juifs</text:p>
          </table:table-cell>
          <table:table-cell table:style-name="ce2" office:value-type="string" calcext:value-type="string">
            <text:p>Joodse-Martelarensquare</text:p>
          </table:table-cell>
          <table:table-cell table:style-name="ce4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5" table:formula="of:=HYPERLINK(CONCATENATE(&quot;https://osm.org/search?query=&quot;; [.C532];&quot;,anderlecht&quot;))" office:value-type="string" office:string-value="https://osm.org/search?query=Square des Martyrs juifs,anderlecht" calcext:value-type="string">
            <text:p>https://osm.org/search?query=Square des Martyrs juifs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Égide Rombaux</text:p>
          </table:table-cell>
          <table:table-cell table:style-name="ce2" office:value-type="string" calcext:value-type="string">
            <text:p>Égide Rombauxsquare</text:p>
          </table:table-cell>
          <table:table-cell table:style-name="ce4" office:value-type="string" calcext:value-type="string">
            <text:p>Q35801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5" table:formula="of:=HYPERLINK(CONCATENATE(&quot;https://osm.org/search?query=&quot;; [.C533];&quot;,anderlecht&quot;))" office:value-type="string" office:string-value="https://osm.org/search?query=Square Égide Rombaux,anderlecht" calcext:value-type="string">
            <text:p>https://osm.org/search?query=Square Égide Rombaux,anderlech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Émile Vander Bruggen</text:p>
          </table:table-cell>
          <table:table-cell table:style-name="ce2" office:value-type="string" calcext:value-type="string">
            <text:p>Émile Vander Bruggensquare</text:p>
          </table:table-cell>
          <table:table-cell table:style-name="ce4" office:value-type="string" calcext:value-type="string">
            <text:p>Q8542259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edia, no wikidata</text:p>
          </table:table-cell>
          <table:table-cell table:style-name="ce15" table:formula="of:=HYPERLINK(CONCATENATE(&quot;https://osm.org/search?query=&quot;; [.C534];&quot;,anderlecht&quot;))" office:value-type="string" office:string-value="https://osm.org/search?query=Square Émile Vander Bruggen,anderlecht" calcext:value-type="string">
            <text:p>https://osm.org/search?query=Square Émile Vander Bruggen,anderlecht</text:p>
          </table:table-cell>
          <table:table-cell table:number-columns-repeated="1015"/>
        </table:table-row>
        <table:table-row table:style-name="ro2" table:number-rows-repeated="466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BEC8386E_BCC7_42A2_8132_3320E8B12357_.wvu.FilterData" table:base-cell-address="$anderlecht.$A$1" table:cell-range-address="$anderlecht.$F$1:.$F$100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derlecht" style:display-name="PageStyle_anderl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30" meta:object-count="0"/>
    <meta:generator>LibreOfficeDev/6.0.5.2$Linux_X86_64 LibreOffice_project/</meta:generator>
  </office:meta>
</office:document-meta>
</file>